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9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1.31mm"/>
    </style:style>
    <style:style style:name="co4" style:family="table-column">
      <style:table-column-properties fo:break-before="auto" style:column-width="15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lines monolingu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table:style-name="ce9" office:value-type="string" calcext:value-type="string">
            <text:p>DEFT 2011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B1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B2_RF50.model.txt</text:p>
          </table:table-cell>
          <table:table-cell office:value-type="float" office:value="0.579029618679232" calcext:value-type="float">
            <text:p>0,579029618679232</text:p>
          </table:table-cell>
          <table:table-cell office:value-type="float" office:value="0.658493552509294" calcext:value-type="float">
            <text:p>0,658493552509294</text:p>
          </table:table-cell>
          <table:table-cell office:value-type="float" office:value="0.592359233579156" calcext:value-type="float">
            <text:p>0,592359233579156</text:p>
          </table:table-cell>
          <table:table-cell office:value-type="float" office:value="0.209023178807947" calcext:value-type="float">
            <text:p>0,209023178807947</text:p>
          </table:table-cell>
          <table:table-cell office:value-type="float" office:value="0.469330855018587" calcext:value-type="float">
            <text:p>0,469330855018587</text:p>
          </table:table-cell>
          <table:table-cell office:value-type="float" office:value="0.289232531500573" calcext:value-type="float">
            <text:p>0,289232531500573</text:p>
          </table:table-cell>
          <table:table-cell office:value-type="float" office:value="0.949036058550517" calcext:value-type="float">
            <text:p>0,949036058550517</text:p>
          </table:table-cell>
          <table:table-cell office:value-type="float" office:value="0.84765625" calcext:value-type="float">
            <text:p>0,84765625</text:p>
          </table:table-cell>
          <table:table-cell office:value-type="float" office:value="0.895485935657739" calcext:value-type="float">
            <text:p>0,895485935657739</text:p>
          </table:table-cell>
        </table:table-row>
        <table:table-row table:style-name="ro1">
          <table:table-cell office:value-type="string" calcext:value-type="string">
            <text:p>fintoc2020_fr_dev__deft2011_train_B3_RF50.model.txt</text:p>
          </table:table-cell>
          <table:table-cell office:value-type="float" office:value="0.57157518705958" calcext:value-type="float">
            <text:p>0,57157518705958</text:p>
          </table:table-cell>
          <table:table-cell office:value-type="float" office:value="0.681412283779683" calcext:value-type="float">
            <text:p>0,681412283779683</text:p>
          </table:table-cell>
          <table:table-cell office:value-type="float" office:value="0.57238843312139" calcext:value-type="float">
            <text:p>0,57238843312139</text:p>
          </table:table-cell>
          <table:table-cell office:value-type="float" office:value="0.187236604455148" calcext:value-type="float">
            <text:p>0,187236604455148</text:p>
          </table:table-cell>
          <table:table-cell office:value-type="float" office:value="0.578066914498141" calcext:value-type="float">
            <text:p>0,578066914498141</text:p>
          </table:table-cell>
          <table:table-cell office:value-type="float" office:value="0.282855843565257" calcext:value-type="float">
            <text:p>0,282855843565257</text:p>
          </table:table-cell>
          <table:table-cell office:value-type="float" office:value="0.955913769664012" calcext:value-type="float">
            <text:p>0,955913769664012</text:p>
          </table:table-cell>
          <table:table-cell office:value-type="float" office:value="0.784757653061224" calcext:value-type="float">
            <text:p>0,784757653061224</text:p>
          </table:table-cell>
          <table:table-cell office:value-type="float" office:value="0.861921022677524" calcext:value-type="float">
            <text:p>0,861921022677524</text:p>
          </table:table-cell>
        </table:table-row>
        <table:table-row table:style-name="ro1">
          <table:table-cell office:value-type="string" calcext:value-type="string">
            <text:p>fintoc2020_fr_dev__deft2011_train_B4_RF50.model.txt</text:p>
          </table:table-cell>
          <table:table-cell office:value-type="float" office:value="0.578651321557052" calcext:value-type="float">
            <text:p>0,578651321557052</text:p>
          </table:table-cell>
          <table:table-cell office:value-type="float" office:value="0.671856181482816" calcext:value-type="float">
            <text:p>0,671856181482816</text:p>
          </table:table-cell>
          <table:table-cell office:value-type="float" office:value="0.589800472357454" calcext:value-type="float">
            <text:p>0,589800472357454</text:p>
          </table:table-cell>
          <table:table-cell office:value-type="float" office:value="0.205109218807849" calcext:value-type="float">
            <text:p>0,205109218807849</text:p>
          </table:table-cell>
          <table:table-cell office:value-type="float" office:value="0.514869888475837" calcext:value-type="float">
            <text:p>0,514869888475837</text:p>
          </table:table-cell>
          <table:table-cell office:value-type="float" office:value="0.293354514164681" calcext:value-type="float">
            <text:p>0,293354514164681</text:p>
          </table:table-cell>
          <table:table-cell office:value-type="float" office:value="0.952193424306255" calcext:value-type="float">
            <text:p>0,952193424306255</text:p>
          </table:table-cell>
          <table:table-cell office:value-type="float" office:value="0.828842474489796" calcext:value-type="float">
            <text:p>0,828842474489796</text:p>
          </table:table-cell>
          <table:table-cell office:value-type="float" office:value="0.886246430550228" calcext:value-type="float">
            <text:p>0,886246430550228</text:p>
          </table:table-cell>
        </table:table-row>
        <table:table-row table:style-name="ro1">
          <table:table-cell office:value-type="string" calcext:value-type="string">
            <text:p>fintoc2020_fr_dev__deft2011_train_B5_RF50.model.txt</text:p>
          </table:table-cell>
          <table:table-cell office:value-type="float" office:value="0.584007760202513" calcext:value-type="float">
            <text:p>0,584007760202513</text:p>
          </table:table-cell>
          <table:table-cell office:value-type="float" office:value="0.69938485675404" calcext:value-type="float">
            <text:p>0,69938485675404</text:p>
          </table:table-cell>
          <table:table-cell office:value-type="float" office:value="0.593503382358744" calcext:value-type="float">
            <text:p>0,593503382358744</text:p>
          </table:table-cell>
          <table:table-cell office:value-type="float" office:value="0.209725438306318" calcext:value-type="float">
            <text:p>0,209725438306318</text:p>
          </table:table-cell>
          <table:table-cell office:value-type="float" office:value="0.589219330855019" calcext:value-type="float">
            <text:p>0,589219330855019</text:p>
          </table:table-cell>
          <table:table-cell office:value-type="float" office:value="0.309343742376189" calcext:value-type="float">
            <text:p>0,309343742376189</text:p>
          </table:table-cell>
          <table:table-cell office:value-type="float" office:value="0.958290082098707" calcext:value-type="float">
            <text:p>0,958290082098707</text:p>
          </table:table-cell>
          <table:table-cell office:value-type="float" office:value="0.809550382653061" calcext:value-type="float">
            <text:p>0,809550382653061</text:p>
          </table:table-cell>
          <table:table-cell office:value-type="float" office:value="0.877663022341299" calcext:value-type="float">
            <text:p>0,877663022341299</text:p>
          </table:table-cell>
        </table:table-row>
        <table:table-row table:style-name="ro1">
          <table:table-cell office:value-type="string" calcext:value-type="string">
            <text:p>fintoc2020_fr_dev__deft2011_train_B6_RF50.model.txt</text:p>
          </table:table-cell>
          <table:table-cell office:value-type="float" office:value="0.589414655342584" calcext:value-type="float">
            <text:p>0,589414655342584</text:p>
          </table:table-cell>
          <table:table-cell office:value-type="float" office:value="0.681927051722176" calcext:value-type="float">
            <text:p>0,681927051722176</text:p>
          </table:table-cell>
          <table:table-cell office:value-type="float" office:value="0.6057165866959" calcext:value-type="float">
            <text:p>0,6057165866959</text:p>
          </table:table-cell>
          <table:table-cell office:value-type="float" office:value="0.225518082080455" calcext:value-type="float">
            <text:p>0,225518082080455</text:p>
          </table:table-cell>
          <table:table-cell office:value-type="float" office:value="0.515799256505576" calcext:value-type="float">
            <text:p>0,515799256505576</text:p>
          </table:table-cell>
          <table:table-cell office:value-type="float" office:value="0.313825275657337" calcext:value-type="float">
            <text:p>0,313825275657337</text:p>
          </table:table-cell>
          <table:table-cell office:value-type="float" office:value="0.953311228604714" calcext:value-type="float">
            <text:p>0,953311228604714</text:p>
          </table:table-cell>
          <table:table-cell office:value-type="float" office:value="0.848054846938775" calcext:value-type="float">
            <text:p>0,848054846938775</text:p>
          </table:table-cell>
          <table:table-cell office:value-type="float" office:value="0.897607897734464" calcext:value-type="float">
            <text:p>0,897607897734464</text:p>
          </table:table-cell>
        </table:table-row>
        <table:table-row table:style-name="ro1">
          <table:table-cell table:style-name="ce9" office:value-type="string" calcext:value-type="string">
            <text:p>DEFT 2011 TRAIN+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B1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B2_RF50.model.txt</text:p>
          </table:table-cell>
          <table:table-cell office:value-type="float" office:value="0.589736702370384" calcext:value-type="float">
            <text:p>0,589736702370384</text:p>
          </table:table-cell>
          <table:table-cell office:value-type="float" office:value="0.679498722118959" calcext:value-type="float">
            <text:p>0,679498722118959</text:p>
          </table:table-cell>
          <table:table-cell office:value-type="float" office:value="0.6063712419549" calcext:value-type="float">
            <text:p>0,6063712419549</text:p>
          </table:table-cell>
          <table:table-cell office:value-type="float" office:value="0.226744186046512" calcext:value-type="float">
            <text:p>0,226744186046512</text:p>
          </table:table-cell>
          <table:table-cell office:value-type="float" office:value="0.507434944237918" calcext:value-type="float">
            <text:p>0,507434944237918</text:p>
          </table:table-cell>
          <table:table-cell office:value-type="float" office:value="0.313432835820896" calcext:value-type="float">
            <text:p>0,313432835820896</text:p>
          </table:table-cell>
          <table:table-cell office:value-type="float" office:value="0.952729218694256" calcext:value-type="float">
            <text:p>0,952729218694256</text:p>
          </table:table-cell>
          <table:table-cell office:value-type="float" office:value="0.8515625" calcext:value-type="float">
            <text:p>0,8515625</text:p>
          </table:table-cell>
          <table:table-cell office:value-type="float" office:value="0.899309648088904" calcext:value-type="float">
            <text:p>0,899309648088904</text:p>
          </table:table-cell>
        </table:table-row>
        <table:table-row table:style-name="ro1">
          <table:table-cell office:value-type="string" calcext:value-type="string">
            <text:p>fintoc2020_fr_dev__deft2011_train_test_B3_RF50.model.txt</text:p>
          </table:table-cell>
          <table:table-cell office:value-type="float" office:value="0.578276142128374" calcext:value-type="float">
            <text:p>0,578276142128374</text:p>
          </table:table-cell>
          <table:table-cell office:value-type="float" office:value="0.69924334743191" calcext:value-type="float">
            <text:p>0,69924334743191</text:p>
          </table:table-cell>
          <table:table-cell office:value-type="float" office:value="0.581186954179511" calcext:value-type="float">
            <text:p>0,581186954179511</text:p>
          </table:table-cell>
          <table:table-cell office:value-type="float" office:value="0.197128327849237" calcext:value-type="float">
            <text:p>0,197128327849237</text:p>
          </table:table-cell>
          <table:table-cell office:value-type="float" office:value="0.612453531598513" calcext:value-type="float">
            <text:p>0,612453531598513</text:p>
          </table:table-cell>
          <table:table-cell office:value-type="float" office:value="0.298257524326771" calcext:value-type="float">
            <text:p>0,298257524326771</text:p>
          </table:table-cell>
          <table:table-cell office:value-type="float" office:value="0.959423956407512" calcext:value-type="float">
            <text:p>0,959423956407512</text:p>
          </table:table-cell>
          <table:table-cell office:value-type="float" office:value="0.786033163265306" calcext:value-type="float">
            <text:p>0,786033163265306</text:p>
          </table:table-cell>
          <table:table-cell office:value-type="float" office:value="0.864116384032251" calcext:value-type="float">
            <text:p>0,864116384032251</text:p>
          </table:table-cell>
        </table:table-row>
        <table:table-row table:style-name="ro1">
          <table:table-cell office:value-type="string" calcext:value-type="string">
            <text:p>fintoc2020_fr_dev__deft2011_train_test_B4_RF50.model.txt</text:p>
          </table:table-cell>
          <table:table-cell office:value-type="float" office:value="0.581028018946375" calcext:value-type="float">
            <text:p>0,581028018946375</text:p>
          </table:table-cell>
          <table:table-cell office:value-type="float" office:value="0.678082739833852" calcext:value-type="float">
            <text:p>0,678082739833852</text:p>
          </table:table-cell>
          <table:table-cell office:value-type="float" office:value="0.59277396412348" calcext:value-type="float">
            <text:p>0,59277396412348</text:p>
          </table:table-cell>
          <table:table-cell office:value-type="float" office:value="0.208670095518001" calcext:value-type="float">
            <text:p>0,208670095518001</text:p>
          </table:table-cell>
          <table:table-cell office:value-type="float" office:value="0.527881040892193" calcext:value-type="float">
            <text:p>0,527881040892193</text:p>
          </table:table-cell>
          <table:table-cell office:value-type="float" office:value="0.299104791995787" calcext:value-type="float">
            <text:p>0,299104791995787</text:p>
          </table:table-cell>
          <table:table-cell office:value-type="float" office:value="0.953385942374748" calcext:value-type="float">
            <text:p>0,953385942374748</text:p>
          </table:table-cell>
          <table:table-cell office:value-type="float" office:value="0.82828443877551" calcext:value-type="float">
            <text:p>0,82828443877551</text:p>
          </table:table-cell>
          <table:table-cell office:value-type="float" office:value="0.886443136251173" calcext:value-type="float">
            <text:p>0,886443136251173</text:p>
          </table:table-cell>
        </table:table-row>
        <table:table-row table:style-name="ro1">
          <table:table-cell office:value-type="string" calcext:value-type="string">
            <text:p>fintoc2020_fr_dev__deft2011_train_test_B5_RF50.model.txt</text:p>
          </table:table-cell>
          <table:table-cell office:value-type="float" office:value="0.590232746216741" calcext:value-type="float">
            <text:p>0,590232746216741</text:p>
          </table:table-cell>
          <table:table-cell office:value-type="float" office:value="0.714361729240953" calcext:value-type="float">
            <text:p>0,714361729240953</text:p>
          </table:table-cell>
          <table:table-cell office:value-type="float" office:value="0.601863924251345" calcext:value-type="float">
            <text:p>0,601863924251345</text:p>
          </table:table-cell>
          <table:table-cell office:value-type="float" office:value="0.219359101420548" calcext:value-type="float">
            <text:p>0,219359101420548</text:p>
          </table:table-cell>
          <table:table-cell office:value-type="float" office:value="0.617100371747212" calcext:value-type="float">
            <text:p>0,617100371747212</text:p>
          </table:table-cell>
          <table:table-cell office:value-type="float" office:value="0.323665610528881" calcext:value-type="float">
            <text:p>0,323665610528881</text:p>
          </table:table-cell>
          <table:table-cell office:value-type="float" office:value="0.961106391012933" calcext:value-type="float">
            <text:p>0,961106391012933</text:p>
          </table:table-cell>
          <table:table-cell office:value-type="float" office:value="0.811623086734694" calcext:value-type="float">
            <text:p>0,811623086734694</text:p>
          </table:table-cell>
          <table:table-cell office:value-type="float" office:value="0.880062237973808" calcext:value-type="float">
            <text:p>0,880062237973808</text:p>
          </table:table-cell>
        </table:table-row>
        <table:table-row table:style-name="ro1">
          <table:table-cell office:value-type="string" calcext:value-type="string">
            <text:p>fintoc2020_fr_dev__deft2011_train_test_B6_RF50.model.txt</text:p>
          </table:table-cell>
          <table:table-cell office:value-type="float" office:value="0.590982536440014" calcext:value-type="float">
            <text:p>0,590982536440014</text:p>
          </table:table-cell>
          <table:table-cell office:value-type="float" office:value="0.686520399865336" calcext:value-type="float">
            <text:p>0,686520399865336</text:p>
          </table:table-cell>
          <table:table-cell office:value-type="float" office:value="0.607653944094229" calcext:value-type="float">
            <text:p>0,607653944094229</text:p>
          </table:table-cell>
          <table:table-cell office:value-type="float" office:value="0.227766599597585" calcext:value-type="float">
            <text:p>0,227766599597585</text:p>
          </table:table-cell>
          <table:table-cell office:value-type="float" office:value="0.526022304832714" calcext:value-type="float">
            <text:p>0,526022304832714</text:p>
          </table:table-cell>
          <table:table-cell office:value-type="float" office:value="0.317888233642235" calcext:value-type="float">
            <text:p>0,317888233642235</text:p>
          </table:table-cell>
          <table:table-cell office:value-type="float" office:value="0.954198473282443" calcext:value-type="float">
            <text:p>0,954198473282443</text:p>
          </table:table-cell>
          <table:table-cell office:value-type="float" office:value="0.847018494897959" calcext:value-type="float">
            <text:p>0,847018494897959</text:p>
          </table:table-cell>
          <table:table-cell office:value-type="float" office:value="0.897419654546222" calcext:value-type="float">
            <text:p>0,897419654546222</text:p>
          </table:table-cell>
        </table:table-row>
        <table:table-row table:style-name="ro1">
          <table:table-cell table:style-name="ce9" office:value-type="string" calcext:value-type="string">
            <text:p>DEFT 2011 TRAIN+TEST <text:s/>+ <text:s/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fintoc2020_fr_train_B1_RF50.model.txt</text:p>
          </table:table-cell>
          <table:table-cell office:value-type="float" office:value="0.811543975517537" calcext:value-type="float">
            <text:p>0,811543975517537</text:p>
          </table:table-cell>
          <table:table-cell office:value-type="float" office:value="0.724195960331159" calcext:value-type="float">
            <text:p>0,724195960331159</text:p>
          </table:table-cell>
          <table:table-cell office:value-type="float" office:value="0.75906437208299" calcext:value-type="float">
            <text:p>0,75906437208299</text:p>
          </table:table-cell>
          <table:table-cell office:value-type="float" office:value="0.667549668874172" calcext:value-type="float">
            <text:p>0,667549668874172</text:p>
          </table:table-cell>
          <table:table-cell office:value-type="float" office:value="0.468401486988848" calcext:value-type="float">
            <text:p>0,468401486988848</text:p>
          </table:table-cell>
          <table:table-cell office:value-type="float" office:value="0.550518842162753" calcext:value-type="float">
            <text:p>0,550518842162753</text:p>
          </table:table-cell>
          <table:table-cell office:value-type="float" office:value="0.955538282160902" calcext:value-type="float">
            <text:p>0,955538282160902</text:p>
          </table:table-cell>
          <table:table-cell office:value-type="float" office:value="0.979990433673469" calcext:value-type="float">
            <text:p>0,979990433673469</text:p>
          </table:table-cell>
          <table:table-cell office:value-type="float" office:value="0.967609902003227" calcext:value-type="float">
            <text:p>0,96760990200322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2_RF50.model.txt</text:p>
          </table:table-cell>
          <table:table-cell office:value-type="float" office:value="0.812895359209159" calcext:value-type="float">
            <text:p>0,812895359209159</text:p>
          </table:table-cell>
          <table:table-cell office:value-type="float" office:value="0.771950392610576" calcext:value-type="float">
            <text:p>0,771950392610576</text:p>
          </table:table-cell>
          <table:table-cell office:value-type="float" office:value="0.790627575277338" calcext:value-type="float">
            <text:p>0,790627575277338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568773234200743" calcext:value-type="float">
            <text:p>0,568773234200743</text:p>
          </table:table-cell>
          <table:table-cell office:value-type="float" office:value="0.612" calcext:value-type="float">
            <text:p>0,612</text:p>
          </table:table-cell>
          <table:table-cell office:value-type="float" office:value="0.963453056080655" calcext:value-type="float">
            <text:p>0,963453056080655</text:p>
          </table:table-cell>
          <table:table-cell office:value-type="float" office:value="0.975127551020408" calcext:value-type="float">
            <text:p>0,975127551020408</text:p>
          </table:table-cell>
          <table:table-cell office:value-type="float" office:value="0.969255150554675" calcext:value-type="float">
            <text:p>0,96925515055467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3_RF50.model.txt</text:p>
          </table:table-cell>
          <table:table-cell office:value-type="float" office:value="0.821111910882822" calcext:value-type="float">
            <text:p>0,821111910882822</text:p>
          </table:table-cell>
          <table:table-cell office:value-type="float" office:value="0.650354173384038" calcext:value-type="float">
            <text:p>0,650354173384038</text:p>
          </table:table-cell>
          <table:table-cell office:value-type="float" office:value="0.698570319000513" calcext:value-type="float">
            <text:p>0,698570319000513</text:p>
          </table:table-cell>
          <table:table-cell office:value-type="float" office:value="0.698544698544699" calcext:value-type="float">
            <text:p>0,698544698544699</text:p>
          </table:table-cell>
          <table:table-cell office:value-type="float" office:value="0.312267657992565" calcext:value-type="float">
            <text:p>0,312267657992565</text:p>
          </table:table-cell>
          <table:table-cell office:value-type="float" office:value="0.431599229287091" calcext:value-type="float">
            <text:p>0,431599229287091</text:p>
          </table:table-cell>
          <table:table-cell office:value-type="float" office:value="0.943679123220945" calcext:value-type="float">
            <text:p>0,943679123220945</text:p>
          </table:table-cell>
          <table:table-cell office:value-type="float" office:value="0.98844068877551" calcext:value-type="float">
            <text:p>0,98844068877551</text:p>
          </table:table-cell>
          <table:table-cell office:value-type="float" office:value="0.965541408713935" calcext:value-type="float">
            <text:p>0,96554140871393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4_RF50.model.txt</text:p>
          </table:table-cell>
          <table:table-cell office:value-type="float" office:value="0.856588612292859" calcext:value-type="float">
            <text:p>0,856588612292859</text:p>
          </table:table-cell>
          <table:table-cell office:value-type="float" office:value="0.82232400685646" calcext:value-type="float">
            <text:p>0,82232400685646</text:p>
          </table:table-cell>
          <table:table-cell office:value-type="float" office:value="0.838387021475257" calcext:value-type="float">
            <text:p>0,838387021475257</text:p>
          </table:table-cell>
          <table:table-cell office:value-type="float" office:value="0.741701244813278" calcext:value-type="float">
            <text:p>0,741701244813278</text:p>
          </table:table-cell>
          <table:table-cell office:value-type="float" office:value="0.66449814126394" calcext:value-type="float">
            <text:p>0,66449814126394</text:p>
          </table:table-cell>
          <table:table-cell office:value-type="float" office:value="0.700980392156863" calcext:value-type="float">
            <text:p>0,700980392156863</text:p>
          </table:table-cell>
          <table:table-cell office:value-type="float" office:value="0.97147597977244" calcext:value-type="float">
            <text:p>0,97147597977244</text:p>
          </table:table-cell>
          <table:table-cell office:value-type="float" office:value="0.98014987244898" calcext:value-type="float">
            <text:p>0,98014987244898</text:p>
          </table:table-cell>
          <table:table-cell office:value-type="float" office:value="0.975793650793651" calcext:value-type="float">
            <text:p>0,97579365079365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B5_RF50.model.txt</text:p>
          </table:table-cell>
          <table:table-cell office:value-type="float" office:value="0.78096741790031" calcext:value-type="float">
            <text:p>0,78096741790031</text:p>
          </table:table-cell>
          <table:table-cell office:value-type="float" office:value="0.744200488629467" calcext:value-type="float">
            <text:p>0,744200488629467</text:p>
          </table:table-cell>
          <table:table-cell office:value-type="float" office:value="0.760948494453249" calcext:value-type="float">
            <text:p>0,760948494453249</text:p>
          </table:table-cell>
          <table:table-cell office:value-type="float" office:value="0.602813852813853" calcext:value-type="float">
            <text:p>0,602813852813853</text:p>
          </table:table-cell>
          <table:table-cell office:value-type="float" office:value="0.517657992565056" calcext:value-type="float">
            <text:p>0,517657992565056</text:p>
          </table:table-cell>
          <table:table-cell office:value-type="float" office:value="0.557" calcext:value-type="float">
            <text:p>0,557</text:p>
          </table:table-cell>
          <table:table-cell office:value-type="float" office:value="0.959120982986768" calcext:value-type="float">
            <text:p>0,959120982986768</text:p>
          </table:table-cell>
          <table:table-cell office:value-type="float" office:value="0.970742984693877" calcext:value-type="float">
            <text:p>0,970742984693877</text:p>
          </table:table-cell>
          <table:table-cell office:value-type="float" office:value="0.964896988906498" calcext:value-type="float">
            <text:p>0,964896988906498</text:p>
          </table:table-cell>
        </table:table-row>
        <table:table-row table:style-name="ro1">
          <table:table-cell table:style-name="ce10" office:value-type="string" calcext:value-type="string">
            <text:p>fintoc2020_fr_dev__deft2011_train_test_fintoc2020_fr_train_B6_RF50.model.txt</text:p>
          </table:table-cell>
          <table:table-cell table:style-name="ce10" office:value-type="float" office:value="0.873127205274902" calcext:value-type="float">
            <text:p>0,873127205274902</text:p>
          </table:table-cell>
          <table:table-cell table:style-name="ce10" office:value-type="float" office:value="0.843726736163796" calcext:value-type="float">
            <text:p>0,843726736163796</text:p>
          </table:table-cell>
          <table:table-cell table:style-name="ce10" office:value-type="float" office:value="0.857684092013233" calcext:value-type="float">
            <text:p>0,857684092013233</text:p>
          </table:table-cell>
          <table:table-cell office:value-type="float" office:value="0.771341463414634" calcext:value-type="float">
            <text:p>0,771341463414634</text:p>
          </table:table-cell>
          <table:table-cell office:value-type="float" office:value="0.705390334572491" calcext:value-type="float">
            <text:p>0,705390334572491</text:p>
          </table:table-cell>
          <table:table-cell office:value-type="float" office:value="0.736893203883495" calcext:value-type="float">
            <text:p>0,736893203883495</text:p>
          </table:table-cell>
          <table:table-cell office:value-type="float" office:value="0.974912947135169" calcext:value-type="float">
            <text:p>0,974912947135169</text:p>
          </table:table-cell>
          <table:table-cell office:value-type="float" office:value="0.982063137755102" calcext:value-type="float">
            <text:p>0,982063137755102</text:p>
          </table:table-cell>
          <table:table-cell office:value-type="float" office:value="0.978474980142971" calcext:value-type="float">
            <text:p>0,978474980142971</text:p>
          </table:table-cell>
        </table:table-row>
        <table:table-row table:style-name="ro1">
          <table:table-cell table:style-name="ce11" office:value-type="string" calcext:value-type="string">
            <text:p>FINTOC2020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fintoc2020_fr_train_B1_RF50.model.txt</text:p>
          </table:table-cell>
          <table:table-cell office:value-type="float" office:value="0.810842858723936" calcext:value-type="float">
            <text:p>0,810842858723936</text:p>
          </table:table-cell>
          <table:table-cell office:value-type="float" office:value="0.723691416622411" calcext:value-type="float">
            <text:p>0,723691416622411</text:p>
          </table:table-cell>
          <table:table-cell office:value-type="float" office:value="0.758478866304334" calcext:value-type="float">
            <text:p>0,758478866304334</text:p>
          </table:table-cell>
          <table:table-cell office:value-type="float" office:value="0.666225165562914" calcext:value-type="float">
            <text:p>0,666225165562914</text:p>
          </table:table-cell>
          <table:table-cell office:value-type="float" office:value="0.467472118959108" calcext:value-type="float">
            <text:p>0,467472118959108</text:p>
          </table:table-cell>
          <table:table-cell office:value-type="float" office:value="0.549426542872747" calcext:value-type="float">
            <text:p>0,549426542872747</text:p>
          </table:table-cell>
          <table:table-cell office:value-type="float" office:value="0.955460551884959" calcext:value-type="float">
            <text:p>0,955460551884959</text:p>
          </table:table-cell>
          <table:table-cell office:value-type="float" office:value="0.979910714285714" calcext:value-type="float">
            <text:p>0,979910714285714</text:p>
          </table:table-cell>
          <table:table-cell office:value-type="float" office:value="0.96753118973592" calcext:value-type="float">
            <text:p>0,96753118973592</text:p>
          </table:table-cell>
        </table:table-row>
        <table:table-row table:style-name="ro1">
          <table:table-cell office:value-type="string" calcext:value-type="string">
            <text:p>fintoc2020_fr_dev__fintoc2020_fr_train_B2_RF50.model.txt</text:p>
          </table:table-cell>
          <table:table-cell office:value-type="float" office:value="0.827573627196457" calcext:value-type="float">
            <text:p>0,827573627196457</text:p>
          </table:table-cell>
          <table:table-cell office:value-type="float" office:value="0.768632554671497" calcext:value-type="float">
            <text:p>0,768632554671497</text:p>
          </table:table-cell>
          <table:table-cell office:value-type="float" office:value="0.794490028189691" calcext:value-type="float">
            <text:p>0,794490028189691</text:p>
          </table:table-cell>
          <table:table-cell office:value-type="float" office:value="0.692396313364055" calcext:value-type="float">
            <text:p>0,692396313364055</text:p>
          </table:table-cell>
          <table:table-cell office:value-type="float" office:value="0.558550185873606" calcext:value-type="float">
            <text:p>0,558550185873606</text:p>
          </table:table-cell>
          <table:table-cell office:value-type="float" office:value="0.618312757201646" calcext:value-type="float">
            <text:p>0,618312757201646</text:p>
          </table:table-cell>
          <table:table-cell office:value-type="float" office:value="0.962750941028858" calcext:value-type="float">
            <text:p>0,962750941028858</text:p>
          </table:table-cell>
          <table:table-cell office:value-type="float" office:value="0.978714923469388" calcext:value-type="float">
            <text:p>0,978714923469388</text:p>
          </table:table-cell>
          <table:table-cell office:value-type="float" office:value="0.970667299177735" calcext:value-type="float">
            <text:p>0,970667299177735</text:p>
          </table:table-cell>
        </table:table-row>
        <table:table-row table:style-name="ro1">
          <table:table-cell office:value-type="string" calcext:value-type="string">
            <text:p>fintoc2020_fr_dev__fintoc2020_fr_train_B3_RF50.model.txt</text:p>
          </table:table-cell>
          <table:table-cell office:value-type="float" office:value="0.84640280140952" calcext:value-type="float">
            <text:p>0,84640280140952</text:p>
          </table:table-cell>
          <table:table-cell office:value-type="float" office:value="0.632750710065625" calcext:value-type="float">
            <text:p>0,632750710065625</text:p>
          </table:table-cell>
          <table:table-cell office:value-type="float" office:value="0.683356268354265" calcext:value-type="float">
            <text:p>0,683356268354265</text:p>
          </table:table-cell>
          <table:table-cell office:value-type="float" office:value="0.751918158567775" calcext:value-type="float">
            <text:p>0,751918158567775</text:p>
          </table:table-cell>
          <table:table-cell office:value-type="float" office:value="0.273234200743494" calcext:value-type="float">
            <text:p>0,273234200743494</text:p>
          </table:table-cell>
          <table:table-cell office:value-type="float" office:value="0.40081799591002" calcext:value-type="float">
            <text:p>0,40081799591002</text:p>
          </table:table-cell>
          <table:table-cell office:value-type="float" office:value="0.940887444251266" calcext:value-type="float">
            <text:p>0,940887444251266</text:p>
          </table:table-cell>
          <table:table-cell office:value-type="float" office:value="0.992267219387755" calcext:value-type="float">
            <text:p>0,992267219387755</text:p>
          </table:table-cell>
          <table:table-cell office:value-type="float" office:value="0.96589454079851" calcext:value-type="float">
            <text:p>0,96589454079851</text:p>
          </table:table-cell>
        </table:table-row>
        <table:table-row table:style-name="ro1">
          <table:table-cell office:value-type="string" calcext:value-type="string">
            <text:p>fintoc2020_fr_dev__fintoc2020_fr_train_B4_RF50.model.txt</text:p>
          </table:table-cell>
          <table:table-cell office:value-type="float" office:value="0.880760726747616" calcext:value-type="float">
            <text:p>0,880760726747616</text:p>
          </table:table-cell>
          <table:table-cell office:value-type="float" office:value="0.820613151743039" calcext:value-type="float">
            <text:p>0,820613151743039</text:p>
          </table:table-cell>
          <table:table-cell office:value-type="float" office:value="0.847537106098988" calcext:value-type="float">
            <text:p>0,847537106098988</text:p>
          </table:table-cell>
          <table:table-cell office:value-type="float" office:value="0.790593505039194" calcext:value-type="float">
            <text:p>0,790593505039194</text:p>
          </table:table-cell>
          <table:table-cell office:value-type="float" office:value="0.656133828996282" calcext:value-type="float">
            <text:p>0,656133828996282</text:p>
          </table:table-cell>
          <table:table-cell office:value-type="float" office:value="0.717115286947689" calcext:value-type="float">
            <text:p>0,717115286947689</text:p>
          </table:table-cell>
          <table:table-cell office:value-type="float" office:value="0.970927948456038" calcext:value-type="float">
            <text:p>0,970927948456038</text:p>
          </table:table-cell>
          <table:table-cell office:value-type="float" office:value="0.985092474489796" calcext:value-type="float">
            <text:p>0,985092474489796</text:p>
          </table:table-cell>
          <table:table-cell office:value-type="float" office:value="0.977958925250287" calcext:value-type="float">
            <text:p>0,977958925250287</text:p>
          </table:table-cell>
        </table:table-row>
        <table:table-row table:style-name="ro1">
          <table:table-cell office:value-type="string" calcext:value-type="string">
            <text:p>fintoc2020_fr_dev__fintoc2020_fr_train_B5_RF50.model.txt</text:p>
          </table:table-cell>
          <table:table-cell office:value-type="float" office:value="0.838547295783483" calcext:value-type="float">
            <text:p>0,838547295783483</text:p>
          </table:table-cell>
          <table:table-cell office:value-type="float" office:value="0.709912409434034" calcext:value-type="float">
            <text:p>0,709912409434034</text:p>
          </table:table-cell>
          <table:table-cell office:value-type="float" office:value="0.755933980808275" calcext:value-type="float">
            <text:p>0,755933980808275</text:p>
          </table:table-cell>
          <table:table-cell office:value-type="float" office:value="0.724031007751938" calcext:value-type="float">
            <text:p>0,724031007751938</text:p>
          </table:table-cell>
          <table:table-cell office:value-type="float" office:value="0.434014869888476" calcext:value-type="float">
            <text:p>0,434014869888476</text:p>
          </table:table-cell>
          <table:table-cell office:value-type="float" office:value="0.542707728065079" calcext:value-type="float">
            <text:p>0,542707728065079</text:p>
          </table:table-cell>
          <table:table-cell office:value-type="float" office:value="0.953063583815029" calcext:value-type="float">
            <text:p>0,953063583815029</text:p>
          </table:table-cell>
          <table:table-cell office:value-type="float" office:value="0.985809948979592" calcext:value-type="float">
            <text:p>0,985809948979592</text:p>
          </table:table-cell>
          <table:table-cell office:value-type="float" office:value="0.969160233551471" calcext:value-type="float">
            <text:p>0,969160233551471</text:p>
          </table:table-cell>
        </table:table-row>
        <table:table-row table:style-name="ro1">
          <table:table-cell table:style-name="ce10" office:value-type="string" calcext:value-type="string">
            <text:p>fintoc2020_fr_dev__fintoc2020_fr_train_B6_RF50.model.txt</text:p>
          </table:table-cell>
          <table:table-cell table:style-name="ce10" office:value-type="float" office:value="0.888232271903841" calcext:value-type="float">
            <text:p>0,888232271903841</text:p>
          </table:table-cell>
          <table:table-cell table:style-name="ce10" office:value-type="float" office:value="0.845201544837266" calcext:value-type="float">
            <text:p>0,845201544837266</text:p>
          </table:table-cell>
          <table:table-cell table:style-name="ce10" office:value-type="float" office:value="0.865172281854991" calcext:value-type="float">
            <text:p>0,865172281854991</text:p>
          </table:table-cell>
          <table:table-cell office:value-type="float" office:value="0.801478352692714" calcext:value-type="float">
            <text:p>0,801478352692714</text:p>
          </table:table-cell>
          <table:table-cell office:value-type="float" office:value="0.705390334572491" calcext:value-type="float">
            <text:p>0,705390334572491</text:p>
          </table:table-cell>
          <table:table-cell office:value-type="float" office:value="0.750370736529906" calcext:value-type="float">
            <text:p>0,750370736529906</text:p>
          </table:table-cell>
          <table:table-cell office:value-type="float" office:value="0.974986191114969" calcext:value-type="float">
            <text:p>0,974986191114969</text:p>
          </table:table-cell>
          <table:table-cell office:value-type="float" office:value="0.985012755102041" calcext:value-type="float">
            <text:p>0,985012755102041</text:p>
          </table:table-cell>
          <table:table-cell office:value-type="float" office:value="0.979973827180077" calcext:value-type="float">
            <text:p>0,979973827180077</text:p>
          </table:table-cell>
        </table:table-row>
      </table:table>
      <table:table table:name="Baselines multilingue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1_RF50.model.txt</text:p>
          </table:table-cell>
          <table:table-cell office:value-type="float" office:value="0.800551382032725" calcext:value-type="float">
            <text:p>0,800551382032725</text:p>
          </table:table-cell>
          <table:table-cell office:value-type="float" office:value="0.625725920595934" calcext:value-type="float">
            <text:p>0,625725920595934</text:p>
          </table:table-cell>
          <table:table-cell office:value-type="float" office:value="0.669941393461597" calcext:value-type="float">
            <text:p>0,669941393461597</text:p>
          </table:table-cell>
          <table:table-cell office:value-type="float" office:value="0.661214953271028" calcext:value-type="float">
            <text:p>0,661214953271028</text:p>
          </table:table-cell>
          <table:table-cell office:value-type="float" office:value="0.263011152416357" calcext:value-type="float">
            <text:p>0,263011152416357</text:p>
          </table:table-cell>
          <table:table-cell office:value-type="float" office:value="0.376329787234043" calcext:value-type="float">
            <text:p>0,376329787234043</text:p>
          </table:table-cell>
          <table:table-cell office:value-type="float" office:value="0.939887810794421" calcext:value-type="float">
            <text:p>0,939887810794421</text:p>
          </table:table-cell>
          <table:table-cell office:value-type="float" office:value="0.98844068877551" calcext:value-type="float">
            <text:p>0,98844068877551</text:p>
          </table:table-cell>
          <table:table-cell office:value-type="float" office:value="0.963552999689151" calcext:value-type="float">
            <text:p>0,963552999689151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2_RF50.model.txt</text:p>
          </table:table-cell>
          <table:table-cell office:value-type="float" office:value="0.769726539805514" calcext:value-type="float">
            <text:p>0,769726539805514</text:p>
          </table:table-cell>
          <table:table-cell office:value-type="float" office:value="0.733724649827403" calcext:value-type="float">
            <text:p>0,733724649827403</text:p>
          </table:table-cell>
          <table:table-cell office:value-type="float" office:value="0.75008069288102" calcext:value-type="float">
            <text:p>0,75008069288102</text:p>
          </table:table-cell>
          <table:table-cell office:value-type="float" office:value="0.581976112920738" calcext:value-type="float">
            <text:p>0,581976112920738</text:p>
          </table:table-cell>
          <table:table-cell office:value-type="float" office:value="0.498141263940521" calcext:value-type="float">
            <text:p>0,498141263940521</text:p>
          </table:table-cell>
          <table:table-cell office:value-type="float" office:value="0.536805207811718" calcext:value-type="float">
            <text:p>0,536805207811718</text:p>
          </table:table-cell>
          <table:table-cell office:value-type="float" office:value="0.957476966690291" calcext:value-type="float">
            <text:p>0,957476966690291</text:p>
          </table:table-cell>
          <table:table-cell office:value-type="float" office:value="0.969308035714286" calcext:value-type="float">
            <text:p>0,969308035714286</text:p>
          </table:table-cell>
          <table:table-cell office:value-type="float" office:value="0.963356177950323" calcext:value-type="float">
            <text:p>0,963356177950323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3_RF50.model.txt</text:p>
          </table:table-cell>
          <table:table-cell office:value-type="float" office:value="0.806042223360466" calcext:value-type="float">
            <text:p>0,806042223360466</text:p>
          </table:table-cell>
          <table:table-cell office:value-type="float" office:value="0.617574539109324" calcext:value-type="float">
            <text:p>0,617574539109324</text:p>
          </table:table-cell>
          <table:table-cell office:value-type="float" office:value="0.661599666071917" calcext:value-type="float">
            <text:p>0,661599666071917</text:p>
          </table:table-cell>
          <table:table-cell office:value-type="float" office:value="0.673469387755102" calcext:value-type="float">
            <text:p>0,673469387755102</text:p>
          </table:table-cell>
          <table:table-cell office:value-type="float" office:value="0.245353159851301" calcext:value-type="float">
            <text:p>0,245353159851301</text:p>
          </table:table-cell>
          <table:table-cell office:value-type="float" office:value="0.359673024523161" calcext:value-type="float">
            <text:p>0,359673024523161</text:p>
          </table:table-cell>
          <table:table-cell office:value-type="float" office:value="0.93861505896583" calcext:value-type="float">
            <text:p>0,93861505896583</text:p>
          </table:table-cell>
          <table:table-cell office:value-type="float" office:value="0.989795918367347" calcext:value-type="float">
            <text:p>0,989795918367347</text:p>
          </table:table-cell>
          <table:table-cell office:value-type="float" office:value="0.963526307620674" calcext:value-type="float">
            <text:p>0,963526307620674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4_RF50.model.txt</text:p>
          </table:table-cell>
          <table:table-cell office:value-type="float" office:value="0.840600475036286" calcext:value-type="float">
            <text:p>0,840600475036286</text:p>
          </table:table-cell>
          <table:table-cell office:value-type="float" office:value="0.788587739928685" calcext:value-type="float">
            <text:p>0,788587739928685</text:p>
          </table:table-cell>
          <table:table-cell office:value-type="float" office:value="0.81193415617242" calcext:value-type="float">
            <text:p>0,81193415617242</text:p>
          </table:table-cell>
          <table:table-cell office:value-type="float" office:value="0.71523915461624" calcext:value-type="float">
            <text:p>0,71523915461624</text:p>
          </table:table-cell>
          <table:table-cell office:value-type="float" office:value="0.597583643122676" calcext:value-type="float">
            <text:p>0,597583643122676</text:p>
          </table:table-cell>
          <table:table-cell office:value-type="float" office:value="0.651139240506329" calcext:value-type="float">
            <text:p>0,651139240506329</text:p>
          </table:table-cell>
          <table:table-cell office:value-type="float" office:value="0.965961795456332" calcext:value-type="float">
            <text:p>0,965961795456332</text:p>
          </table:table-cell>
          <table:table-cell office:value-type="float" office:value="0.979591836734694" calcext:value-type="float">
            <text:p>0,979591836734694</text:p>
          </table:table-cell>
          <table:table-cell office:value-type="float" office:value="0.972729071838512" calcext:value-type="float">
            <text:p>0,972729071838512</text:p>
          </table:table-cell>
        </table:table-row>
        <table:table-row table:style-name="ro1">
          <table:table-cell office:value-type="string" calcext:value-type="string">
            <text:p>fintoc2020_fr_dev__fintoc2019_en_train_test_fintoc2020_en_train_deft2011_train_test_fintoc2020_fr_train_B5_RF50.model.txt</text:p>
          </table:table-cell>
          <table:table-cell office:value-type="float" office:value="0.800254800853018" calcext:value-type="float">
            <text:p>0,800254800853018</text:p>
          </table:table-cell>
          <table:table-cell office:value-type="float" office:value="0.72841693891776" calcext:value-type="float">
            <text:p>0,72841693891776</text:p>
          </table:table-cell>
          <table:table-cell office:value-type="float" office:value="0.758248642077188" calcext:value-type="float">
            <text:p>0,758248642077188</text:p>
          </table:table-cell>
          <table:table-cell office:value-type="float" office:value="0.644194756554307" calcext:value-type="float">
            <text:p>0,644194756554307</text:p>
          </table:table-cell>
          <table:table-cell office:value-type="float" office:value="0.479553903345725" calcext:value-type="float">
            <text:p>0,479553903345725</text:p>
          </table:table-cell>
          <table:table-cell office:value-type="float" office:value="0.549813532232286" calcext:value-type="float">
            <text:p>0,549813532232286</text:p>
          </table:table-cell>
          <table:table-cell office:value-type="float" office:value="0.956314845151728" calcext:value-type="float">
            <text:p>0,956314845151728</text:p>
          </table:table-cell>
          <table:table-cell office:value-type="float" office:value="0.977279974489796" calcext:value-type="float">
            <text:p>0,977279974489796</text:p>
          </table:table-cell>
          <table:table-cell office:value-type="float" office:value="0.966683751922091" calcext:value-type="float">
            <text:p>0,966683751922091</text:p>
          </table:table-cell>
        </table:table-row>
        <table:table-row table:style-name="ro1">
          <table:table-cell table:style-name="ce12" office:value-type="string" calcext:value-type="string">
            <text:p>fintoc2020_fr_dev__fintoc2019_en_train_test_fintoc2020_en_train_deft2011_train_test_fintoc2020_fr_train_B6_RF50.model.txt</text:p>
          </table:table-cell>
          <table:table-cell table:style-name="ce12" office:value-type="float" office:value="0.837778705702775" calcext:value-type="float">
            <text:p>0,837778705702775</text:p>
          </table:table-cell>
          <table:table-cell table:style-name="ce12" office:value-type="float" office:value="0.82914638613345" calcext:value-type="float">
            <text:p>0,82914638613345</text:p>
          </table:table-cell>
          <table:table-cell table:style-name="ce12" office:value-type="float" office:value="0.83339260743954" calcext:value-type="float">
            <text:p>0,83339260743954</text:p>
          </table:table-cell>
          <table:table-cell office:value-type="float" office:value="0.702676864244742" calcext:value-type="float">
            <text:p>0,702676864244742</text:p>
          </table:table-cell>
          <table:table-cell office:value-type="float" office:value="0.683085501858736" calcext:value-type="float">
            <text:p>0,683085501858736</text:p>
          </table:table-cell>
          <table:table-cell office:value-type="float" office:value="0.692742695570217" calcext:value-type="float">
            <text:p>0,692742695570217</text:p>
          </table:table-cell>
          <table:table-cell office:value-type="float" office:value="0.972880547160808" calcext:value-type="float">
            <text:p>0,972880547160808</text:p>
          </table:table-cell>
          <table:table-cell office:value-type="float" office:value="0.975207270408163" calcext:value-type="float">
            <text:p>0,975207270408163</text:p>
          </table:table-cell>
          <table:table-cell office:value-type="float" office:value="0.974042519308862" calcext:value-type="float">
            <text:p>0,974042519308862</text:p>
          </table:table-cell>
        </table:table-row>
      </table:table>
      <table:table table:name="N-gram monolingue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, R et F-m calculés sur les corpus de développement de fintoc2020, comptant 1 322 titres et 35 912 non-titres pour l'anglais et 1 076 titres et 12 544 non-titres pour le françai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P (macro-moyenne)</text:p>
          </table:table-cell>
          <table:table-cell office:value-type="string" calcext:value-type="string">
            <text:p>R (macro-moyenne)</text:p>
          </table:table-cell>
          <table:table-cell office:value-type="string" calcext:value-type="string">
            <text:p>F-m (macro-moyenne)</text:p>
          </table:table-cell>
          <table:table-cell office:value-type="string" calcext:value-type="string">
            <text:p>P (titre)</text:p>
          </table:table-cell>
          <table:table-cell office:value-type="string" calcext:value-type="string">
            <text:p>R (titre)</text:p>
          </table:table-cell>
          <table:table-cell office:value-type="string" calcext:value-type="string">
            <text:p>F-m (titre)</text:p>
          </table:table-cell>
          <table:table-cell office:value-type="string" calcext:value-type="string">
            <text:p>P (non-titre)</text:p>
          </table:table-cell>
          <table:table-cell office:value-type="string" calcext:value-type="string">
            <text:p>R (non-titre)</text:p>
          </table:table-cell>
          <table:table-cell office:value-type="string" calcext:value-type="string">
            <text:p>F-m (non-titre)</text:p>
          </table:table-cell>
        </table:table-row>
        <table:table-row table:style-name="ro1">
          <table:table-cell table:style-name="ce9" office:value-type="string" calcext:value-type="string">
            <text:p>DEFT2011 T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ngramChar_abs_1,1_RF50.model.txt</text:p>
          </table:table-cell>
          <table:table-cell office:value-type="float" office:value="0.566214353777385" calcext:value-type="float">
            <text:p>0,566214353777385</text:p>
          </table:table-cell>
          <table:table-cell office:value-type="float" office:value="0.589966588982247" calcext:value-type="float">
            <text:p>0,589966588982247</text:p>
          </table:table-cell>
          <table:table-cell office:value-type="float" office:value="0.574545335146914" calcext:value-type="float">
            <text:p>0,574545335146914</text:p>
          </table:table-cell>
          <table:table-cell office:value-type="float" office:value="0.196699669966997" calcext:value-type="float">
            <text:p>0,196699669966997</text:p>
          </table:table-cell>
          <table:table-cell office:value-type="float" office:value="0.276951672862454" calcext:value-type="float">
            <text:p>0,276951672862454</text:p>
          </table:table-cell>
          <table:table-cell office:value-type="float" office:value="0.230027016595909" calcext:value-type="float">
            <text:p>0,230027016595909</text:p>
          </table:table-cell>
          <table:table-cell office:value-type="float" office:value="0.935729037587774" calcext:value-type="float">
            <text:p>0,935729037587774</text:p>
          </table:table-cell>
          <table:table-cell office:value-type="float" office:value="0.902981505102041" calcext:value-type="float">
            <text:p>0,902981505102041</text:p>
          </table:table-cell>
          <table:table-cell office:value-type="float" office:value="0.919063653697919" calcext:value-type="float">
            <text:p>0,919063653697919</text:p>
          </table:table-cell>
        </table:table-row>
        <table:table-row table:style-name="ro1">
          <table:table-cell office:value-type="string" calcext:value-type="string">
            <text:p>fintoc2020_fr_dev__deft2011_train_ngramChar_abs_1,2_RF50.model.txt</text:p>
          </table:table-cell>
          <table:table-cell office:value-type="float" office:value="0.62032234913576" calcext:value-type="float">
            <text:p>0,62032234913576</text:p>
          </table:table-cell>
          <table:table-cell office:value-type="float" office:value="0.624498864369168" calcext:value-type="float">
            <text:p>0,624498864369168</text:p>
          </table:table-cell>
          <table:table-cell office:value-type="float" office:value="0.622355935273969" calcext:value-type="float">
            <text:p>0,622355935273969</text:p>
          </table:table-cell>
          <table:table-cell office:value-type="float" office:value="0.299910474485228" calcext:value-type="float">
            <text:p>0,299910474485228</text:p>
          </table:table-cell>
          <table:table-cell office:value-type="float" office:value="0.311338289962825" calcext:value-type="float">
            <text:p>0,311338289962825</text:p>
          </table:table-cell>
          <table:table-cell office:value-type="float" office:value="0.305517555859553" calcext:value-type="float">
            <text:p>0,305517555859553</text:p>
          </table:table-cell>
          <table:table-cell office:value-type="float" office:value="0.940734223786291" calcext:value-type="float">
            <text:p>0,940734223786291</text:p>
          </table:table-cell>
          <table:table-cell office:value-type="float" office:value="0.93765943877551" calcext:value-type="float">
            <text:p>0,93765943877551</text:p>
          </table:table-cell>
          <table:table-cell office:value-type="float" office:value="0.939194314688386" calcext:value-type="float">
            <text:p>0,939194314688386</text:p>
          </table:table-cell>
        </table:table-row>
        <table:table-row table:style-name="ro1">
          <table:table-cell office:value-type="string" calcext:value-type="string">
            <text:p>fintoc2020_fr_dev__deft2011_train_ngramChar_abs_1,3_RF50.model.txt</text:p>
          </table:table-cell>
          <table:table-cell office:value-type="float" office:value="0.649896145996642" calcext:value-type="float">
            <text:p>0,649896145996642</text:p>
          </table:table-cell>
          <table:table-cell office:value-type="float" office:value="0.610420835388059" calcext:value-type="float">
            <text:p>0,610420835388059</text:p>
          </table:table-cell>
          <table:table-cell office:value-type="float" office:value="0.625947649106373" calcext:value-type="float">
            <text:p>0,625947649106373</text:p>
          </table:table-cell>
          <table:table-cell office:value-type="float" office:value="0.361757105943152" calcext:value-type="float">
            <text:p>0,361757105943152</text:p>
          </table:table-cell>
          <table:table-cell office:value-type="float" office:value="0.260223048327138" calcext:value-type="float">
            <text:p>0,260223048327138</text:p>
          </table:table-cell>
          <table:table-cell office:value-type="float" office:value="0.302702702702703" calcext:value-type="float">
            <text:p>0,302702702702703</text:p>
          </table:table-cell>
          <table:table-cell office:value-type="float" office:value="0.938035186050132" calcext:value-type="float">
            <text:p>0,938035186050132</text:p>
          </table:table-cell>
          <table:table-cell office:value-type="float" office:value="0.96061862244898" calcext:value-type="float">
            <text:p>0,96061862244898</text:p>
          </table:table-cell>
          <table:table-cell office:value-type="float" office:value="0.949192595510043" calcext:value-type="float">
            <text:p>0,949192595510043</text:p>
          </table:table-cell>
        </table:table-row>
        <table:table-row table:style-name="ro1">
          <table:table-cell office:value-type="string" calcext:value-type="string">
            <text:p>fintoc2020_fr_dev__deft2011_train_ngramChar_abs_1,4_RF50.model.txt</text:p>
          </table:table-cell>
          <table:table-cell office:value-type="float" office:value="0.671962182960906" calcext:value-type="float">
            <text:p>0,671962182960906</text:p>
          </table:table-cell>
          <table:table-cell office:value-type="float" office:value="0.574208970298156" calcext:value-type="float">
            <text:p>0,574208970298156</text:p>
          </table:table-cell>
          <table:table-cell office:value-type="float" office:value="0.597462438914351" calcext:value-type="float">
            <text:p>0,597462438914351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169144981412639" calcext:value-type="float">
            <text:p>0,169144981412639</text:p>
          </table:table-cell>
          <table:table-cell office:value-type="float" office:value="0.239789196310935" calcext:value-type="float">
            <text:p>0,239789196310935</text:p>
          </table:table-cell>
          <table:table-cell office:value-type="float" office:value="0.93215966003946" calcext:value-type="float">
            <text:p>0,93215966003946</text:p>
          </table:table-cell>
          <table:table-cell office:value-type="float" office:value="0.979272959183674" calcext:value-type="float">
            <text:p>0,979272959183674</text:p>
          </table:table-cell>
          <table:table-cell office:value-type="float" office:value="0.955135681517767" calcext:value-type="float">
            <text:p>0,955135681517767</text:p>
          </table:table-cell>
        </table:table-row>
        <table:table-row table:style-name="ro1">
          <table:table-cell office:value-type="string" calcext:value-type="string">
            <text:p>fintoc2020_fr_dev__deft2011_train_ngramChar_abs_1,5_RF50.model.txt</text:p>
          </table:table-cell>
          <table:table-cell office:value-type="float" office:value="0.680627031277667" calcext:value-type="float">
            <text:p>0,680627031277667</text:p>
          </table:table-cell>
          <table:table-cell office:value-type="float" office:value="0.538392590423716" calcext:value-type="float">
            <text:p>0,538392590423716</text:p>
          </table:table-cell>
          <table:table-cell office:value-type="float" office:value="0.550821346955236" calcext:value-type="float">
            <text:p>0,550821346955236</text:p>
          </table:table-cell>
          <table:table-cell office:value-type="float" office:value="0.434579439252336" calcext:value-type="float">
            <text:p>0,434579439252336</text:p>
          </table:table-cell>
          <table:table-cell office:value-type="float" office:value="0.0864312267657993" calcext:value-type="float">
            <text:p>0,086431226765799</text:p>
          </table:table-cell>
          <table:table-cell office:value-type="float" office:value="0.144186046511628" calcext:value-type="float">
            <text:p>0,144186046511628</text:p>
          </table:table-cell>
          <table:table-cell office:value-type="float" office:value="0.926674623302999" calcext:value-type="float">
            <text:p>0,926674623302999</text:p>
          </table:table-cell>
          <table:table-cell office:value-type="float" office:value="0.990353954081633" calcext:value-type="float">
            <text:p>0,990353954081633</text:p>
          </table:table-cell>
          <table:table-cell office:value-type="float" office:value="0.957456647398844" calcext:value-type="float">
            <text:p>0,957456647398844</text:p>
          </table:table-cell>
        </table:table-row>
        <table:table-row table:style-name="ro1">
          <table:table-cell office:value-type="string" calcext:value-type="string">
            <text:p>fintoc2020_fr_dev__deft2011_train_ngramChar_abs_1,6_RF50.model.txt</text:p>
          </table:table-cell>
          <table:table-cell office:value-type="float" office:value="0.737372170720421" calcext:value-type="float">
            <text:p>0,737372170720421</text:p>
          </table:table-cell>
          <table:table-cell office:value-type="float" office:value="0.51383353643502" calcext:value-type="float">
            <text:p>0,51383353643502</text:p>
          </table:table-cell>
          <table:table-cell office:value-type="float" office:value="0.507725321714443" calcext:value-type="float">
            <text:p>0,507725321714443</text:p>
          </table:table-cell>
          <table:table-cell office:value-type="float" office:value="0.551724137931034" calcext:value-type="float">
            <text:p>0,551724137931034</text:p>
          </table:table-cell>
          <table:table-cell office:value-type="float" office:value="0.0297397769516729" calcext:value-type="float">
            <text:p>0,029739776951673</text:p>
          </table:table-cell>
          <table:table-cell office:value-type="float" office:value="0.0564373897707231" calcext:value-type="float">
            <text:p>0,056437389770723</text:p>
          </table:table-cell>
          <table:table-cell office:value-type="float" office:value="0.923020203509807" calcext:value-type="float">
            <text:p>0,923020203509807</text:p>
          </table:table-cell>
          <table:table-cell office:value-type="float" office:value="0.997927295918367" calcext:value-type="float">
            <text:p>0,997927295918367</text:p>
          </table:table-cell>
          <table:table-cell office:value-type="float" office:value="0.959013253658163" calcext:value-type="float">
            <text:p>0,959013253658163</text:p>
          </table:table-cell>
        </table:table-row>
        <table:table-row table:style-name="ro1">
          <table:table-cell office:value-type="string" calcext:value-type="string">
            <text:p>fintoc2020_fr_dev__deft2011_train_ngramChar_abs_2,2_RF50.model.txt</text:p>
          </table:table-cell>
          <table:table-cell office:value-type="float" office:value="0.630834106590344" calcext:value-type="float">
            <text:p>0,630834106590344</text:p>
          </table:table-cell>
          <table:table-cell office:value-type="float" office:value="0.598948504239056" calcext:value-type="float">
            <text:p>0,598948504239056</text:p>
          </table:table-cell>
          <table:table-cell office:value-type="float" office:value="0.611667535922503" calcext:value-type="float">
            <text:p>0,611667535922503</text:p>
          </table:table-cell>
          <table:table-cell office:value-type="float" office:value="0.325376884422111" calcext:value-type="float">
            <text:p>0,325376884422111</text:p>
          </table:table-cell>
          <table:table-cell office:value-type="float" office:value="0.240706319702602" calcext:value-type="float">
            <text:p>0,240706319702602</text:p>
          </table:table-cell>
          <table:table-cell office:value-type="float" office:value="0.276709401709402" calcext:value-type="float">
            <text:p>0,276709401709402</text:p>
          </table:table-cell>
          <table:table-cell office:value-type="float" office:value="0.936291328758577" calcext:value-type="float">
            <text:p>0,936291328758577</text:p>
          </table:table-cell>
          <table:table-cell office:value-type="float" office:value="0.95719068877551" calcext:value-type="float">
            <text:p>0,95719068877551</text:p>
          </table:table-cell>
          <table:table-cell office:value-type="float" office:value="0.946625670135604" calcext:value-type="float">
            <text:p>0,946625670135604</text:p>
          </table:table-cell>
        </table:table-row>
        <table:table-row table:style-name="ro1">
          <table:table-cell office:value-type="string" calcext:value-type="string">
            <text:p>fintoc2020_fr_dev__deft2011_train_ngramChar_abs_2,3_RF50.model.txt</text:p>
          </table:table-cell>
          <table:table-cell office:value-type="float" office:value="0.67481556335411" calcext:value-type="float">
            <text:p>0,67481556335411</text:p>
          </table:table-cell>
          <table:table-cell office:value-type="float" office:value="0.580541475419164" calcext:value-type="float">
            <text:p>0,580541475419164</text:p>
          </table:table-cell>
          <table:table-cell office:value-type="float" office:value="0.604700136013348" calcext:value-type="float">
            <text:p>0,604700136013348</text:p>
          </table:table-cell>
          <table:table-cell office:value-type="float" office:value="0.416490486257928" calcext:value-type="float">
            <text:p>0,416490486257928</text:p>
          </table:table-cell>
          <table:table-cell office:value-type="float" office:value="0.183085501858736" calcext:value-type="float">
            <text:p>0,183085501858736</text:p>
          </table:table-cell>
          <table:table-cell office:value-type="float" office:value="0.254357650096837" calcext:value-type="float">
            <text:p>0,254357650096837</text:p>
          </table:table-cell>
          <table:table-cell office:value-type="float" office:value="0.933140640450293" calcext:value-type="float">
            <text:p>0,933140640450293</text:p>
          </table:table-cell>
          <table:table-cell office:value-type="float" office:value="0.977997448979592" calcext:value-type="float">
            <text:p>0,977997448979592</text:p>
          </table:table-cell>
          <table:table-cell office:value-type="float" office:value="0.955042621929859" calcext:value-type="float">
            <text:p>0,955042621929859</text:p>
          </table:table-cell>
        </table:table-row>
        <table:table-row table:style-name="ro1">
          <table:table-cell office:value-type="string" calcext:value-type="string">
            <text:p>fintoc2020_fr_dev__deft2011_train_ngramChar_abs_2,4_RF50.model.txt</text:p>
          </table:table-cell>
          <table:table-cell office:value-type="float" office:value="0.685911886430371" calcext:value-type="float">
            <text:p>0,685911886430371</text:p>
          </table:table-cell>
          <table:table-cell office:value-type="float" office:value="0.557190807317351" calcext:value-type="float">
            <text:p>0,557190807317351</text:p>
          </table:table-cell>
          <table:table-cell office:value-type="float" office:value="0.57791659104965" calcext:value-type="float">
            <text:p>0,57791659104965</text:p>
          </table:table-cell>
          <table:table-cell office:value-type="float" office:value="0.442307692307692" calcext:value-type="float">
            <text:p>0,442307692307692</text:p>
          </table:table-cell>
          <table:table-cell office:value-type="float" office:value="0.128252788104089" calcext:value-type="float">
            <text:p>0,128252788104089</text:p>
          </table:table-cell>
          <table:table-cell office:value-type="float" office:value="0.198847262247839" calcext:value-type="float">
            <text:p>0,198847262247839</text:p>
          </table:table-cell>
          <table:table-cell office:value-type="float" office:value="0.929516080553051" calcext:value-type="float">
            <text:p>0,929516080553051</text:p>
          </table:table-cell>
          <table:table-cell office:value-type="float" office:value="0.986128826530612" calcext:value-type="float">
            <text:p>0,986128826530612</text:p>
          </table:table-cell>
          <table:table-cell office:value-type="float" office:value="0.956985919851462" calcext:value-type="float">
            <text:p>0,956985919851462</text:p>
          </table:table-cell>
        </table:table-row>
        <table:table-row table:style-name="ro1">
          <table:table-cell office:value-type="string" calcext:value-type="string">
            <text:p>fintoc2020_fr_dev__deft2011_train_ngramChar_abs_2,5_RF50.model.txt</text:p>
          </table:table-cell>
          <table:table-cell office:value-type="float" office:value="0.696440835715026" calcext:value-type="float">
            <text:p>0,696440835715026</text:p>
          </table:table-cell>
          <table:table-cell office:value-type="float" office:value="0.532697840404749" calcext:value-type="float">
            <text:p>0,532697840404749</text:p>
          </table:table-cell>
          <table:table-cell office:value-type="float" office:value="0.541845149469719" calcext:value-type="float">
            <text:p>0,541845149469719</text:p>
          </table:table-cell>
          <table:table-cell office:value-type="float" office:value="0.467065868263473" calcext:value-type="float">
            <text:p>0,467065868263473</text:p>
          </table:table-cell>
          <table:table-cell office:value-type="float" office:value="0.0724907063197026" calcext:value-type="float">
            <text:p>0,072490706319703</text:p>
          </table:table-cell>
          <table:table-cell office:value-type="float" office:value="0.125502815768302" calcext:value-type="float">
            <text:p>0,125502815768302</text:p>
          </table:table-cell>
          <table:table-cell office:value-type="float" office:value="0.92581580316658" calcext:value-type="float">
            <text:p>0,92581580316658</text:p>
          </table:table-cell>
          <table:table-cell office:value-type="float" office:value="0.992904974489796" calcext:value-type="float">
            <text:p>0,992904974489796</text:p>
          </table:table-cell>
          <table:table-cell office:value-type="float" office:value="0.958187483171135" calcext:value-type="float">
            <text:p>0,958187483171135</text:p>
          </table:table-cell>
        </table:table-row>
        <table:table-row table:style-name="ro1">
          <table:table-cell office:value-type="string" calcext:value-type="string">
            <text:p>fintoc2020_fr_dev__deft2011_train_ngramChar_abs_2,6_RF50.model.txt</text:p>
          </table:table-cell>
          <table:table-cell office:value-type="float" office:value="0.732525369367475" calcext:value-type="float">
            <text:p>0,732525369367475</text:p>
          </table:table-cell>
          <table:table-cell office:value-type="float" office:value="0.508191241180487" calcext:value-type="float">
            <text:p>0,508191241180487</text:p>
          </table:table-cell>
          <table:table-cell office:value-type="float" office:value="0.496568968772571" calcext:value-type="float">
            <text:p>0,496568968772571</text:p>
          </table:table-cell>
          <table:table-cell office:value-type="float" office:value="0.542857142857143" calcext:value-type="float">
            <text:p>0,542857142857143</text:p>
          </table:table-cell>
          <table:table-cell office:value-type="float" office:value="0.0176579925650558" calcext:value-type="float">
            <text:p>0,017657992565056</text:p>
          </table:table-cell>
          <table:table-cell office:value-type="float" office:value="0.0342034203420342" calcext:value-type="float">
            <text:p>0,034203420342034</text:p>
          </table:table-cell>
          <table:table-cell office:value-type="float" office:value="0.922193595877806" calcext:value-type="float">
            <text:p>0,922193595877806</text:p>
          </table:table-cell>
          <table:table-cell office:value-type="float" office:value="0.998724489795918" calcext:value-type="float">
            <text:p>0,998724489795918</text:p>
          </table:table-cell>
          <table:table-cell office:value-type="float" office:value="0.958934517203108" calcext:value-type="float">
            <text:p>0,958934517203108</text:p>
          </table:table-cell>
        </table:table-row>
        <table:table-row table:style-name="ro1">
          <table:table-cell office:value-type="string" calcext:value-type="string">
            <text:p>fintoc2020_fr_dev__deft2011_train_ngramChar_abs_3,3_RF50.model.txt</text:p>
          </table:table-cell>
          <table:table-cell office:value-type="float" office:value="0.694626187892846" calcext:value-type="float">
            <text:p>0,694626187892846</text:p>
          </table:table-cell>
          <table:table-cell office:value-type="float" office:value="0.549332075999545" calcext:value-type="float">
            <text:p>0,549332075999545</text:p>
          </table:table-cell>
          <table:table-cell office:value-type="float" office:value="0.567436820794857" calcext:value-type="float">
            <text:p>0,567436820794857</text:p>
          </table:table-cell>
          <table:table-cell office:value-type="float" office:value="0.4609375" calcext:value-type="float">
            <text:p>0,4609375</text:p>
          </table:table-cell>
          <table:table-cell office:value-type="float" office:value="0.109665427509294" calcext:value-type="float">
            <text:p>0,109665427509294</text:p>
          </table:table-cell>
          <table:table-cell office:value-type="float" office:value="0.177177177177177" calcext:value-type="float">
            <text:p>0,177177177177177</text:p>
          </table:table-cell>
          <table:table-cell office:value-type="float" office:value="0.928314875785693" calcext:value-type="float">
            <text:p>0,928314875785693</text:p>
          </table:table-cell>
          <table:table-cell office:value-type="float" office:value="0.988998724489796" calcext:value-type="float">
            <text:p>0,988998724489796</text:p>
          </table:table-cell>
          <table:table-cell office:value-type="float" office:value="0.957696464412537" calcext:value-type="float">
            <text:p>0,957696464412537</text:p>
          </table:table-cell>
        </table:table-row>
        <table:table-row table:style-name="ro1">
          <table:table-cell office:value-type="string" calcext:value-type="string">
            <text:p>fintoc2020_fr_dev__deft2011_train_ngramChar_abs_3,4_RF50.model.txt</text:p>
          </table:table-cell>
          <table:table-cell office:value-type="float" office:value="0.651733883305129" calcext:value-type="float">
            <text:p>0,651733883305129</text:p>
          </table:table-cell>
          <table:table-cell office:value-type="float" office:value="0.524359755519308" calcext:value-type="float">
            <text:p>0,524359755519308</text:p>
          </table:table-cell>
          <table:table-cell office:value-type="float" office:value="0.527873019812931" calcext:value-type="float">
            <text:p>0,527873019812931</text:p>
          </table:table-cell>
          <table:table-cell office:value-type="float" office:value="0.37888198757764" calcext:value-type="float">
            <text:p>0,37888198757764</text:p>
          </table:table-cell>
          <table:table-cell office:value-type="float" office:value="0.0566914498141264" calcext:value-type="float">
            <text:p>0,056691449814126</text:p>
          </table:table-cell>
          <table:table-cell office:value-type="float" office:value="0.0986257073565077" calcext:value-type="float">
            <text:p>0,098625707356508</text:p>
          </table:table-cell>
          <table:table-cell office:value-type="float" office:value="0.924585779032618" calcext:value-type="float">
            <text:p>0,924585779032618</text:p>
          </table:table-cell>
          <table:table-cell office:value-type="float" office:value="0.99202806122449" calcext:value-type="float">
            <text:p>0,99202806122449</text:p>
          </table:table-cell>
          <table:table-cell office:value-type="float" office:value="0.957120332269354" calcext:value-type="float">
            <text:p>0,957120332269354</text:p>
          </table:table-cell>
        </table:table-row>
        <table:table-row table:style-name="ro1">
          <table:table-cell office:value-type="string" calcext:value-type="string">
            <text:p>fintoc2020_fr_dev__deft2011_train_ngramChar_abs_3,5_RF50.model.txt</text:p>
          </table:table-cell>
          <table:table-cell office:value-type="float" office:value="0.650348625185342" calcext:value-type="float">
            <text:p>0,650348625185342</text:p>
          </table:table-cell>
          <table:table-cell office:value-type="float" office:value="0.515956620798877" calcext:value-type="float">
            <text:p>0,515956620798877</text:p>
          </table:table-cell>
          <table:table-cell office:value-type="float" office:value="0.51269580977694" calcext:value-type="float">
            <text:p>0,51269580977694</text:p>
          </table:table-cell>
          <table:table-cell office:value-type="float" office:value="0.377358490566038" calcext:value-type="float">
            <text:p>0,377358490566038</text:p>
          </table:table-cell>
          <table:table-cell office:value-type="float" office:value="0.0371747211895911" calcext:value-type="float">
            <text:p>0,037174721189591</text:p>
          </table:table-cell>
          <table:table-cell office:value-type="float" office:value="0.0676818950930626" calcext:value-type="float">
            <text:p>0,067681895093063</text:p>
          </table:table-cell>
          <table:table-cell office:value-type="float" office:value="0.923338759804647" calcext:value-type="float">
            <text:p>0,923338759804647</text:p>
          </table:table-cell>
          <table:table-cell office:value-type="float" office:value="0.994738520408163" calcext:value-type="float">
            <text:p>0,994738520408163</text:p>
          </table:table-cell>
          <table:table-cell office:value-type="float" office:value="0.957709724460818" calcext:value-type="float">
            <text:p>0,957709724460818</text:p>
          </table:table-cell>
        </table:table-row>
        <table:table-row table:style-name="ro1">
          <table:table-cell office:value-type="string" calcext:value-type="string">
            <text:p>fintoc2020_fr_dev__deft2011_train_ngramChar_abs_3,6_RF50.model.txt</text:p>
          </table:table-cell>
          <table:table-cell office:value-type="float" office:value="0.729949516934157" calcext:value-type="float">
            <text:p>0,729949516934157</text:p>
          </table:table-cell>
          <table:table-cell office:value-type="float" office:value="0.503013629940824" calcext:value-type="float">
            <text:p>0,503013629940824</text:p>
          </table:table-cell>
          <table:table-cell office:value-type="float" office:value="0.485874208203617" calcext:value-type="float">
            <text:p>0,485874208203617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00650557620817844" calcext:value-type="float">
            <text:p>0,006505576208178</text:p>
          </table:table-cell>
          <table:table-cell office:value-type="float" office:value="0.0128558310376492" calcext:value-type="float">
            <text:p>0,012855831037649</text:p>
          </table:table-cell>
          <table:table-cell office:value-type="float" office:value="0.921437495406776" calcext:value-type="float">
            <text:p>0,921437495406776</text:p>
          </table:table-cell>
          <table:table-cell office:value-type="float" office:value="0.999521683673469" calcext:value-type="float">
            <text:p>0,999521683673469</text:p>
          </table:table-cell>
          <table:table-cell office:value-type="float" office:value="0.958892585369584" calcext:value-type="float">
            <text:p>0,958892585369584</text:p>
          </table:table-cell>
        </table:table-row>
        <table:table-row table:style-name="ro1">
          <table:table-cell office:value-type="string" calcext:value-type="string">
            <text:p>fintoc2020_fr_dev__deft2011_train_ngramChar_abs_4,4_RF50.model.txt</text:p>
          </table:table-cell>
          <table:table-cell office:value-type="float" office:value="0.710715860649713" calcext:value-type="float">
            <text:p>0,710715860649713</text:p>
          </table:table-cell>
          <table:table-cell office:value-type="float" office:value="0.502973770246946" calcext:value-type="float">
            <text:p>0,502973770246946</text:p>
          </table:table-cell>
          <table:table-cell office:value-type="float" office:value="0.485848404581893" calcext:value-type="float">
            <text:p>0,485848404581893</text:p>
          </table:table-cell>
          <table:table-cell office:value-type="float" office:value="0.5" calcext:value-type="float">
            <text:p>0,5</text:p>
          </table:table-cell>
          <table:table-cell office:value-type="float" office:value="0.00650557620817844" calcext:value-type="float">
            <text:p>0,006505576208178</text:p>
          </table:table-cell>
          <table:table-cell office:value-type="float" office:value="0.0128440366972477" calcext:value-type="float">
            <text:p>0,012844036697248</text:p>
          </table:table-cell>
          <table:table-cell office:value-type="float" office:value="0.921431721299427" calcext:value-type="float">
            <text:p>0,921431721299427</text:p>
          </table:table-cell>
          <table:table-cell office:value-type="float" office:value="0.999441964285714" calcext:value-type="float">
            <text:p>0,999441964285714</text:p>
          </table:table-cell>
          <table:table-cell office:value-type="float" office:value="0.958852772466539" calcext:value-type="float">
            <text:p>0,958852772466539</text:p>
          </table:table-cell>
        </table:table-row>
        <table:table-row table:style-name="ro1">
          <table:table-cell office:value-type="string" calcext:value-type="string">
            <text:p>fintoc2020_fr_dev__deft2011_train_ngramChar_abs_4,5_RF50.model.txt</text:p>
          </table:table-cell>
          <table:table-cell office:value-type="float" office:value="0.960634547591069" calcext:value-type="float">
            <text:p>0,960634547591069</text:p>
          </table:table-cell>
          <table:table-cell office:value-type="float" office:value="0.50185873605948" calcext:value-type="float">
            <text:p>0,50185873605948</text:p>
          </table:table-cell>
          <table:table-cell office:value-type="float" office:value="0.483214407067618" calcext:value-type="float">
            <text:p>0,483214407067618</text:p>
          </table:table-cell>
          <table:table-cell office:value-type="float" office:value="1" calcext:value-type="float">
            <text:p>1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40740740740741" calcext:value-type="float">
            <text:p>0,007407407407407</text:p>
          </table:table-cell>
          <table:table-cell office:value-type="float" office:value="0.921269095182139" calcext:value-type="float">
            <text:p>0,921269095182139</text:p>
          </table:table-cell>
          <table:table-cell office:value-type="float" office:value="1" calcext:value-type="float">
            <text:p>1</text:p>
          </table:table-cell>
          <table:table-cell office:value-type="float" office:value="0.959021406727829" calcext:value-type="float">
            <text:p>0,959021406727829</text:p>
          </table:table-cell>
        </table:table-row>
        <table:table-row table:style-name="ro1">
          <table:table-cell office:value-type="string" calcext:value-type="string">
            <text:p>fintoc2020_fr_dev__deft2011_train_ngramChar_abs_4,6_RF50.model.txt</text:p>
          </table:table-cell>
          <table:table-cell office:value-type="float" office:value="0.960533078786989" calcext:value-type="float">
            <text:p>0,960533078786989</text:p>
          </table:table-cell>
          <table:table-cell office:value-type="float" office:value="0.50046468401487" calcext:value-type="float">
            <text:p>0,50046468401487</text:p>
          </table:table-cell>
          <table:table-cell office:value-type="float" office:value="0.480384225016574" calcext:value-type="float">
            <text:p>0,480384225016574</text:p>
          </table:table-cell>
          <table:table-cell office:value-type="float" office:value="1" calcext:value-type="float">
            <text:p>1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701021355617" calcext:value-type="float">
            <text:p>0,001857010213556</text:p>
          </table:table-cell>
          <table:table-cell office:value-type="float" office:value="0.921066157573978" calcext:value-type="float">
            <text:p>0,921066157573978</text:p>
          </table:table-cell>
          <table:table-cell office:value-type="float" office:value="1" calcext:value-type="float">
            <text:p>1</text:p>
          </table:table-cell>
          <table:table-cell office:value-type="float" office:value="0.958911439819592" calcext:value-type="float">
            <text:p>0,958911439819592</text:p>
          </table:table-cell>
        </table:table-row>
        <table:table-row table:style-name="ro1">
          <table:table-cell office:value-type="string" calcext:value-type="string">
            <text:p>fintoc2020_fr_dev__deft2011_train_ngramChar_abs_5,5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5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abs_6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ngramChar_rel_1,1_RF50.model.txt</text:p>
          </table:table-cell>
          <table:table-cell office:value-type="float" office:value="0.56930244832336" calcext:value-type="float">
            <text:p>0,56930244832336</text:p>
          </table:table-cell>
          <table:table-cell office:value-type="float" office:value="0.587341035391852" calcext:value-type="float">
            <text:p>0,587341035391852</text:p>
          </table:table-cell>
          <table:table-cell office:value-type="float" office:value="0.576345842871841" calcext:value-type="float">
            <text:p>0,576345842871841</text:p>
          </table:table-cell>
          <table:table-cell office:value-type="float" office:value="0.203450754852624" calcext:value-type="float">
            <text:p>0,203450754852624</text:p>
          </table:table-cell>
          <table:table-cell office:value-type="float" office:value="0.263011152416357" calcext:value-type="float">
            <text:p>0,263011152416357</text:p>
          </table:table-cell>
          <table:table-cell office:value-type="float" office:value="0.229428455614106" calcext:value-type="float">
            <text:p>0,229428455614106</text:p>
          </table:table-cell>
          <table:table-cell office:value-type="float" office:value="0.935154141794096" calcext:value-type="float">
            <text:p>0,935154141794096</text:p>
          </table:table-cell>
          <table:table-cell office:value-type="float" office:value="0.911670918367347" calcext:value-type="float">
            <text:p>0,911670918367347</text:p>
          </table:table-cell>
          <table:table-cell office:value-type="float" office:value="0.923263230129576" calcext:value-type="float">
            <text:p>0,923263230129576</text:p>
          </table:table-cell>
        </table:table-row>
        <table:table-row table:style-name="ro1">
          <table:table-cell office:value-type="string" calcext:value-type="string">
            <text:p>fintoc2020_fr_dev__deft2011_train_ngramChar_rel_1,2_RF50.model.txt</text:p>
          </table:table-cell>
          <table:table-cell office:value-type="float" office:value="0.604177212330887" calcext:value-type="float">
            <text:p>0,604177212330887</text:p>
          </table:table-cell>
          <table:table-cell office:value-type="float" office:value="0.621998224243229" calcext:value-type="float">
            <text:p>0,621998224243229</text:p>
          </table:table-cell>
          <table:table-cell office:value-type="float" office:value="0.611946830129793" calcext:value-type="float">
            <text:p>0,611946830129793</text:p>
          </table:table-cell>
          <table:table-cell office:value-type="float" office:value="0.26775956284153" calcext:value-type="float">
            <text:p>0,26775956284153</text:p>
          </table:table-cell>
          <table:table-cell office:value-type="float" office:value="0.318773234200743" calcext:value-type="float">
            <text:p>0,318773234200743</text:p>
          </table:table-cell>
          <table:table-cell office:value-type="float" office:value="0.291047942299533" calcext:value-type="float">
            <text:p>0,291047942299533</text:p>
          </table:table-cell>
          <table:table-cell office:value-type="float" office:value="0.940594861820245" calcext:value-type="float">
            <text:p>0,940594861820245</text:p>
          </table:table-cell>
          <table:table-cell office:value-type="float" office:value="0.925223214285714" calcext:value-type="float">
            <text:p>0,925223214285714</text:p>
          </table:table-cell>
          <table:table-cell office:value-type="float" office:value="0.932845717960053" calcext:value-type="float">
            <text:p>0,932845717960053</text:p>
          </table:table-cell>
        </table:table-row>
        <table:table-row table:style-name="ro1">
          <table:table-cell office:value-type="string" calcext:value-type="string">
            <text:p>fintoc2020_fr_dev__deft2011_train_ngramChar_rel_1,3_RF50.model.txt</text:p>
          </table:table-cell>
          <table:table-cell office:value-type="float" office:value="0.626873683083905" calcext:value-type="float">
            <text:p>0,626873683083905</text:p>
          </table:table-cell>
          <table:table-cell office:value-type="float" office:value="0.613031719425688" calcext:value-type="float">
            <text:p>0,613031719425688</text:p>
          </table:table-cell>
          <table:table-cell office:value-type="float" office:value="0.619357672167508" calcext:value-type="float">
            <text:p>0,619357672167508</text:p>
          </table:table-cell>
          <table:table-cell office:value-type="float" office:value="0.315068493150685" calcext:value-type="float">
            <text:p>0,315068493150685</text:p>
          </table:table-cell>
          <table:table-cell office:value-type="float" office:value="0.277881040892193" calcext:value-type="float">
            <text:p>0,277881040892193</text:p>
          </table:table-cell>
          <table:table-cell office:value-type="float" office:value="0.295308641975309" calcext:value-type="float">
            <text:p>0,295308641975309</text:p>
          </table:table-cell>
          <table:table-cell office:value-type="float" office:value="0.938678873017126" calcext:value-type="float">
            <text:p>0,938678873017126</text:p>
          </table:table-cell>
          <table:table-cell office:value-type="float" office:value="0.948182397959184" calcext:value-type="float">
            <text:p>0,948182397959184</text:p>
          </table:table-cell>
          <table:table-cell office:value-type="float" office:value="0.943406702359706" calcext:value-type="float">
            <text:p>0,943406702359706</text:p>
          </table:table-cell>
        </table:table-row>
        <table:table-row table:style-name="ro1">
          <table:table-cell office:value-type="string" calcext:value-type="string">
            <text:p>fintoc2020_fr_dev__deft2011_train_ngramChar_rel_1,4_RF50.model.txt</text:p>
          </table:table-cell>
          <table:table-cell office:value-type="float" office:value="0.638877421832375" calcext:value-type="float">
            <text:p>0,638877421832375</text:p>
          </table:table-cell>
          <table:table-cell office:value-type="float" office:value="0.594688703199681" calcext:value-type="float">
            <text:p>0,594688703199681</text:p>
          </table:table-cell>
          <table:table-cell office:value-type="float" office:value="0.610830127023861" calcext:value-type="float">
            <text:p>0,610830127023861</text:p>
          </table:table-cell>
          <table:table-cell office:value-type="float" office:value="0.342215988779804" calcext:value-type="float">
            <text:p>0,342215988779804</text:p>
          </table:table-cell>
          <table:table-cell office:value-type="float" office:value="0.226765799256506" calcext:value-type="float">
            <text:p>0,226765799256506</text:p>
          </table:table-cell>
          <table:table-cell office:value-type="float" office:value="0.272778088317496" calcext:value-type="float">
            <text:p>0,272778088317496</text:p>
          </table:table-cell>
          <table:table-cell office:value-type="float" office:value="0.935538854884946" calcext:value-type="float">
            <text:p>0,935538854884946</text:p>
          </table:table-cell>
          <table:table-cell office:value-type="float" office:value="0.962611607142857" calcext:value-type="float">
            <text:p>0,962611607142857</text:p>
          </table:table-cell>
          <table:table-cell office:value-type="float" office:value="0.948882165730226" calcext:value-type="float">
            <text:p>0,948882165730226</text:p>
          </table:table-cell>
        </table:table-row>
        <table:table-row table:style-name="ro1">
          <table:table-cell office:value-type="string" calcext:value-type="string">
            <text:p>fintoc2020_fr_dev__deft2011_train_ngramChar_rel_1,5_RF50.model.txt</text:p>
          </table:table-cell>
          <table:table-cell office:value-type="float" office:value="0.668932961804215" calcext:value-type="float">
            <text:p>0,668932961804215</text:p>
          </table:table-cell>
          <table:table-cell office:value-type="float" office:value="0.592475378859722" calcext:value-type="float">
            <text:p>0,592475378859722</text:p>
          </table:table-cell>
          <table:table-cell office:value-type="float" office:value="0.61568918247743" calcext:value-type="float">
            <text:p>0,61568918247743</text:p>
          </table:table-cell>
          <table:table-cell office:value-type="float" office:value="0.402826855123675" calcext:value-type="float">
            <text:p>0,402826855123675</text:p>
          </table:table-cell>
          <table:table-cell office:value-type="float" office:value="0.211895910780669" calcext:value-type="float">
            <text:p>0,211895910780669</text:p>
          </table:table-cell>
          <table:table-cell office:value-type="float" office:value="0.277710109622412" calcext:value-type="float">
            <text:p>0,277710109622412</text:p>
          </table:table-cell>
          <table:table-cell office:value-type="float" office:value="0.935039068484756" calcext:value-type="float">
            <text:p>0,935039068484756</text:p>
          </table:table-cell>
          <table:table-cell office:value-type="float" office:value="0.973054846938775" calcext:value-type="float">
            <text:p>0,973054846938775</text:p>
          </table:table-cell>
          <table:table-cell office:value-type="float" office:value="0.953668255332448" calcext:value-type="float">
            <text:p>0,953668255332448</text:p>
          </table:table-cell>
        </table:table-row>
        <table:table-row table:style-name="ro1">
          <table:table-cell office:value-type="string" calcext:value-type="string">
            <text:p>fintoc2020_fr_dev__deft2011_train_ngramChar_rel_1,6_RF50.model.txt</text:p>
          </table:table-cell>
          <table:table-cell office:value-type="float" office:value="0.677287724598505" calcext:value-type="float">
            <text:p>0,677287724598505</text:p>
          </table:table-cell>
          <table:table-cell office:value-type="float" office:value="0.566084853434868" calcext:value-type="float">
            <text:p>0,566084853434868</text:p>
          </table:table-cell>
          <table:table-cell office:value-type="float" office:value="0.588586541444903" calcext:value-type="float">
            <text:p>0,588586541444903</text:p>
          </table:table-cell>
          <table:table-cell office:value-type="float" office:value="0.423684210526316" calcext:value-type="float">
            <text:p>0,423684210526316</text:p>
          </table:table-cell>
          <table:table-cell office:value-type="float" office:value="0.149628252788104" calcext:value-type="float">
            <text:p>0,149628252788104</text:p>
          </table:table-cell>
          <table:table-cell office:value-type="float" office:value="0.221153846153846" calcext:value-type="float">
            <text:p>0,221153846153846</text:p>
          </table:table-cell>
          <table:table-cell office:value-type="float" office:value="0.930891238670695" calcext:value-type="float">
            <text:p>0,930891238670695</text:p>
          </table:table-cell>
          <table:table-cell office:value-type="float" office:value="0.982541454081633" calcext:value-type="float">
            <text:p>0,982541454081633</text:p>
          </table:table-cell>
          <table:table-cell office:value-type="float" office:value="0.95601923673596" calcext:value-type="float">
            <text:p>0,95601923673596</text:p>
          </table:table-cell>
        </table:table-row>
        <table:table-row table:style-name="ro1">
          <table:table-cell office:value-type="string" calcext:value-type="string">
            <text:p>fintoc2020_fr_dev__deft2011_train_ngramChar_rel_2,2_RF50.model.txt</text:p>
          </table:table-cell>
          <table:table-cell office:value-type="float" office:value="0.619740646195033" calcext:value-type="float">
            <text:p>0,619740646195033</text:p>
          </table:table-cell>
          <table:table-cell office:value-type="float" office:value="0.633710750796601" calcext:value-type="float">
            <text:p>0,633710750796601</text:p>
          </table:table-cell>
          <table:table-cell office:value-type="float" office:value="0.62612896612013" calcext:value-type="float">
            <text:p>0,62612896612013</text:p>
          </table:table-cell>
          <table:table-cell office:value-type="float" office:value="0.297119341563786" calcext:value-type="float">
            <text:p>0,297119341563786</text:p>
          </table:table-cell>
          <table:table-cell office:value-type="float" office:value="0.335501858736059" calcext:value-type="float">
            <text:p>0,335501858736059</text:p>
          </table:table-cell>
          <table:table-cell office:value-type="float" office:value="0.315146224356176" calcext:value-type="float">
            <text:p>0,315146224356176</text:p>
          </table:table-cell>
          <table:table-cell office:value-type="float" office:value="0.94236195082628" calcext:value-type="float">
            <text:p>0,94236195082628</text:p>
          </table:table-cell>
          <table:table-cell office:value-type="float" office:value="0.931919642857143" calcext:value-type="float">
            <text:p>0,931919642857143</text:p>
          </table:table-cell>
          <table:table-cell office:value-type="float" office:value="0.937111707884084" calcext:value-type="float">
            <text:p>0,937111707884084</text:p>
          </table:table-cell>
        </table:table-row>
        <table:table-row table:style-name="ro1">
          <table:table-cell office:value-type="string" calcext:value-type="string">
            <text:p>fintoc2020_fr_dev__deft2011_train_ngramChar_rel_2,3_RF50.model.txt</text:p>
          </table:table-cell>
          <table:table-cell office:value-type="float" office:value="0.621565832529794" calcext:value-type="float">
            <text:p>0,621565832529794</text:p>
          </table:table-cell>
          <table:table-cell office:value-type="float" office:value="0.6142915228359" calcext:value-type="float">
            <text:p>0,6142915228359</text:p>
          </table:table-cell>
          <table:table-cell office:value-type="float" office:value="0.617758704469024" calcext:value-type="float">
            <text:p>0,617758704469024</text:p>
          </table:table-cell>
          <table:table-cell office:value-type="float" office:value="0.304174950298211" calcext:value-type="float">
            <text:p>0,304174950298211</text:p>
          </table:table-cell>
          <table:table-cell office:value-type="float" office:value="0.284386617100372" calcext:value-type="float">
            <text:p>0,284386617100372</text:p>
          </table:table-cell>
          <table:table-cell office:value-type="float" office:value="0.293948126801153" calcext:value-type="float">
            <text:p>0,293948126801153</text:p>
          </table:table-cell>
          <table:table-cell office:value-type="float" office:value="0.938956714761376" calcext:value-type="float">
            <text:p>0,938956714761376</text:p>
          </table:table-cell>
          <table:table-cell office:value-type="float" office:value="0.944196428571429" calcext:value-type="float">
            <text:p>0,944196428571429</text:p>
          </table:table-cell>
          <table:table-cell office:value-type="float" office:value="0.941569282136895" calcext:value-type="float">
            <text:p>0,941569282136895</text:p>
          </table:table-cell>
        </table:table-row>
        <table:table-row table:style-name="ro1">
          <table:table-cell office:value-type="string" calcext:value-type="string">
            <text:p>fintoc2020_fr_dev__deft2011_train_ngramChar_rel_2,4_RF50.model.txt</text:p>
          </table:table-cell>
          <table:table-cell office:value-type="float" office:value="0.632565405461551" calcext:value-type="float">
            <text:p>0,632565405461551</text:p>
          </table:table-cell>
          <table:table-cell office:value-type="float" office:value="0.591342563396176" calcext:value-type="float">
            <text:p>0,591342563396176</text:p>
          </table:table-cell>
          <table:table-cell office:value-type="float" office:value="0.606482971494696" calcext:value-type="float">
            <text:p>0,606482971494696</text:p>
          </table:table-cell>
          <table:table-cell office:value-type="float" office:value="0.330097087378641" calcext:value-type="float">
            <text:p>0,330097087378641</text:p>
          </table:table-cell>
          <table:table-cell office:value-type="float" office:value="0.221189591078067" calcext:value-type="float">
            <text:p>0,221189591078067</text:p>
          </table:table-cell>
          <table:table-cell office:value-type="float" office:value="0.26488592097941" calcext:value-type="float">
            <text:p>0,26488592097941</text:p>
          </table:table-cell>
          <table:table-cell office:value-type="float" office:value="0.935033723544461" calcext:value-type="float">
            <text:p>0,935033723544461</text:p>
          </table:table-cell>
          <table:table-cell office:value-type="float" office:value="0.961495535714286" calcext:value-type="float">
            <text:p>0,961495535714286</text:p>
          </table:table-cell>
          <table:table-cell office:value-type="float" office:value="0.948080022009983" calcext:value-type="float">
            <text:p>0,948080022009983</text:p>
          </table:table-cell>
        </table:table-row>
        <table:table-row table:style-name="ro1">
          <table:table-cell office:value-type="string" calcext:value-type="string">
            <text:p>fintoc2020_fr_dev__deft2011_train_ngramChar_rel_2,5_RF50.model.txt</text:p>
          </table:table-cell>
          <table:table-cell office:value-type="float" office:value="0.645208834002842" calcext:value-type="float">
            <text:p>0,645208834002842</text:p>
          </table:table-cell>
          <table:table-cell office:value-type="float" office:value="0.576662490042485" calcext:value-type="float">
            <text:p>0,576662490042485</text:p>
          </table:table-cell>
          <table:table-cell office:value-type="float" office:value="0.596270975916986" calcext:value-type="float">
            <text:p>0,596270975916986</text:p>
          </table:table-cell>
          <table:table-cell office:value-type="float" office:value="0.357798165137615" calcext:value-type="float">
            <text:p>0,357798165137615</text:p>
          </table:table-cell>
          <table:table-cell office:value-type="float" office:value="0.181226765799257" calcext:value-type="float">
            <text:p>0,181226765799257</text:p>
          </table:table-cell>
          <table:table-cell office:value-type="float" office:value="0.240592227020358" calcext:value-type="float">
            <text:p>0,240592227020358</text:p>
          </table:table-cell>
          <table:table-cell office:value-type="float" office:value="0.932619502868069" calcext:value-type="float">
            <text:p>0,932619502868069</text:p>
          </table:table-cell>
          <table:table-cell office:value-type="float" office:value="0.972098214285714" calcext:value-type="float">
            <text:p>0,972098214285714</text:p>
          </table:table-cell>
          <table:table-cell office:value-type="float" office:value="0.951949724813615" calcext:value-type="float">
            <text:p>0,951949724813615</text:p>
          </table:table-cell>
        </table:table-row>
        <table:table-row table:style-name="ro1">
          <table:table-cell office:value-type="string" calcext:value-type="string">
            <text:p>fintoc2020_fr_dev__deft2011_train_ngramChar_rel_2,6_RF50.model.txt</text:p>
          </table:table-cell>
          <table:table-cell office:value-type="float" office:value="0.664430049997294" calcext:value-type="float">
            <text:p>0,664430049997294</text:p>
          </table:table-cell>
          <table:table-cell office:value-type="float" office:value="0.565513185408922" calcext:value-type="float">
            <text:p>0,565513185408922</text:p>
          </table:table-cell>
          <table:table-cell office:value-type="float" office:value="0.586739292811117" calcext:value-type="float">
            <text:p>0,586739292811117</text:p>
          </table:table-cell>
          <table:table-cell office:value-type="float" office:value="0.398034398034398" calcext:value-type="float">
            <text:p>0,398034398034398</text:p>
          </table:table-cell>
          <table:table-cell office:value-type="float" office:value="0.150557620817844" calcext:value-type="float">
            <text:p>0,150557620817844</text:p>
          </table:table-cell>
          <table:table-cell office:value-type="float" office:value="0.218476062036413" calcext:value-type="float">
            <text:p>0,218476062036413</text:p>
          </table:table-cell>
          <table:table-cell office:value-type="float" office:value="0.930825701960191" calcext:value-type="float">
            <text:p>0,930825701960191</text:p>
          </table:table-cell>
          <table:table-cell office:value-type="float" office:value="0.98046875" calcext:value-type="float">
            <text:p>0,98046875</text:p>
          </table:table-cell>
          <table:table-cell office:value-type="float" office:value="0.955002523585821" calcext:value-type="float">
            <text:p>0,955002523585821</text:p>
          </table:table-cell>
        </table:table-row>
        <table:table-row table:style-name="ro1">
          <table:table-cell office:value-type="string" calcext:value-type="string">
            <text:p>fintoc2020_fr_dev__deft2011_train_ngramChar_rel_3,3_RF50.model.txt</text:p>
          </table:table-cell>
          <table:table-cell office:value-type="float" office:value="0.639956816384657" calcext:value-type="float">
            <text:p>0,639956816384657</text:p>
          </table:table-cell>
          <table:table-cell office:value-type="float" office:value="0.599082752873454" calcext:value-type="float">
            <text:p>0,599082752873454</text:p>
          </table:table-cell>
          <table:table-cell office:value-type="float" office:value="0.614538277051684" calcext:value-type="float">
            <text:p>0,614538277051684</text:p>
          </table:table-cell>
          <table:table-cell office:value-type="float" office:value="0.34366576819407" calcext:value-type="float">
            <text:p>0,34366576819407</text:p>
          </table:table-cell>
          <table:table-cell office:value-type="float" office:value="0.236988847583643" calcext:value-type="float">
            <text:p>0,236988847583643</text:p>
          </table:table-cell>
          <table:table-cell office:value-type="float" office:value="0.28052805280528" calcext:value-type="float">
            <text:p>0,28052805280528</text:p>
          </table:table-cell>
          <table:table-cell office:value-type="float" office:value="0.936247864575245" calcext:value-type="float">
            <text:p>0,936247864575245</text:p>
          </table:table-cell>
          <table:table-cell office:value-type="float" office:value="0.961176658163265" calcext:value-type="float">
            <text:p>0,961176658163265</text:p>
          </table:table-cell>
          <table:table-cell office:value-type="float" office:value="0.948548501298088" calcext:value-type="float">
            <text:p>0,948548501298088</text:p>
          </table:table-cell>
        </table:table-row>
        <table:table-row table:style-name="ro1">
          <table:table-cell office:value-type="string" calcext:value-type="string">
            <text:p>fintoc2020_fr_dev__deft2011_train_ngramChar_rel_3,4_RF50.model.txt</text:p>
          </table:table-cell>
          <table:table-cell office:value-type="float" office:value="0.64841255305985" calcext:value-type="float">
            <text:p>0,64841255305985</text:p>
          </table:table-cell>
          <table:table-cell office:value-type="float" office:value="0.586034852486534" calcext:value-type="float">
            <text:p>0,586034852486534</text:p>
          </table:table-cell>
          <table:table-cell office:value-type="float" office:value="0.605720673124597" calcext:value-type="float">
            <text:p>0,605720673124597</text:p>
          </table:table-cell>
          <table:table-cell office:value-type="float" office:value="0.362728785357737" calcext:value-type="float">
            <text:p>0,362728785357737</text:p>
          </table:table-cell>
          <table:table-cell office:value-type="float" office:value="0.202602230483271" calcext:value-type="float">
            <text:p>0,202602230483271</text:p>
          </table:table-cell>
          <table:table-cell office:value-type="float" office:value="0.259988073941562" calcext:value-type="float">
            <text:p>0,259988073941562</text:p>
          </table:table-cell>
          <table:table-cell office:value-type="float" office:value="0.934096320761963" calcext:value-type="float">
            <text:p>0,934096320761963</text:p>
          </table:table-cell>
          <table:table-cell office:value-type="float" office:value="0.969467474489796" calcext:value-type="float">
            <text:p>0,969467474489796</text:p>
          </table:table-cell>
          <table:table-cell office:value-type="float" office:value="0.951453272307632" calcext:value-type="float">
            <text:p>0,951453272307632</text:p>
          </table:table-cell>
        </table:table-row>
        <table:table-row table:style-name="ro1">
          <table:table-cell office:value-type="string" calcext:value-type="string">
            <text:p>fintoc2020_fr_dev__deft2011_train_ngramChar_rel_3,5_RF50.model.txt</text:p>
          </table:table-cell>
          <table:table-cell office:value-type="float" office:value="0.658370898249276" calcext:value-type="float">
            <text:p>0,658370898249276</text:p>
          </table:table-cell>
          <table:table-cell office:value-type="float" office:value="0.568194305487065" calcext:value-type="float">
            <text:p>0,568194305487065</text:p>
          </table:table-cell>
          <table:table-cell office:value-type="float" office:value="0.589184924905164" calcext:value-type="float">
            <text:p>0,589184924905164</text:p>
          </table:table-cell>
          <table:table-cell office:value-type="float" office:value="0.385487528344671" calcext:value-type="float">
            <text:p>0,385487528344671</text:p>
          </table:table-cell>
          <table:table-cell office:value-type="float" office:value="0.157992565055762" calcext:value-type="float">
            <text:p>0,157992565055762</text:p>
          </table:table-cell>
          <table:table-cell office:value-type="float" office:value="0.22412656558998" calcext:value-type="float">
            <text:p>0,22412656558998</text:p>
          </table:table-cell>
          <table:table-cell office:value-type="float" office:value="0.931254268153881" calcext:value-type="float">
            <text:p>0,931254268153881</text:p>
          </table:table-cell>
          <table:table-cell office:value-type="float" office:value="0.978396045918367" calcext:value-type="float">
            <text:p>0,978396045918367</text:p>
          </table:table-cell>
          <table:table-cell office:value-type="float" office:value="0.954243284220348" calcext:value-type="float">
            <text:p>0,954243284220348</text:p>
          </table:table-cell>
        </table:table-row>
        <table:table-row table:style-name="ro1">
          <table:table-cell office:value-type="string" calcext:value-type="string">
            <text:p>fintoc2020_fr_dev__deft2011_train_ngramChar_rel_3,6_RF50.model.txt</text:p>
          </table:table-cell>
          <table:table-cell office:value-type="float" office:value="0.665148021009796" calcext:value-type="float">
            <text:p>0,665148021009796</text:p>
          </table:table-cell>
          <table:table-cell office:value-type="float" office:value="0.541378955741218" calcext:value-type="float">
            <text:p>0,541378955741218</text:p>
          </table:table-cell>
          <table:table-cell office:value-type="float" office:value="0.555040508955251" calcext:value-type="float">
            <text:p>0,555040508955251</text:p>
          </table:table-cell>
          <table:table-cell office:value-type="float" office:value="0.403162055335968" calcext:value-type="float">
            <text:p>0,403162055335968</text:p>
          </table:table-cell>
          <table:table-cell office:value-type="float" office:value="0.0947955390334572" calcext:value-type="float">
            <text:p>0,094795539033457</text:p>
          </table:table-cell>
          <table:table-cell office:value-type="float" office:value="0.153498871331828" calcext:value-type="float">
            <text:p>0,153498871331828</text:p>
          </table:table-cell>
          <table:table-cell office:value-type="float" office:value="0.927133986683624" calcext:value-type="float">
            <text:p>0,927133986683624</text:p>
          </table:table-cell>
          <table:table-cell office:value-type="float" office:value="0.98796237244898" calcext:value-type="float">
            <text:p>0,98796237244898</text:p>
          </table:table-cell>
          <table:table-cell office:value-type="float" office:value="0.956582146578673" calcext:value-type="float">
            <text:p>0,956582146578673</text:p>
          </table:table-cell>
        </table:table-row>
        <table:table-row table:style-name="ro1">
          <table:table-cell office:value-type="string" calcext:value-type="string">
            <text:p>fintoc2020_fr_dev__deft2011_train_ngramChar_rel_4,4_RF50.model.txt</text:p>
          </table:table-cell>
          <table:table-cell office:value-type="float" office:value="0.651250406608748" calcext:value-type="float">
            <text:p>0,651250406608748</text:p>
          </table:table-cell>
          <table:table-cell office:value-type="float" office:value="0.552914262243001" calcext:value-type="float">
            <text:p>0,552914262243001</text:p>
          </table:table-cell>
          <table:table-cell office:value-type="float" office:value="0.570287200365743" calcext:value-type="float">
            <text:p>0,570287200365743</text:p>
          </table:table-cell>
          <table:table-cell office:value-type="float" office:value="0.373595505617978" calcext:value-type="float">
            <text:p>0,373595505617978</text:p>
          </table:table-cell>
          <table:table-cell office:value-type="float" office:value="0.12360594795539" calcext:value-type="float">
            <text:p>0,12360594795539</text:p>
          </table:table-cell>
          <table:table-cell office:value-type="float" office:value="0.185754189944134" calcext:value-type="float">
            <text:p>0,185754189944134</text:p>
          </table:table-cell>
          <table:table-cell office:value-type="float" office:value="0.928905307599518" calcext:value-type="float">
            <text:p>0,928905307599518</text:p>
          </table:table-cell>
          <table:table-cell office:value-type="float" office:value="0.982222576530612" calcext:value-type="float">
            <text:p>0,982222576530612</text:p>
          </table:table-cell>
          <table:table-cell office:value-type="float" office:value="0.954820210787353" calcext:value-type="float">
            <text:p>0,954820210787353</text:p>
          </table:table-cell>
        </table:table-row>
        <table:table-row table:style-name="ro1">
          <table:table-cell office:value-type="string" calcext:value-type="string">
            <text:p>fintoc2020_fr_dev__deft2011_train_ngramChar_rel_4,5_RF50.model.txt</text:p>
          </table:table-cell>
          <table:table-cell office:value-type="float" office:value="0.651134883958434" calcext:value-type="float">
            <text:p>0,651134883958434</text:p>
          </table:table-cell>
          <table:table-cell office:value-type="float" office:value="0.547365318687884" calcext:value-type="float">
            <text:p>0,547365318687884</text:p>
          </table:table-cell>
          <table:table-cell office:value-type="float" office:value="0.563002625305987" calcext:value-type="float">
            <text:p>0,563002625305987</text:p>
          </table:table-cell>
          <table:table-cell office:value-type="float" office:value="0.374213836477987" calcext:value-type="float">
            <text:p>0,374213836477987</text:p>
          </table:table-cell>
          <table:table-cell office:value-type="float" office:value="0.110594795539033" calcext:value-type="float">
            <text:p>0,110594795539033</text:p>
          </table:table-cell>
          <table:table-cell office:value-type="float" office:value="0.170731707317073" calcext:value-type="float">
            <text:p>0,170731707317073</text:p>
          </table:table-cell>
          <table:table-cell office:value-type="float" office:value="0.928055931438881" calcext:value-type="float">
            <text:p>0,928055931438881</text:p>
          </table:table-cell>
          <table:table-cell office:value-type="float" office:value="0.984135841836735" calcext:value-type="float">
            <text:p>0,984135841836735</text:p>
          </table:table-cell>
          <table:table-cell office:value-type="float" office:value="0.955273543294901" calcext:value-type="float">
            <text:p>0,955273543294901</text:p>
          </table:table-cell>
        </table:table-row>
        <table:table-row table:style-name="ro1">
          <table:table-cell office:value-type="string" calcext:value-type="string">
            <text:p>fintoc2020_fr_dev__deft2011_train_ngramChar_rel_4,6_RF50.model.txt</text:p>
          </table:table-cell>
          <table:table-cell office:value-type="float" office:value="0.659499649336466" calcext:value-type="float">
            <text:p>0,659499649336466</text:p>
          </table:table-cell>
          <table:table-cell office:value-type="float" office:value="0.523404160107351" calcext:value-type="float">
            <text:p>0,523404160107351</text:p>
          </table:table-cell>
          <table:table-cell office:value-type="float" office:value="0.526149815057398" calcext:value-type="float">
            <text:p>0,526149815057398</text:p>
          </table:table-cell>
          <table:table-cell office:value-type="float" office:value="0.394557823129252" calcext:value-type="float">
            <text:p>0,394557823129252</text:p>
          </table:table-cell>
          <table:table-cell office:value-type="float" office:value="0.0539033457249071" calcext:value-type="float">
            <text:p>0,053903345724907</text:p>
          </table:table-cell>
          <table:table-cell office:value-type="float" office:value="0.0948487326246934" calcext:value-type="float">
            <text:p>0,094848732624693</text:p>
          </table:table-cell>
          <table:table-cell office:value-type="float" office:value="0.92444147554368" calcext:value-type="float">
            <text:p>0,92444147554368</text:p>
          </table:table-cell>
          <table:table-cell office:value-type="float" office:value="0.992904974489796" calcext:value-type="float">
            <text:p>0,992904974489796</text:p>
          </table:table-cell>
          <table:table-cell office:value-type="float" office:value="0.957450897490103" calcext:value-type="float">
            <text:p>0,957450897490103</text:p>
          </table:table-cell>
        </table:table-row>
        <table:table-row table:style-name="ro1">
          <table:table-cell office:value-type="string" calcext:value-type="string">
            <text:p>fintoc2020_fr_dev__deft2011_train_ngramChar_rel_5,5_RF50.model.txt</text:p>
          </table:table-cell>
          <table:table-cell office:value-type="float" office:value="0.752411203466866" calcext:value-type="float">
            <text:p>0,752411203466866</text:p>
          </table:table-cell>
          <table:table-cell office:value-type="float" office:value="0.518745762129201" calcext:value-type="float">
            <text:p>0,518745762129201</text:p>
          </table:table-cell>
          <table:table-cell office:value-type="float" office:value="0.517000349959171" calcext:value-type="float">
            <text:p>0,517000349959171</text:p>
          </table:table-cell>
          <table:table-cell office:value-type="float" office:value="0.581081081081081" calcext:value-type="float">
            <text:p>0,581081081081081</text:p>
          </table:table-cell>
          <table:table-cell office:value-type="float" office:value="0.0399628252788104" calcext:value-type="float">
            <text:p>0,03996282527881</text:p>
          </table:table-cell>
          <table:table-cell office:value-type="float" office:value="0.0747826086956522" calcext:value-type="float">
            <text:p>0,074782608695652</text:p>
          </table:table-cell>
          <table:table-cell office:value-type="float" office:value="0.92374132585265" calcext:value-type="float">
            <text:p>0,92374132585265</text:p>
          </table:table-cell>
          <table:table-cell office:value-type="float" office:value="0.997528698979592" calcext:value-type="float">
            <text:p>0,997528698979592</text:p>
          </table:table-cell>
          <table:table-cell office:value-type="float" office:value="0.95921809122269" calcext:value-type="float">
            <text:p>0,95921809122269</text:p>
          </table:table-cell>
        </table:table-row>
        <table:table-row table:style-name="ro1">
          <table:table-cell office:value-type="string" calcext:value-type="string">
            <text:p>fintoc2020_fr_dev__deft2011_train_ngramChar_rel_5,6_RF50.model.txt</text:p>
          </table:table-cell>
          <table:table-cell office:value-type="float" office:value="0.701304236594869" calcext:value-type="float">
            <text:p>0,701304236594869</text:p>
          </table:table-cell>
          <table:table-cell office:value-type="float" office:value="0.514749272153099" calcext:value-type="float">
            <text:p>0,514749272153099</text:p>
          </table:table-cell>
          <table:table-cell office:value-type="float" office:value="0.509783642369201" calcext:value-type="float">
            <text:p>0,509783642369201</text:p>
          </table:table-cell>
          <table:table-cell office:value-type="float" office:value="0.47945205479452" calcext:value-type="float">
            <text:p>0,47945205479452</text:p>
          </table:table-cell>
          <table:table-cell office:value-type="float" office:value="0.0325278810408922" calcext:value-type="float">
            <text:p>0,032527881040892</text:p>
          </table:table-cell>
          <table:table-cell office:value-type="float" office:value="0.0609225413402959" calcext:value-type="float">
            <text:p>0,060922541340296</text:p>
          </table:table-cell>
          <table:table-cell office:value-type="float" office:value="0.923156418395217" calcext:value-type="float">
            <text:p>0,923156418395217</text:p>
          </table:table-cell>
          <table:table-cell office:value-type="float" office:value="0.996970663265306" calcext:value-type="float">
            <text:p>0,996970663265306</text:p>
          </table:table-cell>
          <table:table-cell office:value-type="float" office:value="0.958644743398107" calcext:value-type="float">
            <text:p>0,958644743398107</text:p>
          </table:table-cell>
        </table:table-row>
        <table:table-row table:style-name="ro1">
          <table:table-cell office:value-type="string" calcext:value-type="string">
            <text:p>fintoc2020_fr_dev__deft2011_train_ngramChar_rel_6,6_RF50.model.txt</text:p>
          </table:table-cell>
          <table:table-cell office:value-type="float" office:value="0.787972069125519" calcext:value-type="float">
            <text:p>0,787972069125519</text:p>
          </table:table-cell>
          <table:table-cell office:value-type="float" office:value="0.50754089100789" calcext:value-type="float">
            <text:p>0,50754089100789</text:p>
          </table:table-cell>
          <table:table-cell office:value-type="float" office:value="0.494996472027084" calcext:value-type="float">
            <text:p>0,494996472027084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0157992565055762" calcext:value-type="float">
            <text:p>0,015799256505576</text:p>
          </table:table-cell>
          <table:table-cell office:value-type="float" office:value="0.0308529945553539" calcext:value-type="float">
            <text:p>0,030852994555354</text:p>
          </table:table-cell>
          <table:table-cell office:value-type="float" office:value="0.922097984404885" calcext:value-type="float">
            <text:p>0,922097984404885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59139949498814" calcext:value-type="float">
            <text:p>0,959139949498814</text:p>
          </table:table-cell>
        </table:table-row>
        <table:table-row table:style-name="ro1">
          <table:table-cell table:style-name="ce9" office:value-type="string" calcext:value-type="string">
            <text:p>DEFT2011 TRAIN+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ngramChar_abs_1,1_RF50.model.txt</text:p>
          </table:table-cell>
          <table:table-cell office:value-type="float" office:value="0.567296844130827" calcext:value-type="float">
            <text:p>0,567296844130827</text:p>
          </table:table-cell>
          <table:table-cell office:value-type="float" office:value="0.596045266387224" calcext:value-type="float">
            <text:p>0,596045266387224</text:p>
          </table:table-cell>
          <table:table-cell office:value-type="float" office:value="0.576696693147801" calcext:value-type="float">
            <text:p>0,576696693147801</text:p>
          </table:table-cell>
          <table:table-cell office:value-type="float" office:value="0.197754210854648" calcext:value-type="float">
            <text:p>0,197754210854648</text:p>
          </table:table-cell>
          <table:table-cell office:value-type="float" office:value="0.294609665427509" calcext:value-type="float">
            <text:p>0,294609665427509</text:p>
          </table:table-cell>
          <table:table-cell office:value-type="float" office:value="0.23665546845838" calcext:value-type="float">
            <text:p>0,23665546845838</text:p>
          </table:table-cell>
          <table:table-cell office:value-type="float" office:value="0.936839477407007" calcext:value-type="float">
            <text:p>0,936839477407007</text:p>
          </table:table-cell>
          <table:table-cell office:value-type="float" office:value="0.897480867346939" calcext:value-type="float">
            <text:p>0,897480867346939</text:p>
          </table:table-cell>
          <table:table-cell office:value-type="float" office:value="0.916737917837222" calcext:value-type="float">
            <text:p>0,916737917837222</text:p>
          </table:table-cell>
        </table:table-row>
        <table:table-row table:style-name="ro1">
          <table:table-cell office:value-type="string" calcext:value-type="string">
            <text:p>fintoc2020_fr_dev__deft2011_train_test_ngramChar_abs_1,2_RF50.model.txt</text:p>
          </table:table-cell>
          <table:table-cell office:value-type="float" office:value="0.60666175023101" calcext:value-type="float">
            <text:p>0,60666175023101</text:p>
          </table:table-cell>
          <table:table-cell office:value-type="float" office:value="0.618043668443214" calcext:value-type="float">
            <text:p>0,618043668443214</text:p>
          </table:table-cell>
          <table:table-cell office:value-type="float" office:value="0.611890907868051" calcext:value-type="float">
            <text:p>0,611890907868051</text:p>
          </table:table-cell>
          <table:table-cell office:value-type="float" office:value="0.273482959268495" calcext:value-type="float">
            <text:p>0,273482959268495</text:p>
          </table:table-cell>
          <table:table-cell office:value-type="float" office:value="0.305762081784387" calcext:value-type="float">
            <text:p>0,305762081784387</text:p>
          </table:table-cell>
          <table:table-cell office:value-type="float" office:value="0.288723124177271" calcext:value-type="float">
            <text:p>0,288723124177271</text:p>
          </table:table-cell>
          <table:table-cell office:value-type="float" office:value="0.939840541193525" calcext:value-type="float">
            <text:p>0,939840541193525</text:p>
          </table:table-cell>
          <table:table-cell office:value-type="float" office:value="0.930325255102041" calcext:value-type="float">
            <text:p>0,930325255102041</text:p>
          </table:table-cell>
          <table:table-cell office:value-type="float" office:value="0.935058691558832" calcext:value-type="float">
            <text:p>0,935058691558832</text:p>
          </table:table-cell>
        </table:table-row>
        <table:table-row table:style-name="ro1">
          <table:table-cell office:value-type="string" calcext:value-type="string">
            <text:p>fintoc2020_fr_dev__deft2011_train_test_ngramChar_abs_1,3_RF50.model.txt</text:p>
          </table:table-cell>
          <table:table-cell office:value-type="float" office:value="0.642339399580083" calcext:value-type="float">
            <text:p>0,642339399580083</text:p>
          </table:table-cell>
          <table:table-cell office:value-type="float" office:value="0.595246738913967" calcext:value-type="float">
            <text:p>0,595246738913967</text:p>
          </table:table-cell>
          <table:table-cell office:value-type="float" office:value="0.612194810330666" calcext:value-type="float">
            <text:p>0,612194810330666</text:p>
          </table:table-cell>
          <table:table-cell office:value-type="float" office:value="0.349070100143061" calcext:value-type="float">
            <text:p>0,349070100143061</text:p>
          </table:table-cell>
          <table:table-cell office:value-type="float" office:value="0.226765799256506" calcext:value-type="float">
            <text:p>0,226765799256506</text:p>
          </table:table-cell>
          <table:table-cell office:value-type="float" office:value="0.274929577464789" calcext:value-type="float">
            <text:p>0,274929577464789</text:p>
          </table:table-cell>
          <table:table-cell office:value-type="float" office:value="0.935608699017104" calcext:value-type="float">
            <text:p>0,935608699017104</text:p>
          </table:table-cell>
          <table:table-cell office:value-type="float" office:value="0.963727678571429" calcext:value-type="float">
            <text:p>0,963727678571429</text:p>
          </table:table-cell>
          <table:table-cell office:value-type="float" office:value="0.949460043196544" calcext:value-type="float">
            <text:p>0,949460043196544</text:p>
          </table:table-cell>
        </table:table-row>
        <table:table-row table:style-name="ro1">
          <table:table-cell office:value-type="string" calcext:value-type="string">
            <text:p>fintoc2020_fr_dev__deft2011_train_test_ngramChar_abs_1,4_RF50.model.txt</text:p>
          </table:table-cell>
          <table:table-cell office:value-type="float" office:value="0.669907337080358" calcext:value-type="float">
            <text:p>0,669907337080358</text:p>
          </table:table-cell>
          <table:table-cell office:value-type="float" office:value="0.575244285097868" calcext:value-type="float">
            <text:p>0,575244285097868</text:p>
          </table:table-cell>
          <table:table-cell office:value-type="float" office:value="0.598355717238276" calcext:value-type="float">
            <text:p>0,598355717238276</text:p>
          </table:table-cell>
          <table:table-cell office:value-type="float" office:value="0.407488986784141" calcext:value-type="float">
            <text:p>0,407488986784141</text:p>
          </table:table-cell>
          <table:table-cell office:value-type="float" office:value="0.171933085501859" calcext:value-type="float">
            <text:p>0,171933085501859</text:p>
          </table:table-cell>
          <table:table-cell office:value-type="float" office:value="0.241830065359477" calcext:value-type="float">
            <text:p>0,241830065359477</text:p>
          </table:table-cell>
          <table:table-cell office:value-type="float" office:value="0.932325687376576" calcext:value-type="float">
            <text:p>0,932325687376576</text:p>
          </table:table-cell>
          <table:table-cell office:value-type="float" office:value="0.978555484693877" calcext:value-type="float">
            <text:p>0,978555484693877</text:p>
          </table:table-cell>
          <table:table-cell office:value-type="float" office:value="0.954881369117075" calcext:value-type="float">
            <text:p>0,954881369117075</text:p>
          </table:table-cell>
        </table:table-row>
        <table:table-row table:style-name="ro1">
          <table:table-cell office:value-type="string" calcext:value-type="string">
            <text:p>fintoc2020_fr_dev__deft2011_train_test_ngramChar_abs_1,5_RF50.model.txt</text:p>
          </table:table-cell>
          <table:table-cell office:value-type="float" office:value="0.682613646701892" calcext:value-type="float">
            <text:p>0,682613646701892</text:p>
          </table:table-cell>
          <table:table-cell office:value-type="float" office:value="0.539706923080571" calcext:value-type="float">
            <text:p>0,539706923080571</text:p>
          </table:table-cell>
          <table:table-cell office:value-type="float" office:value="0.552874769987894" calcext:value-type="float">
            <text:p>0,552874769987894</text:p>
          </table:table-cell>
          <table:table-cell office:value-type="float" office:value="0.438356164383562" calcext:value-type="float">
            <text:p>0,438356164383562</text:p>
          </table:table-cell>
          <table:table-cell office:value-type="float" office:value="0.0892193308550186" calcext:value-type="float">
            <text:p>0,089219330855019</text:p>
          </table:table-cell>
          <table:table-cell office:value-type="float" office:value="0.148262548262548" calcext:value-type="float">
            <text:p>0,148262548262548</text:p>
          </table:table-cell>
          <table:table-cell office:value-type="float" office:value="0.926871129020222" calcext:value-type="float">
            <text:p>0,926871129020222</text:p>
          </table:table-cell>
          <table:table-cell office:value-type="float" office:value="0.990194515306122" calcext:value-type="float">
            <text:p>0,990194515306122</text:p>
          </table:table-cell>
          <table:table-cell office:value-type="float" office:value="0.957486991713239" calcext:value-type="float">
            <text:p>0,957486991713239</text:p>
          </table:table-cell>
        </table:table-row>
        <table:table-row table:style-name="ro1">
          <table:table-cell office:value-type="string" calcext:value-type="string">
            <text:p>fintoc2020_fr_dev__deft2011_train_test_ngramChar_abs_1,6_RF50.model.txt</text:p>
          </table:table-cell>
          <table:table-cell office:value-type="float" office:value="0.717687752808603" calcext:value-type="float">
            <text:p>0,717687752808603</text:p>
          </table:table-cell>
          <table:table-cell office:value-type="float" office:value="0.518771989511418" calcext:value-type="float">
            <text:p>0,518771989511418</text:p>
          </table:table-cell>
          <table:table-cell office:value-type="float" office:value="0.517273678765108" calcext:value-type="float">
            <text:p>0,517273678765108</text:p>
          </table:table-cell>
          <table:table-cell office:value-type="float" office:value="0.511627906976744" calcext:value-type="float">
            <text:p>0,511627906976744</text:p>
          </table:table-cell>
          <table:table-cell office:value-type="float" office:value="0.0408921933085502" calcext:value-type="float">
            <text:p>0,04089219330855</text:p>
          </table:table-cell>
          <table:table-cell office:value-type="float" office:value="0.0757314974182444" calcext:value-type="float">
            <text:p>0,075731497418244</text:p>
          </table:table-cell>
          <table:table-cell office:value-type="float" office:value="0.923747598640461" calcext:value-type="float">
            <text:p>0,923747598640461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58815860111972" calcext:value-type="float">
            <text:p>0,958815860111972</text:p>
          </table:table-cell>
        </table:table-row>
        <table:table-row table:style-name="ro1">
          <table:table-cell office:value-type="string" calcext:value-type="string">
            <text:p>fintoc2020_fr_dev__deft2011_train_test_ngramChar_abs_2,2_RF50.model.txt</text:p>
          </table:table-cell>
          <table:table-cell office:value-type="float" office:value="0.632093984000825" calcext:value-type="float">
            <text:p>0,632093984000825</text:p>
          </table:table-cell>
          <table:table-cell office:value-type="float" office:value="0.611227512612852" calcext:value-type="float">
            <text:p>0,611227512612852</text:p>
          </table:table-cell>
          <table:table-cell office:value-type="float" office:value="0.620348233679168" calcext:value-type="float">
            <text:p>0,620348233679168</text:p>
          </table:table-cell>
          <table:table-cell office:value-type="float" office:value="0.325867861142217" calcext:value-type="float">
            <text:p>0,325867861142217</text:p>
          </table:table-cell>
          <table:table-cell office:value-type="float" office:value="0.270446096654275" calcext:value-type="float">
            <text:p>0,270446096654275</text:p>
          </table:table-cell>
          <table:table-cell office:value-type="float" office:value="0.295581513458608" calcext:value-type="float">
            <text:p>0,295581513458608</text:p>
          </table:table-cell>
          <table:table-cell office:value-type="float" office:value="0.938320106859433" calcext:value-type="float">
            <text:p>0,938320106859433</text:p>
          </table:table-cell>
          <table:table-cell office:value-type="float" office:value="0.952008928571429" calcext:value-type="float">
            <text:p>0,952008928571429</text:p>
          </table:table-cell>
          <table:table-cell office:value-type="float" office:value="0.945114953899727" calcext:value-type="float">
            <text:p>0,945114953899727</text:p>
          </table:table-cell>
        </table:table-row>
        <table:table-row table:style-name="ro1">
          <table:table-cell office:value-type="string" calcext:value-type="string">
            <text:p>fintoc2020_fr_dev__deft2011_train_test_ngramChar_abs_2,3_RF50.model.txt</text:p>
          </table:table-cell>
          <table:table-cell office:value-type="float" office:value="0.664550412038708" calcext:value-type="float">
            <text:p>0,664550412038708</text:p>
          </table:table-cell>
          <table:table-cell office:value-type="float" office:value="0.57395617982323" calcext:value-type="float">
            <text:p>0,57395617982323</text:p>
          </table:table-cell>
          <table:table-cell office:value-type="float" office:value="0.596283667865985" calcext:value-type="float">
            <text:p>0,596283667865985</text:p>
          </table:table-cell>
          <table:table-cell office:value-type="float" office:value="0.396963123644252" calcext:value-type="float">
            <text:p>0,396963123644252</text:p>
          </table:table-cell>
          <table:table-cell office:value-type="float" office:value="0.170074349442379" calcext:value-type="float">
            <text:p>0,170074349442379</text:p>
          </table:table-cell>
          <table:table-cell office:value-type="float" office:value="0.238126219908913" calcext:value-type="float">
            <text:p>0,238126219908913</text:p>
          </table:table-cell>
          <table:table-cell office:value-type="float" office:value="0.932137700433164" calcext:value-type="float">
            <text:p>0,932137700433164</text:p>
          </table:table-cell>
          <table:table-cell office:value-type="float" office:value="0.977838010204082" calcext:value-type="float">
            <text:p>0,977838010204082</text:p>
          </table:table-cell>
          <table:table-cell office:value-type="float" office:value="0.954441115823056" calcext:value-type="float">
            <text:p>0,954441115823056</text:p>
          </table:table-cell>
        </table:table-row>
        <table:table-row table:style-name="ro1">
          <table:table-cell office:value-type="string" calcext:value-type="string">
            <text:p>fintoc2020_fr_dev__deft2011_train_test_ngramChar_abs_2,4_RF50.model.txt</text:p>
          </table:table-cell>
          <table:table-cell office:value-type="float" office:value="0.691386947015452" calcext:value-type="float">
            <text:p>0,691386947015452</text:p>
          </table:table-cell>
          <table:table-cell office:value-type="float" office:value="0.546278586364843" calcext:value-type="float">
            <text:p>0,546278586364843</text:p>
          </table:table-cell>
          <table:table-cell office:value-type="float" office:value="0.562910353535354" calcext:value-type="float">
            <text:p>0,562910353535354</text:p>
          </table:table-cell>
          <table:table-cell office:value-type="float" office:value="0.454918032786885" calcext:value-type="float">
            <text:p>0,454918032786885</text:p>
          </table:table-cell>
          <table:table-cell office:value-type="float" office:value="0.103159851301115" calcext:value-type="float">
            <text:p>0,103159851301115</text:p>
          </table:table-cell>
          <table:table-cell office:value-type="float" office:value="0.168181818181818" calcext:value-type="float">
            <text:p>0,168181818181818</text:p>
          </table:table-cell>
          <table:table-cell office:value-type="float" office:value="0.927855861244019" calcext:value-type="float">
            <text:p>0,927855861244019</text:p>
          </table:table-cell>
          <table:table-cell office:value-type="float" office:value="0.989397321428571" calcext:value-type="float">
            <text:p>0,989397321428571</text:p>
          </table:table-cell>
          <table:table-cell office:value-type="float" office:value="0.957638888888889" calcext:value-type="float">
            <text:p>0,957638888888889</text:p>
          </table:table-cell>
        </table:table-row>
        <table:table-row table:style-name="ro1">
          <table:table-cell office:value-type="string" calcext:value-type="string">
            <text:p>fintoc2020_fr_dev__deft2011_train_test_ngramChar_abs_2,5_RF50.model.txt</text:p>
          </table:table-cell>
          <table:table-cell office:value-type="float" office:value="0.71690434238707" calcext:value-type="float">
            <text:p>0,71690434238707</text:p>
          </table:table-cell>
          <table:table-cell office:value-type="float" office:value="0.523020232721341" calcext:value-type="float">
            <text:p>0,523020232721341</text:p>
          </table:table-cell>
          <table:table-cell office:value-type="float" office:value="0.525077404446855" calcext:value-type="float">
            <text:p>0,525077404446855</text:p>
          </table:table-cell>
          <table:table-cell office:value-type="float" office:value="0.509433962264151" calcext:value-type="float">
            <text:p>0,509433962264151</text:p>
          </table:table-cell>
          <table:table-cell office:value-type="float" office:value="0.050185873605948" calcext:value-type="float">
            <text:p>0,050185873605948</text:p>
          </table:table-cell>
          <table:table-cell office:value-type="float" office:value="0.0913705583756345" calcext:value-type="float">
            <text:p>0,091370558375635</text:p>
          </table:table-cell>
          <table:table-cell office:value-type="float" office:value="0.92437472250999" calcext:value-type="float">
            <text:p>0,92437472250999</text:p>
          </table:table-cell>
          <table:table-cell office:value-type="float" office:value="0.995854591836735" calcext:value-type="float">
            <text:p>0,995854591836735</text:p>
          </table:table-cell>
          <table:table-cell office:value-type="float" office:value="0.958784250518075" calcext:value-type="float">
            <text:p>0,958784250518075</text:p>
          </table:table-cell>
        </table:table-row>
        <table:table-row table:style-name="ro1">
          <table:table-cell office:value-type="string" calcext:value-type="string">
            <text:p>fintoc2020_fr_dev__deft2011_train_test_ngramChar_abs_2,6_RF50.model.txt</text:p>
          </table:table-cell>
          <table:table-cell office:value-type="float" office:value="0.695897915573274" calcext:value-type="float">
            <text:p>0,695897915573274</text:p>
          </table:table-cell>
          <table:table-cell office:value-type="float" office:value="0.509651380301191" calcext:value-type="float">
            <text:p>0,509651380301191</text:p>
          </table:table-cell>
          <table:table-cell office:value-type="float" office:value="0.499785819133321" calcext:value-type="float">
            <text:p>0,499785819133321</text:p>
          </table:table-cell>
          <table:table-cell office:value-type="float" office:value="0.469387755102041" calcext:value-type="float">
            <text:p>0,469387755102041</text:p>
          </table:table-cell>
          <table:table-cell office:value-type="float" office:value="0.0213754646840149" calcext:value-type="float">
            <text:p>0,021375464684015</text:p>
          </table:table-cell>
          <table:table-cell office:value-type="float" office:value="0.0408888888888889" calcext:value-type="float">
            <text:p>0,040888888888889</text:p>
          </table:table-cell>
          <table:table-cell office:value-type="float" office:value="0.922408076044507" calcext:value-type="float">
            <text:p>0,922408076044507</text:p>
          </table:table-cell>
          <table:table-cell office:value-type="float" office:value="0.997927295918367" calcext:value-type="float">
            <text:p>0,997927295918367</text:p>
          </table:table-cell>
          <table:table-cell office:value-type="float" office:value="0.958682749377752" calcext:value-type="float">
            <text:p>0,958682749377752</text:p>
          </table:table-cell>
        </table:table-row>
        <table:table-row table:style-name="ro1">
          <table:table-cell office:value-type="string" calcext:value-type="string">
            <text:p>fintoc2020_fr_dev__deft2011_train_test_ngramChar_abs_3,3_RF50.model.txt</text:p>
          </table:table-cell>
          <table:table-cell office:value-type="float" office:value="0.690816919042659" calcext:value-type="float">
            <text:p>0,690816919042659</text:p>
          </table:table-cell>
          <table:table-cell office:value-type="float" office:value="0.557045000853501" calcext:value-type="float">
            <text:p>0,557045000853501</text:p>
          </table:table-cell>
          <table:table-cell office:value-type="float" office:value="0.577983136766849" calcext:value-type="float">
            <text:p>0,577983136766849</text:p>
          </table:table-cell>
          <table:table-cell office:value-type="float" office:value="0.452145214521452" calcext:value-type="float">
            <text:p>0,452145214521452</text:p>
          </table:table-cell>
          <table:table-cell office:value-type="float" office:value="0.127323420074349" calcext:value-type="float">
            <text:p>0,127323420074349</text:p>
          </table:table-cell>
          <table:table-cell office:value-type="float" office:value="0.19869470630892" calcext:value-type="float">
            <text:p>0,19869470630892</text:p>
          </table:table-cell>
          <table:table-cell office:value-type="float" office:value="0.929488623563866" calcext:value-type="float">
            <text:p>0,929488623563866</text:p>
          </table:table-cell>
          <table:table-cell office:value-type="float" office:value="0.986766581632653" calcext:value-type="float">
            <text:p>0,986766581632653</text:p>
          </table:table-cell>
          <table:table-cell office:value-type="float" office:value="0.957271567224779" calcext:value-type="float">
            <text:p>0,957271567224779</text:p>
          </table:table-cell>
        </table:table-row>
        <table:table-row table:style-name="ro1">
          <table:table-cell office:value-type="string" calcext:value-type="string">
            <text:p>fintoc2020_fr_dev__deft2011_train_test_ngramChar_abs_3,4_RF50.model.txt</text:p>
          </table:table-cell>
          <table:table-cell office:value-type="float" office:value="0.676505934545376" calcext:value-type="float">
            <text:p>0,676505934545376</text:p>
          </table:table-cell>
          <table:table-cell office:value-type="float" office:value="0.529205894137395" calcext:value-type="float">
            <text:p>0,529205894137395</text:p>
          </table:table-cell>
          <table:table-cell office:value-type="float" office:value="0.536010388015726" calcext:value-type="float">
            <text:p>0,536010388015726</text:p>
          </table:table-cell>
          <table:table-cell office:value-type="float" office:value="0.427710843373494" calcext:value-type="float">
            <text:p>0,427710843373494</text:p>
          </table:table-cell>
          <table:table-cell office:value-type="float" office:value="0.0659851301115242" calcext:value-type="float">
            <text:p>0,065985130111524</text:p>
          </table:table-cell>
          <table:table-cell office:value-type="float" office:value="0.114331723027375" calcext:value-type="float">
            <text:p>0,114331723027375</text:p>
          </table:table-cell>
          <table:table-cell office:value-type="float" office:value="0.925301025717259" calcext:value-type="float">
            <text:p>0,925301025717259</text:p>
          </table:table-cell>
          <table:table-cell office:value-type="float" office:value="0.992426658163265" calcext:value-type="float">
            <text:p>0,992426658163265</text:p>
          </table:table-cell>
          <table:table-cell office:value-type="float" office:value="0.957689053004077" calcext:value-type="float">
            <text:p>0,957689053004077</text:p>
          </table:table-cell>
        </table:table-row>
        <table:table-row table:style-name="ro1">
          <table:table-cell office:value-type="string" calcext:value-type="string">
            <text:p>fintoc2020_fr_dev__deft2011_train_test_ngramChar_abs_3,5_RF50.model.txt</text:p>
          </table:table-cell>
          <table:table-cell office:value-type="float" office:value="0.705623081645181" calcext:value-type="float">
            <text:p>0,705623081645181</text:p>
          </table:table-cell>
          <table:table-cell office:value-type="float" office:value="0.509306275367954" calcext:value-type="float">
            <text:p>0,509306275367954</text:p>
          </table:table-cell>
          <table:table-cell office:value-type="float" office:value="0.49900815928633" calcext:value-type="float">
            <text:p>0,49900815928633</text:p>
          </table:table-cell>
          <table:table-cell office:value-type="float" office:value="0.488888888888889" calcext:value-type="float">
            <text:p>0,488888888888889</text:p>
          </table:table-cell>
          <table:table-cell office:value-type="float" office:value="0.0204460966542751" calcext:value-type="float">
            <text:p>0,020446096654275</text:p>
          </table:table-cell>
          <table:table-cell office:value-type="float" office:value="0.0392506690454951" calcext:value-type="float">
            <text:p>0,039250669045495</text:p>
          </table:table-cell>
          <table:table-cell office:value-type="float" office:value="0.922357274401473" calcext:value-type="float">
            <text:p>0,922357274401473</text:p>
          </table:table-cell>
          <table:table-cell office:value-type="float" office:value="0.998166454081633" calcext:value-type="float">
            <text:p>0,998166454081633</text:p>
          </table:table-cell>
          <table:table-cell office:value-type="float" office:value="0.958765649527164" calcext:value-type="float">
            <text:p>0,958765649527164</text:p>
          </table:table-cell>
        </table:table-row>
        <table:table-row table:style-name="ro1">
          <table:table-cell office:value-type="string" calcext:value-type="string">
            <text:p>fintoc2020_fr_dev__deft2011_train_test_ngramChar_abs_3,6_RF50.model.txt</text:p>
          </table:table-cell>
          <table:table-cell office:value-type="float" office:value="0.615617700902721" calcext:value-type="float">
            <text:p>0,615617700902721</text:p>
          </table:table-cell>
          <table:table-cell office:value-type="float" office:value="0.50488496107086" calcext:value-type="float">
            <text:p>0,50488496107086</text:p>
          </table:table-cell>
          <table:table-cell office:value-type="float" office:value="0.490725985224964" calcext:value-type="float">
            <text:p>0,490725985224964</text:p>
          </table:table-cell>
          <table:table-cell office:value-type="float" office:value="0.30952380952381" calcext:value-type="float">
            <text:p>0,30952380952381</text:p>
          </table:table-cell>
          <table:table-cell office:value-type="float" office:value="0.0120817843866171" calcext:value-type="float">
            <text:p>0,012081784386617</text:p>
          </table:table-cell>
          <table:table-cell office:value-type="float" office:value="0.0232558139534884" calcext:value-type="float">
            <text:p>0,023255813953488</text:p>
          </table:table-cell>
          <table:table-cell office:value-type="float" office:value="0.921711592281632" calcext:value-type="float">
            <text:p>0,921711592281632</text:p>
          </table:table-cell>
          <table:table-cell office:value-type="float" office:value="0.997688137755102" calcext:value-type="float">
            <text:p>0,997688137755102</text:p>
          </table:table-cell>
          <table:table-cell office:value-type="float" office:value="0.95819615649644" calcext:value-type="float">
            <text:p>0,95819615649644</text:p>
          </table:table-cell>
        </table:table-row>
        <table:table-row table:style-name="ro1">
          <table:table-cell office:value-type="string" calcext:value-type="string">
            <text:p>fintoc2020_fr_dev__deft2011_train_test_ngramChar_abs_4,4_RF50.model.txt</text:p>
          </table:table-cell>
          <table:table-cell office:value-type="float" office:value="0.710653930933137" calcext:value-type="float">
            <text:p>0,710653930933137</text:p>
          </table:table-cell>
          <table:table-cell office:value-type="float" office:value="0.502124121604962" calcext:value-type="float">
            <text:p>0,502124121604962</text:p>
          </table:table-cell>
          <table:table-cell office:value-type="float" office:value="0.484033584332832" calcext:value-type="float">
            <text:p>0,484033584332832</text:p>
          </table:table-cell>
          <table:table-cell office:value-type="float" office:value="0.5" calcext:value-type="float">
            <text:p>0,5</text:p>
          </table:table-cell>
          <table:table-cell office:value-type="float" office:value="0.00464684014869889" calcext:value-type="float">
            <text:p>0,004646840148699</text:p>
          </table:table-cell>
          <table:table-cell office:value-type="float" office:value="0.00920810313075507" calcext:value-type="float">
            <text:p>0,009208103130755</text:p>
          </table:table-cell>
          <table:table-cell office:value-type="float" office:value="0.921307861866275" calcext:value-type="float">
            <text:p>0,921307861866275</text:p>
          </table:table-cell>
          <table:table-cell office:value-type="float" office:value="0.999601403061224" calcext:value-type="float">
            <text:p>0,999601403061224</text:p>
          </table:table-cell>
          <table:table-cell office:value-type="float" office:value="0.958859065534909" calcext:value-type="float">
            <text:p>0,958859065534909</text:p>
          </table:table-cell>
        </table:table-row>
        <table:table-row table:style-name="ro1">
          <table:table-cell office:value-type="string" calcext:value-type="string">
            <text:p>fintoc2020_fr_dev__deft2011_train_test_ngramChar_abs_4,5_RF50.model.txt</text:p>
          </table:table-cell>
          <table:table-cell office:value-type="float" office:value="0.793962097840458" calcext:value-type="float">
            <text:p>0,793962097840458</text:p>
          </table:table-cell>
          <table:table-cell office:value-type="float" office:value="0.501779016671724" calcext:value-type="float">
            <text:p>0,501779016671724</text:p>
          </table:table-cell>
          <table:table-cell office:value-type="float" office:value="0.48316776523272" calcext:value-type="float">
            <text:p>0,4831677652327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371747211895911" calcext:value-type="float">
            <text:p>0,003717472118959</text:p>
          </table:table-cell>
          <table:table-cell office:value-type="float" office:value="0.00739371534195933" calcext:value-type="float">
            <text:p>0,007393715341959</text:p>
          </table:table-cell>
          <table:table-cell office:value-type="float" office:value="0.92125752901425" calcext:value-type="float">
            <text:p>0,92125752901425</text:p>
          </table:table-cell>
          <table:table-cell office:value-type="float" office:value="0.99984056122449" calcext:value-type="float">
            <text:p>0,99984056122449</text:p>
          </table:table-cell>
          <table:table-cell office:value-type="float" office:value="0.95894181512348" calcext:value-type="float">
            <text:p>0,95894181512348</text:p>
          </table:table-cell>
        </table:table-row>
        <table:table-row table:style-name="ro1">
          <table:table-cell office:value-type="string" calcext:value-type="string">
            <text:p>fintoc2020_fr_dev__deft2011_train_test_ngramChar_abs_4,6_RF50.model.txt</text:p>
          </table:table-cell>
          <table:table-cell office:value-type="float" office:value="0.710530180643266" calcext:value-type="float">
            <text:p>0,710530180643266</text:p>
          </table:table-cell>
          <table:table-cell office:value-type="float" office:value="0.500424824320992" calcext:value-type="float">
            <text:p>0,500424824320992</text:p>
          </table:table-cell>
          <table:table-cell office:value-type="float" office:value="0.480363466734103" calcext:value-type="float">
            <text:p>0,480363466734103</text:p>
          </table:table-cell>
          <table:table-cell office:value-type="float" office:value="0.5" calcext:value-type="float">
            <text:p>0,5</text:p>
          </table:table-cell>
          <table:table-cell office:value-type="float" office:value="0.000929368029739777" calcext:value-type="float">
            <text:p>0,00092936802974</text:p>
          </table:table-cell>
          <table:table-cell office:value-type="float" office:value="0.00185528756957328" calcext:value-type="float">
            <text:p>0,001855287569573</text:p>
          </table:table-cell>
          <table:table-cell office:value-type="float" office:value="0.921060361286533" calcext:value-type="float">
            <text:p>0,921060361286533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871645898632" calcext:value-type="float">
            <text:p>0,958871645898632</text:p>
          </table:table-cell>
        </table:table-row>
        <table:table-row table:style-name="ro1">
          <table:table-cell office:value-type="string" calcext:value-type="string">
            <text:p>fintoc2020_fr_dev__deft2011_train_test_ngramChar_abs_5,5_RF50.model.txt</text:p>
          </table:table-cell>
          <table:table-cell office:value-type="float" office:value="0.460496365371907" calcext:value-type="float">
            <text:p>0,460496365371907</text:p>
          </table:table-cell>
          <table:table-cell office:value-type="float" office:value="0.499960140306122" calcext:value-type="float">
            <text:p>0,499960140306122</text:p>
          </table:table-cell>
          <table:table-cell office:value-type="float" office:value="0.479417497993349" calcext:value-type="float">
            <text:p>0,479417497993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2730743814" calcext:value-type="float">
            <text:p>0,920992730743814</text:p>
          </table:table-cell>
          <table:table-cell office:value-type="float" office:value="0.999920280612245" calcext:value-type="float">
            <text:p>0,999920280612245</text:p>
          </table:table-cell>
          <table:table-cell office:value-type="float" office:value="0.958834995986699" calcext:value-type="float">
            <text:p>0,958834995986699</text:p>
          </table:table-cell>
        </table:table-row>
        <table:table-row table:style-name="ro1">
          <table:table-cell office:value-type="string" calcext:value-type="string">
            <text:p>fintoc2020_fr_dev__deft2011_train_test_ngramChar_abs_5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abs_6,6_RF50.model.txt</text:p>
          </table:table-cell>
          <table:table-cell office:value-type="float" office:value="0.460499265785609" calcext:value-type="float">
            <text:p>0,460499265785609</text:p>
          </table:table-cell>
          <table:table-cell office:value-type="float" office:value="0.5" calcext:value-type="float">
            <text:p>0,5</text:p>
          </table:table-cell>
          <table:table-cell office:value-type="float" office:value="0.479437394893747" calcext:value-type="float">
            <text:p>0,479437394893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998531571219" calcext:value-type="float">
            <text:p>0,920998531571219</text:p>
          </table:table-cell>
          <table:table-cell office:value-type="float" office:value="1" calcext:value-type="float">
            <text:p>1</text:p>
          </table:table-cell>
          <table:table-cell office:value-type="float" office:value="0.958874789787494" calcext:value-type="float">
            <text:p>0,958874789787494</text:p>
          </table:table-cell>
        </table:table-row>
        <table:table-row table:style-name="ro1">
          <table:table-cell office:value-type="string" calcext:value-type="string">
            <text:p>fintoc2020_fr_dev__deft2011_train_test_ngramChar_rel_1,1_RF50.model.txt</text:p>
          </table:table-cell>
          <table:table-cell office:value-type="float" office:value="0.577434697383891" calcext:value-type="float">
            <text:p>0,577434697383891</text:p>
          </table:table-cell>
          <table:table-cell office:value-type="float" office:value="0.600869326587512" calcext:value-type="float">
            <text:p>0,600869326587512</text:p>
          </table:table-cell>
          <table:table-cell office:value-type="float" office:value="0.586334566188935" calcext:value-type="float">
            <text:p>0,586334566188935</text:p>
          </table:table-cell>
          <table:table-cell office:value-type="float" office:value="0.217451523545706" calcext:value-type="float">
            <text:p>0,217451523545706</text:p>
          </table:table-cell>
          <table:table-cell office:value-type="float" office:value="0.29182156133829" calcext:value-type="float">
            <text:p>0,29182156133829</text:p>
          </table:table-cell>
          <table:table-cell office:value-type="float" office:value="0.249206349206349" calcext:value-type="float">
            <text:p>0,249206349206349</text:p>
          </table:table-cell>
          <table:table-cell office:value-type="float" office:value="0.937417871222076" calcext:value-type="float">
            <text:p>0,937417871222076</text:p>
          </table:table-cell>
          <table:table-cell office:value-type="float" office:value="0.909917091836735" calcext:value-type="float">
            <text:p>0,909917091836735</text:p>
          </table:table-cell>
          <table:table-cell office:value-type="float" office:value="0.923462783171521" calcext:value-type="float">
            <text:p>0,923462783171521</text:p>
          </table:table-cell>
        </table:table-row>
        <table:table-row table:style-name="ro1">
          <table:table-cell office:value-type="string" calcext:value-type="string">
            <text:p>fintoc2020_fr_dev__deft2011_train_test_ngramChar_rel_1,2_RF50.model.txt</text:p>
          </table:table-cell>
          <table:table-cell office:value-type="float" office:value="0.608463585818242" calcext:value-type="float">
            <text:p>0,608463585818242</text:p>
          </table:table-cell>
          <table:table-cell office:value-type="float" office:value="0.623897857237691" calcext:value-type="float">
            <text:p>0,623897857237691</text:p>
          </table:table-cell>
          <table:table-cell office:value-type="float" office:value="0.615360605006644" calcext:value-type="float">
            <text:p>0,615360605006644</text:p>
          </table:table-cell>
          <table:table-cell office:value-type="float" office:value="0.276083467094703" calcext:value-type="float">
            <text:p>0,276083467094703</text:p>
          </table:table-cell>
          <table:table-cell office:value-type="float" office:value="0.319702602230483" calcext:value-type="float">
            <text:p>0,319702602230483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940843704541781" calcext:value-type="float">
            <text:p>0,940843704541781</text:p>
          </table:table-cell>
          <table:table-cell office:value-type="float" office:value="0.928093112244898" calcext:value-type="float">
            <text:p>0,928093112244898</text:p>
          </table:table-cell>
          <table:table-cell office:value-type="float" office:value="0.934424913716991" calcext:value-type="float">
            <text:p>0,934424913716991</text:p>
          </table:table-cell>
        </table:table-row>
        <table:table-row table:style-name="ro1">
          <table:table-cell office:value-type="string" calcext:value-type="string">
            <text:p>fintoc2020_fr_dev__deft2011_train_test_ngramChar_rel_1,3_RF50.model.txt</text:p>
          </table:table-cell>
          <table:table-cell office:value-type="float" office:value="0.620838799759783" calcext:value-type="float">
            <text:p>0,620838799759783</text:p>
          </table:table-cell>
          <table:table-cell office:value-type="float" office:value="0.618472641728625" calcext:value-type="float">
            <text:p>0,618472641728625</text:p>
          </table:table-cell>
          <table:table-cell office:value-type="float" office:value="0.619637891837274" calcext:value-type="float">
            <text:p>0,619637891837274</text:p>
          </table:table-cell>
          <table:table-cell office:value-type="float" office:value="0.301994301994302" calcext:value-type="float">
            <text:p>0,301994301994302</text:p>
          </table:table-cell>
          <table:table-cell office:value-type="float" office:value="0.295539033457249" calcext:value-type="float">
            <text:p>0,295539033457249</text:p>
          </table:table-cell>
          <table:table-cell office:value-type="float" office:value="0.298731798966651" calcext:value-type="float">
            <text:p>0,298731798966651</text:p>
          </table:table-cell>
          <table:table-cell office:value-type="float" office:value="0.939683297525265" calcext:value-type="float">
            <text:p>0,939683297525265</text:p>
          </table:table-cell>
          <table:table-cell office:value-type="float" office:value="0.94140625" calcext:value-type="float">
            <text:p>0,94140625</text:p>
          </table:table-cell>
          <table:table-cell office:value-type="float" office:value="0.940543984707897" calcext:value-type="float">
            <text:p>0,940543984707897</text:p>
          </table:table-cell>
        </table:table-row>
        <table:table-row table:style-name="ro1">
          <table:table-cell office:value-type="string" calcext:value-type="string">
            <text:p>fintoc2020_fr_dev__deft2011_train_test_ngramChar_rel_1,4_RF50.model.txt</text:p>
          </table:table-cell>
          <table:table-cell office:value-type="float" office:value="0.642330699040572" calcext:value-type="float">
            <text:p>0,642330699040572</text:p>
          </table:table-cell>
          <table:table-cell office:value-type="float" office:value="0.600251279066459" calcext:value-type="float">
            <text:p>0,600251279066459</text:p>
          </table:table-cell>
          <table:table-cell office:value-type="float" office:value="0.616111471550144" calcext:value-type="float">
            <text:p>0,616111471550144</text:p>
          </table:table-cell>
          <table:table-cell office:value-type="float" office:value="0.348238482384824" calcext:value-type="float">
            <text:p>0,348238482384824</text:p>
          </table:table-cell>
          <table:table-cell office:value-type="float" office:value="0.238847583643123" calcext:value-type="float">
            <text:p>0,238847583643123</text:p>
          </table:table-cell>
          <table:table-cell office:value-type="float" office:value="0.28335170893054" calcext:value-type="float">
            <text:p>0,28335170893054</text:p>
          </table:table-cell>
          <table:table-cell office:value-type="float" office:value="0.93642291569632" calcext:value-type="float">
            <text:p>0,93642291569632</text:p>
          </table:table-cell>
          <table:table-cell office:value-type="float" office:value="0.961654974489796" calcext:value-type="float">
            <text:p>0,961654974489796</text:p>
          </table:table-cell>
          <table:table-cell office:value-type="float" office:value="0.948871234169748" calcext:value-type="float">
            <text:p>0,948871234169748</text:p>
          </table:table-cell>
        </table:table-row>
        <table:table-row table:style-name="ro1">
          <table:table-cell office:value-type="string" calcext:value-type="string">
            <text:p>fintoc2020_fr_dev__deft2011_train_test_ngramChar_rel_1,5_RF50.model.txt</text:p>
          </table:table-cell>
          <table:table-cell office:value-type="float" office:value="0.649116421970144" calcext:value-type="float">
            <text:p>0,649116421970144</text:p>
          </table:table-cell>
          <table:table-cell office:value-type="float" office:value="0.585344642620059" calcext:value-type="float">
            <text:p>0,585344642620059</text:p>
          </table:table-cell>
          <table:table-cell office:value-type="float" office:value="0.605231257444849" calcext:value-type="float">
            <text:p>0,605231257444849</text:p>
          </table:table-cell>
          <table:table-cell office:value-type="float" office:value="0.36424957841484" calcext:value-type="float">
            <text:p>0,36424957841484</text:p>
          </table:table-cell>
          <table:table-cell office:value-type="float" office:value="0.200743494423792" calcext:value-type="float">
            <text:p>0,200743494423792</text:p>
          </table:table-cell>
          <table:table-cell office:value-type="float" office:value="0.25883762732175" calcext:value-type="float">
            <text:p>0,25883762732175</text:p>
          </table:table-cell>
          <table:table-cell office:value-type="float" office:value="0.933983265525447" calcext:value-type="float">
            <text:p>0,933983265525447</text:p>
          </table:table-cell>
          <table:table-cell office:value-type="float" office:value="0.969945790816326" calcext:value-type="float">
            <text:p>0,969945790816326</text:p>
          </table:table-cell>
          <table:table-cell office:value-type="float" office:value="0.951624887567948" calcext:value-type="float">
            <text:p>0,951624887567948</text:p>
          </table:table-cell>
        </table:table-row>
        <table:table-row table:style-name="ro1">
          <table:table-cell office:value-type="string" calcext:value-type="string">
            <text:p>fintoc2020_fr_dev__deft2011_train_test_ngramChar_rel_1,6_RF50.model.txt</text:p>
          </table:table-cell>
          <table:table-cell office:value-type="float" office:value="0.655500422519772" calcext:value-type="float">
            <text:p>0,655500422519772</text:p>
          </table:table-cell>
          <table:table-cell office:value-type="float" office:value="0.559591872297246" calcext:value-type="float">
            <text:p>0,559591872297246</text:p>
          </table:table-cell>
          <table:table-cell office:value-type="float" office:value="0.578889053135536" calcext:value-type="float">
            <text:p>0,578889053135536</text:p>
          </table:table-cell>
          <table:table-cell office:value-type="float" office:value="0.381074168797954" calcext:value-type="float">
            <text:p>0,381074168797954</text:p>
          </table:table-cell>
          <table:table-cell office:value-type="float" office:value="0.138475836431227" calcext:value-type="float">
            <text:p>0,138475836431227</text:p>
          </table:table-cell>
          <table:table-cell office:value-type="float" office:value="0.203135650988412" calcext:value-type="float">
            <text:p>0,203135650988412</text:p>
          </table:table-cell>
          <table:table-cell office:value-type="float" office:value="0.92992667624159" calcext:value-type="float">
            <text:p>0,92992667624159</text:p>
          </table:table-cell>
          <table:table-cell office:value-type="float" office:value="0.980707908163265" calcext:value-type="float">
            <text:p>0,980707908163265</text:p>
          </table:table-cell>
          <table:table-cell office:value-type="float" office:value="0.95464245528266" calcext:value-type="float">
            <text:p>0,95464245528266</text:p>
          </table:table-cell>
        </table:table-row>
        <table:table-row table:style-name="ro1">
          <table:table-cell office:value-type="string" calcext:value-type="string">
            <text:p>fintoc2020_fr_dev__deft2011_train_test_ngramChar_rel_2,2_RF50.model.txt</text:p>
          </table:table-cell>
          <table:table-cell office:value-type="float" office:value="0.618598526731672" calcext:value-type="float">
            <text:p>0,618598526731672</text:p>
          </table:table-cell>
          <table:table-cell office:value-type="float" office:value="0.640148165446476" calcext:value-type="float">
            <text:p>0,640148165446476</text:p>
          </table:table-cell>
          <table:table-cell office:value-type="float" office:value="0.627969237503372" calcext:value-type="float">
            <text:p>0,627969237503372</text:p>
          </table:table-cell>
          <table:table-cell office:value-type="float" office:value="0.293663060278207" calcext:value-type="float">
            <text:p>0,293663060278207</text:p>
          </table:table-cell>
          <table:table-cell office:value-type="float" office:value="0.353159851301115" calcext:value-type="float">
            <text:p>0,353159851301115</text:p>
          </table:table-cell>
          <table:table-cell office:value-type="float" office:value="0.320675105485232" calcext:value-type="float">
            <text:p>0,320675105485232</text:p>
          </table:table-cell>
          <table:table-cell office:value-type="float" office:value="0.943533993185137" calcext:value-type="float">
            <text:p>0,943533993185137</text:p>
          </table:table-cell>
          <table:table-cell office:value-type="float" office:value="0.927136479591837" calcext:value-type="float">
            <text:p>0,927136479591837</text:p>
          </table:table-cell>
          <table:table-cell office:value-type="float" office:value="0.935263369521512" calcext:value-type="float">
            <text:p>0,935263369521512</text:p>
          </table:table-cell>
        </table:table-row>
        <table:table-row table:style-name="ro1">
          <table:table-cell office:value-type="string" calcext:value-type="string">
            <text:p>fintoc2020_fr_dev__deft2011_train_test_ngramChar_rel_2,3_RF50.model.txt</text:p>
          </table:table-cell>
          <table:table-cell office:value-type="float" office:value="0.629213973519251" calcext:value-type="float">
            <text:p>0,629213973519251</text:p>
          </table:table-cell>
          <table:table-cell office:value-type="float" office:value="0.625470166574994" calcext:value-type="float">
            <text:p>0,625470166574994</text:p>
          </table:table-cell>
          <table:table-cell office:value-type="float" office:value="0.627300924463124" calcext:value-type="float">
            <text:p>0,627300924463124</text:p>
          </table:table-cell>
          <table:table-cell office:value-type="float" office:value="0.317658349328215" calcext:value-type="float">
            <text:p>0,317658349328215</text:p>
          </table:table-cell>
          <table:table-cell office:value-type="float" office:value="0.307620817843866" calcext:value-type="float">
            <text:p>0,307620817843866</text:p>
          </table:table-cell>
          <table:table-cell office:value-type="float" office:value="0.312559017941454" calcext:value-type="float">
            <text:p>0,312559017941454</text:p>
          </table:table-cell>
          <table:table-cell office:value-type="float" office:value="0.940769597710288" calcext:value-type="float">
            <text:p>0,940769597710288</text:p>
          </table:table-cell>
          <table:table-cell office:value-type="float" office:value="0.943319515306122" calcext:value-type="float">
            <text:p>0,943319515306122</text:p>
          </table:table-cell>
          <table:table-cell office:value-type="float" office:value="0.942042830984794" calcext:value-type="float">
            <text:p>0,942042830984794</text:p>
          </table:table-cell>
        </table:table-row>
        <table:table-row table:style-name="ro1">
          <table:table-cell office:value-type="string" calcext:value-type="string">
            <text:p>fintoc2020_fr_dev__deft2011_train_test_ngramChar_rel_2,4_RF50.model.txt</text:p>
          </table:table-cell>
          <table:table-cell office:value-type="float" office:value="0.644888100584146" calcext:value-type="float">
            <text:p>0,644888100584146</text:p>
          </table:table-cell>
          <table:table-cell office:value-type="float" office:value="0.605694275851605" calcext:value-type="float">
            <text:p>0,605694275851605</text:p>
          </table:table-cell>
          <table:table-cell office:value-type="float" office:value="0.620947865037463" calcext:value-type="float">
            <text:p>0,620947865037463</text:p>
          </table:table-cell>
          <table:table-cell office:value-type="float" office:value="0.352480417754569" calcext:value-type="float">
            <text:p>0,352480417754569</text:p>
          </table:table-cell>
          <table:table-cell office:value-type="float" office:value="0.25092936802974" calcext:value-type="float">
            <text:p>0,25092936802974</text:p>
          </table:table-cell>
          <table:table-cell office:value-type="float" office:value="0.293159609120521" calcext:value-type="float">
            <text:p>0,293159609120521</text:p>
          </table:table-cell>
          <table:table-cell office:value-type="float" office:value="0.937295783413723" calcext:value-type="float">
            <text:p>0,937295783413723</text:p>
          </table:table-cell>
          <table:table-cell office:value-type="float" office:value="0.960459183673469" calcext:value-type="float">
            <text:p>0,960459183673469</text:p>
          </table:table-cell>
          <table:table-cell office:value-type="float" office:value="0.948736120954406" calcext:value-type="float">
            <text:p>0,948736120954406</text:p>
          </table:table-cell>
        </table:table-row>
        <table:table-row table:style-name="ro1">
          <table:table-cell office:value-type="string" calcext:value-type="string">
            <text:p>fintoc2020_fr_dev__deft2011_train_test_ngramChar_rel_2,5_RF50.model.txt</text:p>
          </table:table-cell>
          <table:table-cell office:value-type="float" office:value="0.664118219521776" calcext:value-type="float">
            <text:p>0,664118219521776</text:p>
          </table:table-cell>
          <table:table-cell office:value-type="float" office:value="0.573916320129353" calcext:value-type="float">
            <text:p>0,573916320129353</text:p>
          </table:table-cell>
          <table:table-cell office:value-type="float" office:value="0.596185913590589" calcext:value-type="float">
            <text:p>0,596185913590589</text:p>
          </table:table-cell>
          <table:table-cell office:value-type="float" office:value="0.396103896103896" calcext:value-type="float">
            <text:p>0,396103896103896</text:p>
          </table:table-cell>
          <table:table-cell office:value-type="float" office:value="0.170074349442379" calcext:value-type="float">
            <text:p>0,170074349442379</text:p>
          </table:table-cell>
          <table:table-cell office:value-type="float" office:value="0.237971391417425" calcext:value-type="float">
            <text:p>0,237971391417425</text:p>
          </table:table-cell>
          <table:table-cell office:value-type="float" office:value="0.932132542939656" calcext:value-type="float">
            <text:p>0,932132542939656</text:p>
          </table:table-cell>
          <table:table-cell office:value-type="float" office:value="0.977758290816326" calcext:value-type="float">
            <text:p>0,977758290816326</text:p>
          </table:table-cell>
          <table:table-cell office:value-type="float" office:value="0.954400435763754" calcext:value-type="float">
            <text:p>0,954400435763754</text:p>
          </table:table-cell>
        </table:table-row>
        <table:table-row table:style-name="ro1">
          <table:table-cell office:value-type="string" calcext:value-type="string">
            <text:p>fintoc2020_fr_dev__deft2011_train_test_ngramChar_rel_2,6_RF50.model.txt</text:p>
          </table:table-cell>
          <table:table-cell office:value-type="float" office:value="0.648700473352034" calcext:value-type="float">
            <text:p>0,648700473352034</text:p>
          </table:table-cell>
          <table:table-cell office:value-type="float" office:value="0.55429468197595" calcext:value-type="float">
            <text:p>0,55429468197595</text:p>
          </table:table-cell>
          <table:table-cell office:value-type="float" office:value="0.571854264631287" calcext:value-type="float">
            <text:p>0,571854264631287</text:p>
          </table:table-cell>
          <table:table-cell office:value-type="float" office:value="0.368279569892473" calcext:value-type="float">
            <text:p>0,368279569892473</text:p>
          </table:table-cell>
          <table:table-cell office:value-type="float" office:value="0.127323420074349" calcext:value-type="float">
            <text:p>0,127323420074349</text:p>
          </table:table-cell>
          <table:table-cell office:value-type="float" office:value="0.189226519337017" calcext:value-type="float">
            <text:p>0,189226519337017</text:p>
          </table:table-cell>
          <table:table-cell office:value-type="float" office:value="0.929121376811594" calcext:value-type="float">
            <text:p>0,929121376811594</text:p>
          </table:table-cell>
          <table:table-cell office:value-type="float" office:value="0.981265943877551" calcext:value-type="float">
            <text:p>0,981265943877551</text:p>
          </table:table-cell>
          <table:table-cell office:value-type="float" office:value="0.954482009925558" calcext:value-type="float">
            <text:p>0,954482009925558</text:p>
          </table:table-cell>
        </table:table-row>
        <table:table-row table:style-name="ro1">
          <table:table-cell office:value-type="string" calcext:value-type="string">
            <text:p>fintoc2020_fr_dev__deft2011_train_test_ngramChar_rel_3,3_RF50.model.txt</text:p>
          </table:table-cell>
          <table:table-cell office:value-type="float" office:value="0.64996483787464" calcext:value-type="float">
            <text:p>0,64996483787464</text:p>
          </table:table-cell>
          <table:table-cell office:value-type="float" office:value="0.617814882690995" calcext:value-type="float">
            <text:p>0,617814882690995</text:p>
          </table:table-cell>
          <table:table-cell office:value-type="float" office:value="0.63116102494293" calcext:value-type="float">
            <text:p>0,63116102494293</text:p>
          </table:table-cell>
          <table:table-cell office:value-type="float" office:value="0.360675512665862" calcext:value-type="float">
            <text:p>0,360675512665862</text:p>
          </table:table-cell>
          <table:table-cell office:value-type="float" office:value="0.277881040892193" calcext:value-type="float">
            <text:p>0,277881040892193</text:p>
          </table:table-cell>
          <table:table-cell office:value-type="float" office:value="0.313910761154856" calcext:value-type="float">
            <text:p>0,313910761154856</text:p>
          </table:table-cell>
          <table:table-cell office:value-type="float" office:value="0.939254163083418" calcext:value-type="float">
            <text:p>0,939254163083418</text:p>
          </table:table-cell>
          <table:table-cell office:value-type="float" office:value="0.957748724489796" calcext:value-type="float">
            <text:p>0,957748724489796</text:p>
          </table:table-cell>
          <table:table-cell office:value-type="float" office:value="0.948411288731004" calcext:value-type="float">
            <text:p>0,948411288731004</text:p>
          </table:table-cell>
        </table:table-row>
        <table:table-row table:style-name="ro1">
          <table:table-cell office:value-type="string" calcext:value-type="string">
            <text:p>fintoc2020_fr_dev__deft2011_train_test_ngramChar_rel_3,4_RF50.model.txt</text:p>
          </table:table-cell>
          <table:table-cell office:value-type="float" office:value="0.659395464175655" calcext:value-type="float">
            <text:p>0,659395464175655</text:p>
          </table:table-cell>
          <table:table-cell office:value-type="float" office:value="0.59810300456149" calcext:value-type="float">
            <text:p>0,59810300456149</text:p>
          </table:table-cell>
          <table:table-cell office:value-type="float" office:value="0.618757280957563" calcext:value-type="float">
            <text:p>0,618757280957563</text:p>
          </table:table-cell>
          <table:table-cell office:value-type="float" office:value="0.3828125" calcext:value-type="float">
            <text:p>0,3828125</text:p>
          </table:table-cell>
          <table:table-cell office:value-type="float" office:value="0.227695167286245" calcext:value-type="float">
            <text:p>0,227695167286245</text:p>
          </table:table-cell>
          <table:table-cell office:value-type="float" office:value="0.285547785547786" calcext:value-type="float">
            <text:p>0,285547785547786</text:p>
          </table:table-cell>
          <table:table-cell office:value-type="float" office:value="0.93597842835131" calcext:value-type="float">
            <text:p>0,93597842835131</text:p>
          </table:table-cell>
          <table:table-cell office:value-type="float" office:value="0.968510841836735" calcext:value-type="float">
            <text:p>0,968510841836735</text:p>
          </table:table-cell>
          <table:table-cell office:value-type="float" office:value="0.95196677636734" calcext:value-type="float">
            <text:p>0,95196677636734</text:p>
          </table:table-cell>
        </table:table-row>
        <table:table-row table:style-name="ro1">
          <table:table-cell office:value-type="string" calcext:value-type="string">
            <text:p>fintoc2020_fr_dev__deft2011_train_test_ngramChar_rel_3,5_RF50.model.txt</text:p>
          </table:table-cell>
          <table:table-cell office:value-type="float" office:value="0.653920991722569" calcext:value-type="float">
            <text:p>0,653920991722569</text:p>
          </table:table-cell>
          <table:table-cell office:value-type="float" office:value="0.565406201397845" calcext:value-type="float">
            <text:p>0,565406201397845</text:p>
          </table:table-cell>
          <table:table-cell office:value-type="float" office:value="0.585547769850485" calcext:value-type="float">
            <text:p>0,585547769850485</text:p>
          </table:table-cell>
          <table:table-cell office:value-type="float" office:value="0.377011494252874" calcext:value-type="float">
            <text:p>0,377011494252874</text:p>
          </table:table-cell>
          <table:table-cell office:value-type="float" office:value="0.152416356877323" calcext:value-type="float">
            <text:p>0,152416356877323</text:p>
          </table:table-cell>
          <table:table-cell office:value-type="float" office:value="0.217074784910655" calcext:value-type="float">
            <text:p>0,217074784910655</text:p>
          </table:table-cell>
          <table:table-cell office:value-type="float" office:value="0.930830489192264" calcext:value-type="float">
            <text:p>0,930830489192264</text:p>
          </table:table-cell>
          <table:table-cell office:value-type="float" office:value="0.978396045918367" calcext:value-type="float">
            <text:p>0,978396045918367</text:p>
          </table:table-cell>
          <table:table-cell office:value-type="float" office:value="0.954020754790315" calcext:value-type="float">
            <text:p>0,954020754790315</text:p>
          </table:table-cell>
        </table:table-row>
        <table:table-row table:style-name="ro1">
          <table:table-cell office:value-type="string" calcext:value-type="string">
            <text:p>fintoc2020_fr_dev__deft2011_train_test_ngramChar_rel_3,6_RF50.model.txt</text:p>
          </table:table-cell>
          <table:table-cell office:value-type="float" office:value="0.651984933792097" calcext:value-type="float">
            <text:p>0,651984933792097</text:p>
          </table:table-cell>
          <table:table-cell office:value-type="float" office:value="0.54147127019953" calcext:value-type="float">
            <text:p>0,54147127019953</text:p>
          </table:table-cell>
          <table:table-cell office:value-type="float" office:value="0.554827897689455" calcext:value-type="float">
            <text:p>0,554827897689455</text:p>
          </table:table-cell>
          <table:table-cell office:value-type="float" office:value="0.376811594202899" calcext:value-type="float">
            <text:p>0,376811594202899</text:p>
          </table:table-cell>
          <table:table-cell office:value-type="float" office:value="0.0966542750929368" calcext:value-type="float">
            <text:p>0,096654275092937</text:p>
          </table:table-cell>
          <table:table-cell office:value-type="float" office:value="0.153846153846154" calcext:value-type="float">
            <text:p>0,153846153846154</text:p>
          </table:table-cell>
          <table:table-cell office:value-type="float" office:value="0.927158273381295" calcext:value-type="float">
            <text:p>0,927158273381295</text:p>
          </table:table-cell>
          <table:table-cell office:value-type="float" office:value="0.986288265306122" calcext:value-type="float">
            <text:p>0,986288265306122</text:p>
          </table:table-cell>
          <table:table-cell office:value-type="float" office:value="0.955809641532756" calcext:value-type="float">
            <text:p>0,955809641532756</text:p>
          </table:table-cell>
        </table:table-row>
        <table:table-row table:style-name="ro1">
          <table:table-cell office:value-type="string" calcext:value-type="string">
            <text:p>fintoc2020_fr_dev__deft2011_train_test_ngramChar_rel_4,4_RF50.model.txt</text:p>
          </table:table-cell>
          <table:table-cell office:value-type="float" office:value="0.675603828041926" calcext:value-type="float">
            <text:p>0,675603828041926</text:p>
          </table:table-cell>
          <table:table-cell office:value-type="float" office:value="0.577767003641605" calcext:value-type="float">
            <text:p>0,577767003641605</text:p>
          </table:table-cell>
          <table:table-cell office:value-type="float" office:value="0.601818167951739" calcext:value-type="float">
            <text:p>0,601818167951739</text:p>
          </table:table-cell>
          <table:table-cell office:value-type="float" office:value="0.418502202643172" calcext:value-type="float">
            <text:p>0,418502202643172</text:p>
          </table:table-cell>
          <table:table-cell office:value-type="float" office:value="0.176579925650558" calcext:value-type="float">
            <text:p>0,176579925650558</text:p>
          </table:table-cell>
          <table:table-cell office:value-type="float" office:value="0.248366013071895" calcext:value-type="float">
            <text:p>0,248366013071895</text:p>
          </table:table-cell>
          <table:table-cell office:value-type="float" office:value="0.932705453440681" calcext:value-type="float">
            <text:p>0,932705453440681</text:p>
          </table:table-cell>
          <table:table-cell office:value-type="float" office:value="0.978954081632653" calcext:value-type="float">
            <text:p>0,978954081632653</text:p>
          </table:table-cell>
          <table:table-cell office:value-type="float" office:value="0.955270322831583" calcext:value-type="float">
            <text:p>0,955270322831583</text:p>
          </table:table-cell>
        </table:table-row>
        <table:table-row table:style-name="ro1">
          <table:table-cell office:value-type="string" calcext:value-type="string">
            <text:p>fintoc2020_fr_dev__deft2011_train_test_ngramChar_rel_4,5_RF50.model.txt</text:p>
          </table:table-cell>
          <table:table-cell office:value-type="float" office:value="0.636846737999346" calcext:value-type="float">
            <text:p>0,636846737999346</text:p>
          </table:table-cell>
          <table:table-cell office:value-type="float" office:value="0.535085273072984" calcext:value-type="float">
            <text:p>0,535085273072984</text:p>
          </table:table-cell>
          <table:table-cell office:value-type="float" office:value="0.545122736706505" calcext:value-type="float">
            <text:p>0,545122736706505</text:p>
          </table:table-cell>
          <table:table-cell office:value-type="float" office:value="0.347490347490347" calcext:value-type="float">
            <text:p>0,347490347490347</text:p>
          </table:table-cell>
          <table:table-cell office:value-type="float" office:value="0.0836431226765799" calcext:value-type="float">
            <text:p>0,08364312267658</text:p>
          </table:table-cell>
          <table:table-cell office:value-type="float" office:value="0.134831460674157" calcext:value-type="float">
            <text:p>0,134831460674157</text:p>
          </table:table-cell>
          <table:table-cell office:value-type="float" office:value="0.926203128508345" calcext:value-type="float">
            <text:p>0,926203128508345</text:p>
          </table:table-cell>
          <table:table-cell office:value-type="float" office:value="0.986527423469388" calcext:value-type="float">
            <text:p>0,986527423469388</text:p>
          </table:table-cell>
          <table:table-cell office:value-type="float" office:value="0.955414012738854" calcext:value-type="float">
            <text:p>0,955414012738854</text:p>
          </table:table-cell>
        </table:table-row>
        <table:table-row table:style-name="ro1">
          <table:table-cell office:value-type="string" calcext:value-type="string">
            <text:p>fintoc2020_fr_dev__deft2011_train_test_ngramChar_rel_4,6_RF50.model.txt</text:p>
          </table:table-cell>
          <table:table-cell office:value-type="float" office:value="0.677419636999781" calcext:value-type="float">
            <text:p>0,677419636999781</text:p>
          </table:table-cell>
          <table:table-cell office:value-type="float" office:value="0.530055542779379" calcext:value-type="float">
            <text:p>0,530055542779379</text:p>
          </table:table-cell>
          <table:table-cell office:value-type="float" office:value="0.537428750998347" calcext:value-type="float">
            <text:p>0,537428750998347</text:p>
          </table:table-cell>
          <table:table-cell office:value-type="float" office:value="0.429411764705882" calcext:value-type="float">
            <text:p>0,429411764705882</text:p>
          </table:table-cell>
          <table:table-cell office:value-type="float" office:value="0.0678438661710037" calcext:value-type="float">
            <text:p>0,067843866171004</text:p>
          </table:table-cell>
          <table:table-cell office:value-type="float" office:value="0.117174959871589" calcext:value-type="float">
            <text:p>0,117174959871589</text:p>
          </table:table-cell>
          <table:table-cell office:value-type="float" office:value="0.92542750929368" calcext:value-type="float">
            <text:p>0,92542750929368</text:p>
          </table:table-cell>
          <table:table-cell office:value-type="float" office:value="0.992267219387755" calcext:value-type="float">
            <text:p>0,992267219387755</text:p>
          </table:table-cell>
          <table:table-cell office:value-type="float" office:value="0.957682542125106" calcext:value-type="float">
            <text:p>0,957682542125106</text:p>
          </table:table-cell>
        </table:table-row>
        <table:table-row table:style-name="ro1">
          <table:table-cell office:value-type="string" calcext:value-type="string">
            <text:p>fintoc2020_fr_dev__deft2011_train_test_ngramChar_rel_5,5_RF50.model.txt</text:p>
          </table:table-cell>
          <table:table-cell office:value-type="float" office:value="0.716963655610445" calcext:value-type="float">
            <text:p>0,716963655610445</text:p>
          </table:table-cell>
          <table:table-cell office:value-type="float" office:value="0.522595408400349" calcext:value-type="float">
            <text:p>0,522595408400349</text:p>
          </table:table-cell>
          <table:table-cell office:value-type="float" office:value="0.524308961067679" calcext:value-type="float">
            <text:p>0,524308961067679</text:p>
          </table:table-cell>
          <table:table-cell office:value-type="float" office:value="0.509615384615385" calcext:value-type="float">
            <text:p>0,509615384615385</text:p>
          </table:table-cell>
          <table:table-cell office:value-type="float" office:value="0.0492565055762082" calcext:value-type="float">
            <text:p>0,049256505576208</text:p>
          </table:table-cell>
          <table:table-cell office:value-type="float" office:value="0.0898305084745763" calcext:value-type="float">
            <text:p>0,089830508474576</text:p>
          </table:table-cell>
          <table:table-cell office:value-type="float" office:value="0.924311926605504" calcext:value-type="float">
            <text:p>0,924311926605504</text:p>
          </table:table-cell>
          <table:table-cell office:value-type="float" office:value="0.99593431122449" calcext:value-type="float">
            <text:p>0,99593431122449</text:p>
          </table:table-cell>
          <table:table-cell office:value-type="float" office:value="0.958787413660783" calcext:value-type="float">
            <text:p>0,958787413660783</text:p>
          </table:table-cell>
        </table:table-row>
        <table:table-row table:style-name="ro1">
          <table:table-cell office:value-type="string" calcext:value-type="string">
            <text:p>fintoc2020_fr_dev__deft2011_train_test_ngramChar_rel_5,6_RF50.model.txt</text:p>
          </table:table-cell>
          <table:table-cell office:value-type="float" office:value="0.71591663036558" calcext:value-type="float">
            <text:p>0,71591663036558</text:p>
          </table:table-cell>
          <table:table-cell office:value-type="float" office:value="0.511934940681663" calcext:value-type="float">
            <text:p>0,511934940681663</text:p>
          </table:table-cell>
          <table:table-cell office:value-type="float" office:value="0.504170081497757" calcext:value-type="float">
            <text:p>0,504170081497757</text:p>
          </table:table-cell>
          <table:table-cell office:value-type="float" office:value="0.509090909090909" calcext:value-type="float">
            <text:p>0,509090909090909</text:p>
          </table:table-cell>
          <table:table-cell office:value-type="float" office:value="0.0260223048327138" calcext:value-type="float">
            <text:p>0,026022304832714</text:p>
          </table:table-cell>
          <table:table-cell office:value-type="float" office:value="0.0495137046861185" calcext:value-type="float">
            <text:p>0,049513704686119</text:p>
          </table:table-cell>
          <table:table-cell office:value-type="float" office:value="0.922742351640251" calcext:value-type="float">
            <text:p>0,922742351640251</text:p>
          </table:table-cell>
          <table:table-cell office:value-type="float" office:value="0.997847576530612" calcext:value-type="float">
            <text:p>0,997847576530612</text:p>
          </table:table-cell>
          <table:table-cell office:value-type="float" office:value="0.958826458309395" calcext:value-type="float">
            <text:p>0,958826458309395</text:p>
          </table:table-cell>
        </table:table-row>
        <table:table-row table:style-name="ro1">
          <table:table-cell office:value-type="string" calcext:value-type="string">
            <text:p>fintoc2020_fr_dev__deft2011_train_test_ngramChar_rel_6,6_RF50.model.txt</text:p>
          </table:table-cell>
          <table:table-cell office:value-type="float" office:value="0.686045655375552" calcext:value-type="float">
            <text:p>0,686045655375552</text:p>
          </table:table-cell>
          <table:table-cell office:value-type="float" office:value="0.507487399002352" calcext:value-type="float">
            <text:p>0,507487399002352</text:p>
          </table:table-cell>
          <table:table-cell office:value-type="float" office:value="0.49545838457777" calcext:value-type="float">
            <text:p>0,49545838457777</text:p>
          </table:table-cell>
          <table:table-cell office:value-type="float" office:value="0.45" calcext:value-type="float">
            <text:p>0,45</text:p>
          </table:table-cell>
          <table:table-cell office:value-type="float" office:value="0.016728624535316" calcext:value-type="float">
            <text:p>0,016728624535316</text:p>
          </table:table-cell>
          <table:table-cell office:value-type="float" office:value="0.032258064516129" calcext:value-type="float">
            <text:p>0,032258064516129</text:p>
          </table:table-cell>
          <table:table-cell office:value-type="float" office:value="0.922091310751105" calcext:value-type="float">
            <text:p>0,922091310751105</text:p>
          </table:table-cell>
          <table:table-cell office:value-type="float" office:value="0.998246173469388" calcext:value-type="float">
            <text:p>0,998246173469388</text:p>
          </table:table-cell>
          <table:table-cell office:value-type="float" office:value="0.958658704639412" calcext:value-type="float">
            <text:p>0,958658704639412</text:p>
          </table:table-cell>
        </table:table-row>
        <table:table-row table:style-name="ro1">
          <table:table-cell table:style-name="ce9" office:value-type="string" calcext:value-type="string">
            <text:p>DEFT2011 TRAIN+TEST <text:s/>+ <text:s/>FINTOC 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deft2011_train_test_fintoc2020_fr_train_ngramChar_abs_1,1_RF50.model.txt</text:p>
          </table:table-cell>
          <table:table-cell office:value-type="float" office:value="0.904300618073588" calcext:value-type="float">
            <text:p>0,904300618073588</text:p>
          </table:table-cell>
          <table:table-cell office:value-type="float" office:value="0.829416957884455" calcext:value-type="float">
            <text:p>0,829416957884455</text:p>
          </table:table-cell>
          <table:table-cell office:value-type="float" office:value="0.862231427024088" calcext:value-type="float">
            <text:p>0,862231427024088</text:p>
          </table:table-cell>
          <table:table-cell office:value-type="float" office:value="0.836426914153132" calcext:value-type="float">
            <text:p>0,836426914153132</text:p>
          </table:table-cell>
          <table:table-cell office:value-type="float" office:value="0.670074349442379" calcext:value-type="float">
            <text:p>0,670074349442379</text:p>
          </table:table-cell>
          <table:table-cell office:value-type="float" office:value="0.74406604747162" calcext:value-type="float">
            <text:p>0,74406604747162</text:p>
          </table:table-cell>
          <table:table-cell office:value-type="float" office:value="0.972174321994043" calcext:value-type="float">
            <text:p>0,972174321994043</text:p>
          </table:table-cell>
          <table:table-cell office:value-type="float" office:value="0.988759566326531" calcext:value-type="float">
            <text:p>0,988759566326531</text:p>
          </table:table-cell>
          <table:table-cell office:value-type="float" office:value="0.980396806576555" calcext:value-type="float">
            <text:p>0,98039680657655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2_RF50.model.txt</text:p>
          </table:table-cell>
          <table:table-cell office:value-type="float" office:value="0.914364189943804" calcext:value-type="float">
            <text:p>0,914364189943804</text:p>
          </table:table-cell>
          <table:table-cell office:value-type="float" office:value="0.832497712142478" calcext:value-type="float">
            <text:p>0,832497712142478</text:p>
          </table:table-cell>
          <table:table-cell office:value-type="float" office:value="0.868016709539857" calcext:value-type="float">
            <text:p>0,868016709539857</text:p>
          </table:table-cell>
          <table:table-cell office:value-type="float" office:value="0.856132075471698" calcext:value-type="float">
            <text:p>0,856132075471698</text:p>
          </table:table-cell>
          <table:table-cell office:value-type="float" office:value="0.674721189591078" calcext:value-type="float">
            <text:p>0,674721189591078</text:p>
          </table:table-cell>
          <table:table-cell office:value-type="float" office:value="0.754677754677755" calcext:value-type="float">
            <text:p>0,754677754677755</text:p>
          </table:table-cell>
          <table:table-cell office:value-type="float" office:value="0.97259630441591" calcext:value-type="float">
            <text:p>0,97259630441591</text:p>
          </table:table-cell>
          <table:table-cell office:value-type="float" office:value="0.990274234693877" calcext:value-type="float">
            <text:p>0,990274234693877</text:p>
          </table:table-cell>
          <table:table-cell office:value-type="float" office:value="0.981355664401959" calcext:value-type="float">
            <text:p>0,981355664401959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3_RF50.model.txt</text:p>
          </table:table-cell>
          <table:table-cell office:value-type="float" office:value="0.926709986708624" calcext:value-type="float">
            <text:p>0,926709986708624</text:p>
          </table:table-cell>
          <table:table-cell office:value-type="float" office:value="0.800555131439193" calcext:value-type="float">
            <text:p>0,800555131439193</text:p>
          </table:table-cell>
          <table:table-cell office:value-type="float" office:value="0.850578772772594" calcext:value-type="float">
            <text:p>0,850578772772594</text:p>
          </table:table-cell>
          <table:table-cell office:value-type="float" office:value="0.886178861788618" calcext:value-type="float">
            <text:p>0,886178861788618</text:p>
          </table:table-cell>
          <table:table-cell office:value-type="float" office:value="0.607806691449814" calcext:value-type="float">
            <text:p>0,607806691449814</text:p>
          </table:table-cell>
          <table:table-cell office:value-type="float" office:value="0.721058434399118" calcext:value-type="float">
            <text:p>0,721058434399118</text:p>
          </table:table-cell>
          <table:table-cell office:value-type="float" office:value="0.967241111628629" calcext:value-type="float">
            <text:p>0,967241111628629</text:p>
          </table:table-cell>
          <table:table-cell office:value-type="float" office:value="0.993303571428571" calcext:value-type="float">
            <text:p>0,993303571428571</text:p>
          </table:table-cell>
          <table:table-cell office:value-type="float" office:value="0.980099111146071" calcext:value-type="float">
            <text:p>0,98009911114607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4_RF50.model.txt</text:p>
          </table:table-cell>
          <table:table-cell office:value-type="float" office:value="0.932383815484698" calcext:value-type="float">
            <text:p>0,932383815484698</text:p>
          </table:table-cell>
          <table:table-cell office:value-type="float" office:value="0.757406642373492" calcext:value-type="float">
            <text:p>0,757406642373492</text:p>
          </table:table-cell>
          <table:table-cell office:value-type="float" office:value="0.818714412993539" calcext:value-type="float">
            <text:p>0,818714412993539</text:p>
          </table:table-cell>
          <table:table-cell office:value-type="float" office:value="0.90453074433657" calcext:value-type="float">
            <text:p>0,90453074433657</text:p>
          </table:table-cell>
          <table:table-cell office:value-type="float" office:value="0.519516728624535" calcext:value-type="float">
            <text:p>0,519516728624535</text:p>
          </table:table-cell>
          <table:table-cell office:value-type="float" office:value="0.659976387249115" calcext:value-type="float">
            <text:p>0,659976387249115</text:p>
          </table:table-cell>
          <table:table-cell office:value-type="float" office:value="0.960236886632826" calcext:value-type="float">
            <text:p>0,960236886632826</text:p>
          </table:table-cell>
          <table:table-cell office:value-type="float" office:value="0.995296556122449" calcext:value-type="float">
            <text:p>0,995296556122449</text:p>
          </table:table-cell>
          <table:table-cell office:value-type="float" office:value="0.977452438737963" calcext:value-type="float">
            <text:p>0,97745243873796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5_RF50.model.txt</text:p>
          </table:table-cell>
          <table:table-cell office:value-type="float" office:value="0.937018549818082" calcext:value-type="float">
            <text:p>0,937018549818082</text:p>
          </table:table-cell>
          <table:table-cell office:value-type="float" office:value="0.721374219994689" calcext:value-type="float">
            <text:p>0,721374219994689</text:p>
          </table:table-cell>
          <table:table-cell office:value-type="float" office:value="0.787934942076707" calcext:value-type="float">
            <text:p>0,787934942076707</text:p>
          </table:table-cell>
          <table:table-cell office:value-type="float" office:value="0.919540229885058" calcext:value-type="float">
            <text:p>0,919540229885058</text:p>
          </table:table-cell>
          <table:table-cell office:value-type="float" office:value="0.446096654275093" calcext:value-type="float">
            <text:p>0,446096654275093</text:p>
          </table:table-cell>
          <table:table-cell office:value-type="float" office:value="0.600750938673342" calcext:value-type="float">
            <text:p>0,600750938673342</text:p>
          </table:table-cell>
          <table:table-cell office:value-type="float" office:value="0.954496869751107" calcext:value-type="float">
            <text:p>0,954496869751107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75118945480072" calcext:value-type="float">
            <text:p>0,975118945480072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1,6_RF50.model.txt</text:p>
          </table:table-cell>
          <table:table-cell office:value-type="float" office:value="0.937089408819225" calcext:value-type="float">
            <text:p>0,937089408819225</text:p>
          </table:table-cell>
          <table:table-cell office:value-type="float" office:value="0.683668727714134" calcext:value-type="float">
            <text:p>0,683668727714134</text:p>
          </table:table-cell>
          <table:table-cell office:value-type="float" office:value="0.750481249014976" calcext:value-type="float">
            <text:p>0,750481249014976</text:p>
          </table:table-cell>
          <table:table-cell office:value-type="float" office:value="0.925581395348837" calcext:value-type="float">
            <text:p>0,925581395348837</text:p>
          </table:table-cell>
          <table:table-cell office:value-type="float" office:value="0.369888475836431" calcext:value-type="float">
            <text:p>0,369888475836431</text:p>
          </table:table-cell>
          <table:table-cell office:value-type="float" office:value="0.528552456839309" calcext:value-type="float">
            <text:p>0,528552456839309</text:p>
          </table:table-cell>
          <table:table-cell office:value-type="float" office:value="0.948597422289613" calcext:value-type="float">
            <text:p>0,948597422289613</text:p>
          </table:table-cell>
          <table:table-cell office:value-type="float" office:value="0.997448979591837" calcext:value-type="float">
            <text:p>0,997448979591837</text:p>
          </table:table-cell>
          <table:table-cell office:value-type="float" office:value="0.972410041190643" calcext:value-type="float">
            <text:p>0,97241004119064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2_RF50.model.txt</text:p>
          </table:table-cell>
          <table:table-cell office:value-type="float" office:value="0.921008287064398" calcext:value-type="float">
            <text:p>0,921008287064398</text:p>
          </table:table-cell>
          <table:table-cell office:value-type="float" office:value="0.822527454290266" calcext:value-type="float">
            <text:p>0,822527454290266</text:p>
          </table:table-cell>
          <table:table-cell office:value-type="float" office:value="0.863934727440006" calcext:value-type="float">
            <text:p>0,863934727440006</text:p>
          </table:table-cell>
          <table:table-cell office:value-type="float" office:value="0.871127633209417" calcext:value-type="float">
            <text:p>0,871127633209417</text:p>
          </table:table-cell>
          <table:table-cell office:value-type="float" office:value="0.653345724907063" calcext:value-type="float">
            <text:p>0,653345724907063</text:p>
          </table:table-cell>
          <table:table-cell office:value-type="float" office:value="0.746680828465215" calcext:value-type="float">
            <text:p>0,746680828465215</text:p>
          </table:table-cell>
          <table:table-cell office:value-type="float" office:value="0.970888940919379" calcext:value-type="float">
            <text:p>0,970888940919379</text:p>
          </table:table-cell>
          <table:table-cell office:value-type="float" office:value="0.991709183673469" calcext:value-type="float">
            <text:p>0,991709183673469</text:p>
          </table:table-cell>
          <table:table-cell office:value-type="float" office:value="0.981188626414797" calcext:value-type="float">
            <text:p>0,98118862641479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3_RF50.model.txt</text:p>
          </table:table-cell>
          <table:table-cell office:value-type="float" office:value="0.934953495718816" calcext:value-type="float">
            <text:p>0,934953495718816</text:p>
          </table:table-cell>
          <table:table-cell office:value-type="float" office:value="0.782764964721948" calcext:value-type="float">
            <text:p>0,782764964721948</text:p>
          </table:table-cell>
          <table:table-cell office:value-type="float" office:value="0.839737621504542" calcext:value-type="float">
            <text:p>0,839737621504542</text:p>
          </table:table-cell>
          <table:table-cell office:value-type="float" office:value="0.905604719764012" calcext:value-type="float">
            <text:p>0,905604719764012</text:p>
          </table:table-cell>
          <table:table-cell office:value-type="float" office:value="0.570631970260223" calcext:value-type="float">
            <text:p>0,570631970260223</text:p>
          </table:table-cell>
          <table:table-cell office:value-type="float" office:value="0.700114025085519" calcext:value-type="float">
            <text:p>0,700114025085519</text:p>
          </table:table-cell>
          <table:table-cell office:value-type="float" office:value="0.964302271673621" calcext:value-type="float">
            <text:p>0,964302271673621</text:p>
          </table:table-cell>
          <table:table-cell office:value-type="float" office:value="0.994897959183674" calcext:value-type="float">
            <text:p>0,994897959183674</text:p>
          </table:table-cell>
          <table:table-cell office:value-type="float" office:value="0.979361217923566" calcext:value-type="float">
            <text:p>0,97936121792356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4_RF50.model.txt</text:p>
          </table:table-cell>
          <table:table-cell office:value-type="float" office:value="0.933804129592024" calcext:value-type="float">
            <text:p>0,933804129592024</text:p>
          </table:table-cell>
          <table:table-cell office:value-type="float" office:value="0.735460546904635" calcext:value-type="float">
            <text:p>0,735460546904635</text:p>
          </table:table-cell>
          <table:table-cell office:value-type="float" office:value="0.800146072336943" calcext:value-type="float">
            <text:p>0,800146072336943</text:p>
          </table:table-cell>
          <table:table-cell office:value-type="float" office:value="0.910873440285205" calcext:value-type="float">
            <text:p>0,910873440285205</text:p>
          </table:table-cell>
          <table:table-cell office:value-type="float" office:value="0.474907063197026" calcext:value-type="float">
            <text:p>0,474907063197026</text:p>
          </table:table-cell>
          <table:table-cell office:value-type="float" office:value="0.624312767257178" calcext:value-type="float">
            <text:p>0,624312767257178</text:p>
          </table:table-cell>
          <table:table-cell office:value-type="float" office:value="0.956734818898843" calcext:value-type="float">
            <text:p>0,956734818898843</text:p>
          </table:table-cell>
          <table:table-cell office:value-type="float" office:value="0.996014030612245" calcext:value-type="float">
            <text:p>0,996014030612245</text:p>
          </table:table-cell>
          <table:table-cell office:value-type="float" office:value="0.975979377416709" calcext:value-type="float">
            <text:p>0,975979377416709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5_RF50.model.txt</text:p>
          </table:table-cell>
          <table:table-cell office:value-type="float" office:value="0.934848021545295" calcext:value-type="float">
            <text:p>0,934848021545295</text:p>
          </table:table-cell>
          <table:table-cell office:value-type="float" office:value="0.701977070451787" calcext:value-type="float">
            <text:p>0,701977070451787</text:p>
          </table:table-cell>
          <table:table-cell office:value-type="float" office:value="0.768856899334805" calcext:value-type="float">
            <text:p>0,768856899334805</text:p>
          </table:table-cell>
          <table:table-cell office:value-type="float" office:value="0.918238993710692" calcext:value-type="float">
            <text:p>0,918238993710692</text:p>
          </table:table-cell>
          <table:table-cell office:value-type="float" office:value="0.407063197026022" calcext:value-type="float">
            <text:p>0,407063197026022</text:p>
          </table:table-cell>
          <table:table-cell office:value-type="float" office:value="0.564069542820348" calcext:value-type="float">
            <text:p>0,564069542820348</text:p>
          </table:table-cell>
          <table:table-cell office:value-type="float" office:value="0.951457049379898" calcext:value-type="float">
            <text:p>0,951457049379898</text:p>
          </table:table-cell>
          <table:table-cell office:value-type="float" office:value="0.996890943877551" calcext:value-type="float">
            <text:p>0,996890943877551</text:p>
          </table:table-cell>
          <table:table-cell office:value-type="float" office:value="0.973644255849262" calcext:value-type="float">
            <text:p>0,973644255849262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2,6_RF50.model.txt</text:p>
          </table:table-cell>
          <table:table-cell office:value-type="float" office:value="0.934559906017718" calcext:value-type="float">
            <text:p>0,934559906017718</text:p>
          </table:table-cell>
          <table:table-cell office:value-type="float" office:value="0.682194956281769" calcext:value-type="float">
            <text:p>0,682194956281769</text:p>
          </table:table-cell>
          <table:table-cell office:value-type="float" office:value="0.748566884428371" calcext:value-type="float">
            <text:p>0,748566884428371</text:p>
          </table:table-cell>
          <table:table-cell office:value-type="float" office:value="0.920745920745921" calcext:value-type="float">
            <text:p>0,920745920745921</text:p>
          </table:table-cell>
          <table:table-cell office:value-type="float" office:value="0.367100371747212" calcext:value-type="float">
            <text:p>0,367100371747212</text:p>
          </table:table-cell>
          <table:table-cell office:value-type="float" office:value="0.524916943521595" calcext:value-type="float">
            <text:p>0,524916943521595</text:p>
          </table:table-cell>
          <table:table-cell office:value-type="float" office:value="0.948373891289516" calcext:value-type="float">
            <text:p>0,948373891289516</text:p>
          </table:table-cell>
          <table:table-cell office:value-type="float" office:value="0.997289540816326" calcext:value-type="float">
            <text:p>0,997289540816326</text:p>
          </table:table-cell>
          <table:table-cell office:value-type="float" office:value="0.972216825335147" calcext:value-type="float">
            <text:p>0,97221682533514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3_RF50.model.txt</text:p>
          </table:table-cell>
          <table:table-cell office:value-type="float" office:value="0.933310794502655" calcext:value-type="float">
            <text:p>0,933310794502655</text:p>
          </table:table-cell>
          <table:table-cell office:value-type="float" office:value="0.717072484779228" calcext:value-type="float">
            <text:p>0,717072484779228</text:p>
          </table:table-cell>
          <table:table-cell office:value-type="float" office:value="0.783182718019292" calcext:value-type="float">
            <text:p>0,783182718019292</text:p>
          </table:table-cell>
          <table:table-cell office:value-type="float" office:value="0.912790697674419" calcext:value-type="float">
            <text:p>0,912790697674419</text:p>
          </table:table-cell>
          <table:table-cell office:value-type="float" office:value="0.437732342007435" calcext:value-type="float">
            <text:p>0,437732342007435</text:p>
          </table:table-cell>
          <table:table-cell office:value-type="float" office:value="0.591708542713568" calcext:value-type="float">
            <text:p>0,591708542713568</text:p>
          </table:table-cell>
          <table:table-cell office:value-type="float" office:value="0.953830891330891" calcext:value-type="float">
            <text:p>0,953830891330891</text:p>
          </table:table-cell>
          <table:table-cell office:value-type="float" office:value="0.99641262755102" calcext:value-type="float">
            <text:p>0,99641262755102</text:p>
          </table:table-cell>
          <table:table-cell office:value-type="float" office:value="0.974656893325016" calcext:value-type="float">
            <text:p>0,97465689332501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4_RF50.model.txt</text:p>
          </table:table-cell>
          <table:table-cell office:value-type="float" office:value="0.935363815889412" calcext:value-type="float">
            <text:p>0,935363815889412</text:p>
          </table:table-cell>
          <table:table-cell office:value-type="float" office:value="0.692802969236022" calcext:value-type="float">
            <text:p>0,692802969236022</text:p>
          </table:table-cell>
          <table:table-cell office:value-type="float" office:value="0.759705920485658" calcext:value-type="float">
            <text:p>0,759705920485658</text:p>
          </table:table-cell>
          <table:table-cell office:value-type="float" office:value="0.920704845814978" calcext:value-type="float">
            <text:p>0,920704845814978</text:p>
          </table:table-cell>
          <table:table-cell office:value-type="float" office:value="0.388475836431227" calcext:value-type="float">
            <text:p>0,388475836431227</text:p>
          </table:table-cell>
          <table:table-cell office:value-type="float" office:value="0.54640522875817" calcext:value-type="float">
            <text:p>0,54640522875817</text:p>
          </table:table-cell>
          <table:table-cell office:value-type="float" office:value="0.950022785963846" calcext:value-type="float">
            <text:p>0,950022785963846</text:p>
          </table:table-cell>
          <table:table-cell office:value-type="float" office:value="0.997130102040816" calcext:value-type="float">
            <text:p>0,997130102040816</text:p>
          </table:table-cell>
          <table:table-cell office:value-type="float" office:value="0.973006612213146" calcext:value-type="float">
            <text:p>0,97300661221314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5_RF50.model.txt</text:p>
          </table:table-cell>
          <table:table-cell office:value-type="float" office:value="0.931477671382235" calcext:value-type="float">
            <text:p>0,931477671382235</text:p>
          </table:table-cell>
          <table:table-cell office:value-type="float" office:value="0.675184836364843" calcext:value-type="float">
            <text:p>0,675184836364843</text:p>
          </table:table-cell>
          <table:table-cell office:value-type="float" office:value="0.740667782374858" calcext:value-type="float">
            <text:p>0,740667782374858</text:p>
          </table:table-cell>
          <table:table-cell office:value-type="float" office:value="0.91566265060241" calcext:value-type="float">
            <text:p>0,91566265060241</text:p>
          </table:table-cell>
          <table:table-cell office:value-type="float" office:value="0.353159851301115" calcext:value-type="float">
            <text:p>0,353159851301115</text:p>
          </table:table-cell>
          <table:table-cell office:value-type="float" office:value="0.50972501676727" calcext:value-type="float">
            <text:p>0,50972501676727</text:p>
          </table:table-cell>
          <table:table-cell office:value-type="float" office:value="0.94729269216206" calcext:value-type="float">
            <text:p>0,94729269216206</text:p>
          </table:table-cell>
          <table:table-cell office:value-type="float" office:value="0.997209821428571" calcext:value-type="float">
            <text:p>0,997209821428571</text:p>
          </table:table-cell>
          <table:table-cell office:value-type="float" office:value="0.971610547982446" calcext:value-type="float">
            <text:p>0,97161054798244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3,6_RF50.model.txt</text:p>
          </table:table-cell>
          <table:table-cell office:value-type="float" office:value="0.930839183860573" calcext:value-type="float">
            <text:p>0,930839183860573</text:p>
          </table:table-cell>
          <table:table-cell office:value-type="float" office:value="0.661828579015249" calcext:value-type="float">
            <text:p>0,661828579015249</text:p>
          </table:table-cell>
          <table:table-cell office:value-type="float" office:value="0.72589438232017" calcext:value-type="float">
            <text:p>0,72589438232017</text:p>
          </table:table-cell>
          <table:table-cell office:value-type="float" office:value="0.91644908616188" calcext:value-type="float">
            <text:p>0,91644908616188</text:p>
          </table:table-cell>
          <table:table-cell office:value-type="float" office:value="0.326208178438662" calcext:value-type="float">
            <text:p>0,326208178438662</text:p>
          </table:table-cell>
          <table:table-cell office:value-type="float" office:value="0.481151473612063" calcext:value-type="float">
            <text:p>0,481151473612063</text:p>
          </table:table-cell>
          <table:table-cell office:value-type="float" office:value="0.945229281559265" calcext:value-type="float">
            <text:p>0,945229281559265</text:p>
          </table:table-cell>
          <table:table-cell office:value-type="float" office:value="0.997448979591837" calcext:value-type="float">
            <text:p>0,997448979591837</text:p>
          </table:table-cell>
          <table:table-cell office:value-type="float" office:value="0.970637291028277" calcext:value-type="float">
            <text:p>0,97063729102827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4,4_RF50.model.txt</text:p>
          </table:table-cell>
          <table:table-cell office:value-type="float" office:value="0.935447960885315" calcext:value-type="float">
            <text:p>0,935447960885315</text:p>
          </table:table-cell>
          <table:table-cell office:value-type="float" office:value="0.656916353321068" calcext:value-type="float">
            <text:p>0,656916353321068</text:p>
          </table:table-cell>
          <table:table-cell office:value-type="float" office:value="0.720831694316983" calcext:value-type="float">
            <text:p>0,720831694316983</text:p>
          </table:table-cell>
          <table:table-cell office:value-type="float" office:value="0.926430517711172" calcext:value-type="float">
            <text:p>0,926430517711172</text:p>
          </table:table-cell>
          <table:table-cell office:value-type="float" office:value="0.315985130111524" calcext:value-type="float">
            <text:p>0,315985130111524</text:p>
          </table:table-cell>
          <table:table-cell office:value-type="float" office:value="0.471240471240471" calcext:value-type="float">
            <text:p>0,471240471240471</text:p>
          </table:table-cell>
          <table:table-cell office:value-type="float" office:value="0.944465404059458" calcext:value-type="float">
            <text:p>0,944465404059458</text:p>
          </table:table-cell>
          <table:table-cell office:value-type="float" office:value="0.997847576530612" calcext:value-type="float">
            <text:p>0,997847576530612</text:p>
          </table:table-cell>
          <table:table-cell office:value-type="float" office:value="0.970422917393495" calcext:value-type="float">
            <text:p>0,97042291739349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4,5_RF50.model.txt</text:p>
          </table:table-cell>
          <table:table-cell office:value-type="float" office:value="0.927858838942111" calcext:value-type="float">
            <text:p>0,927858838942111</text:p>
          </table:table-cell>
          <table:table-cell office:value-type="float" office:value="0.645179673867688" calcext:value-type="float">
            <text:p>0,645179673867688</text:p>
          </table:table-cell>
          <table:table-cell office:value-type="float" office:value="0.706356700310632" calcext:value-type="float">
            <text:p>0,706356700310632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29275092936803" calcext:value-type="float">
            <text:p>0,29275092936803</text:p>
          </table:table-cell>
          <table:table-cell office:value-type="float" office:value="0.443349753694581" calcext:value-type="float">
            <text:p>0,443349753694581</text:p>
          </table:table-cell>
          <table:table-cell office:value-type="float" office:value="0.942674199623352" calcext:value-type="float">
            <text:p>0,942674199623352</text:p>
          </table:table-cell>
          <table:table-cell office:value-type="float" office:value="0.997608418367347" calcext:value-type="float">
            <text:p>0,997608418367347</text:p>
          </table:table-cell>
          <table:table-cell office:value-type="float" office:value="0.969363646926682" calcext:value-type="float">
            <text:p>0,969363646926682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4,6_RF50.model.txt</text:p>
          </table:table-cell>
          <table:table-cell office:value-type="float" office:value="0.933176691729323" calcext:value-type="float">
            <text:p>0,933176691729323</text:p>
          </table:table-cell>
          <table:table-cell office:value-type="float" office:value="0.636589835748426" calcext:value-type="float">
            <text:p>0,636589835748426</text:p>
          </table:table-cell>
          <table:table-cell office:value-type="float" office:value="0.696479516286611" calcext:value-type="float">
            <text:p>0,696479516286611</text:p>
          </table:table-cell>
          <table:table-cell office:value-type="float" office:value="0.925" calcext:value-type="float">
            <text:p>0,925</text:p>
          </table:table-cell>
          <table:table-cell office:value-type="float" office:value="0.275092936802974" calcext:value-type="float">
            <text:p>0,275092936802974</text:p>
          </table:table-cell>
          <table:table-cell office:value-type="float" office:value="0.42406876790831" calcext:value-type="float">
            <text:p>0,42406876790831</text:p>
          </table:table-cell>
          <table:table-cell office:value-type="float" office:value="0.941353383458647" calcext:value-type="float">
            <text:p>0,941353383458647</text:p>
          </table:table-cell>
          <table:table-cell office:value-type="float" office:value="0.998086734693877" calcext:value-type="float">
            <text:p>0,998086734693877</text:p>
          </table:table-cell>
          <table:table-cell office:value-type="float" office:value="0.968890264664913" calcext:value-type="float">
            <text:p>0,96889026466491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5,5_RF50.model.txt</text:p>
          </table:table-cell>
          <table:table-cell office:value-type="float" office:value="0.932524227977032" calcext:value-type="float">
            <text:p>0,932524227977032</text:p>
          </table:table-cell>
          <table:table-cell office:value-type="float" office:value="0.602482236505197" calcext:value-type="float">
            <text:p>0,602482236505197</text:p>
          </table:table-cell>
          <table:table-cell office:value-type="float" office:value="0.652022835687912" calcext:value-type="float">
            <text:p>0,652022835687912</text:p>
          </table:table-cell>
          <table:table-cell office:value-type="float" office:value="0.928870292887029" calcext:value-type="float">
            <text:p>0,928870292887029</text:p>
          </table:table-cell>
          <table:table-cell office:value-type="float" office:value="0.20631970260223" calcext:value-type="float">
            <text:p>0,20631970260223</text:p>
          </table:table-cell>
          <table:table-cell office:value-type="float" office:value="0.337642585551331" calcext:value-type="float">
            <text:p>0,337642585551331</text:p>
          </table:table-cell>
          <table:table-cell office:value-type="float" office:value="0.936178163067035" calcext:value-type="float">
            <text:p>0,936178163067035</text:p>
          </table:table-cell>
          <table:table-cell office:value-type="float" office:value="0.998644770408163" calcext:value-type="float">
            <text:p>0,998644770408163</text:p>
          </table:table-cell>
          <table:table-cell office:value-type="float" office:value="0.966403085824494" calcext:value-type="float">
            <text:p>0,96640308582449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5,6_RF50.model.txt</text:p>
          </table:table-cell>
          <table:table-cell office:value-type="float" office:value="0.933218539201225" calcext:value-type="float">
            <text:p>0,933218539201225</text:p>
          </table:table-cell>
          <table:table-cell office:value-type="float" office:value="0.594197643625294" calcext:value-type="float">
            <text:p>0,594197643625294</text:p>
          </table:table-cell>
          <table:table-cell office:value-type="float" office:value="0.640435105148923" calcext:value-type="float">
            <text:p>0,640435105148923</text:p>
          </table:table-cell>
          <table:table-cell office:value-type="float" office:value="0.931506849315068" calcext:value-type="float">
            <text:p>0,931506849315068</text:p>
          </table:table-cell>
          <table:table-cell office:value-type="float" office:value="0.189591078066914" calcext:value-type="float">
            <text:p>0,189591078066914</text:p>
          </table:table-cell>
          <table:table-cell office:value-type="float" office:value="0.315057915057915" calcext:value-type="float">
            <text:p>0,315057915057915</text:p>
          </table:table-cell>
          <table:table-cell office:value-type="float" office:value="0.934930229087382" calcext:value-type="float">
            <text:p>0,934930229087382</text:p>
          </table:table-cell>
          <table:table-cell office:value-type="float" office:value="0.998804209183674" calcext:value-type="float">
            <text:p>0,998804209183674</text:p>
          </table:table-cell>
          <table:table-cell office:value-type="float" office:value="0.965812295239931" calcext:value-type="float">
            <text:p>0,96581229523993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abs_6,6_RF50.model.txt</text:p>
          </table:table-cell>
          <table:table-cell office:value-type="float" office:value="0.93383607895518" calcext:value-type="float">
            <text:p>0,93383607895518</text:p>
          </table:table-cell>
          <table:table-cell office:value-type="float" office:value="0.562373604762537" calcext:value-type="float">
            <text:p>0,562373604762537</text:p>
          </table:table-cell>
          <table:table-cell office:value-type="float" office:value="0.592400549388239" calcext:value-type="float">
            <text:p>0,59240054938823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12546468401487" calcext:value-type="float">
            <text:p>0,12546468401487</text:p>
          </table:table-cell>
          <table:table-cell office:value-type="float" office:value="0.221311475409836" calcext:value-type="float">
            <text:p>0,221311475409836</text:p>
          </table:table-cell>
          <table:table-cell office:value-type="float" office:value="0.930172157910359" calcext:value-type="float">
            <text:p>0,930172157910359</text:p>
          </table:table-cell>
          <table:table-cell office:value-type="float" office:value="0.999282525510204" calcext:value-type="float">
            <text:p>0,999282525510204</text:p>
          </table:table-cell>
          <table:table-cell office:value-type="float" office:value="0.963489623366641" calcext:value-type="float">
            <text:p>0,96348962336664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1_RF50.model.txt</text:p>
          </table:table-cell>
          <table:table-cell office:value-type="float" office:value="0.907996026559612" calcext:value-type="float">
            <text:p>0,907996026559612</text:p>
          </table:table-cell>
          <table:table-cell office:value-type="float" office:value="0.818357893226993" calcext:value-type="float">
            <text:p>0,818357893226993</text:p>
          </table:table-cell>
          <table:table-cell office:value-type="float" office:value="0.856505137226805" calcext:value-type="float">
            <text:p>0,856505137226805</text:p>
          </table:table-cell>
          <table:table-cell office:value-type="float" office:value="0.845686512758202" calcext:value-type="float">
            <text:p>0,845686512758202</text:p>
          </table:table-cell>
          <table:table-cell office:value-type="float" office:value="0.646840148698885" calcext:value-type="float">
            <text:p>0,646840148698885</text:p>
          </table:table-cell>
          <table:table-cell office:value-type="float" office:value="0.733017377567141" calcext:value-type="float">
            <text:p>0,733017377567141</text:p>
          </table:table-cell>
          <table:table-cell office:value-type="float" office:value="0.970305540361022" calcext:value-type="float">
            <text:p>0,970305540361022</text:p>
          </table:table-cell>
          <table:table-cell office:value-type="float" office:value="0.989875637755102" calcext:value-type="float">
            <text:p>0,989875637755102</text:p>
          </table:table-cell>
          <table:table-cell office:value-type="float" office:value="0.979992896886468" calcext:value-type="float">
            <text:p>0,979992896886468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2_RF50.model.txt</text:p>
          </table:table-cell>
          <table:table-cell office:value-type="float" office:value="0.921108355488482" calcext:value-type="float">
            <text:p>0,921108355488482</text:p>
          </table:table-cell>
          <table:table-cell office:value-type="float" office:value="0.82709457505121" calcext:value-type="float">
            <text:p>0,82709457505121</text:p>
          </table:table-cell>
          <table:table-cell office:value-type="float" office:value="0.867000980141592" calcext:value-type="float">
            <text:p>0,867000980141592</text:p>
          </table:table-cell>
          <table:table-cell office:value-type="float" office:value="0.870573870573871" calcext:value-type="float">
            <text:p>0,870573870573871</text:p>
          </table:table-cell>
          <table:table-cell office:value-type="float" office:value="0.662639405204461" calcext:value-type="float">
            <text:p>0,662639405204461</text:p>
          </table:table-cell>
          <table:table-cell office:value-type="float" office:value="0.752506596306069" calcext:value-type="float">
            <text:p>0,752506596306069</text:p>
          </table:table-cell>
          <table:table-cell office:value-type="float" office:value="0.971642840403094" calcext:value-type="float">
            <text:p>0,971642840403094</text:p>
          </table:table-cell>
          <table:table-cell office:value-type="float" office:value="0.991549744897959" calcext:value-type="float">
            <text:p>0,991549744897959</text:p>
          </table:table-cell>
          <table:table-cell office:value-type="float" office:value="0.981495363977116" calcext:value-type="float">
            <text:p>0,98149536397711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3_RF50.model.txt</text:p>
          </table:table-cell>
          <table:table-cell office:value-type="float" office:value="0.922354228960086" calcext:value-type="float">
            <text:p>0,922354228960086</text:p>
          </table:table-cell>
          <table:table-cell office:value-type="float" office:value="0.808480987074198" calcext:value-type="float">
            <text:p>0,808480987074198</text:p>
          </table:table-cell>
          <table:table-cell office:value-type="float" office:value="0.854798902489775" calcext:value-type="float">
            <text:p>0,854798902489775</text:p>
          </table:table-cell>
          <table:table-cell office:value-type="float" office:value="0.876140808344198" calcext:value-type="float">
            <text:p>0,876140808344198</text:p>
          </table:table-cell>
          <table:table-cell office:value-type="float" office:value="0.62453531598513" calcext:value-type="float">
            <text:p>0,62453531598513</text:p>
          </table:table-cell>
          <table:table-cell office:value-type="float" office:value="0.72924579489962" calcext:value-type="float">
            <text:p>0,72924579489962</text:p>
          </table:table-cell>
          <table:table-cell office:value-type="float" office:value="0.968567649575974" calcext:value-type="float">
            <text:p>0,968567649575974</text:p>
          </table:table-cell>
          <table:table-cell office:value-type="float" office:value="0.992426658163265" calcext:value-type="float">
            <text:p>0,992426658163265</text:p>
          </table:table-cell>
          <table:table-cell office:value-type="float" office:value="0.980352010079931" calcext:value-type="float">
            <text:p>0,98035201007993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4_RF50.model.txt</text:p>
          </table:table-cell>
          <table:table-cell office:value-type="float" office:value="0.931455214548573" calcext:value-type="float">
            <text:p>0,931455214548573</text:p>
          </table:table-cell>
          <table:table-cell office:value-type="float" office:value="0.789881031408846" calcext:value-type="float">
            <text:p>0,789881031408846</text:p>
          </table:table-cell>
          <table:table-cell office:value-type="float" office:value="0.844158687610439" calcext:value-type="float">
            <text:p>0,844158687610439</text:p>
          </table:table-cell>
          <table:table-cell office:value-type="float" office:value="0.897435897435897" calcext:value-type="float">
            <text:p>0,897435897435897</text:p>
          </table:table-cell>
          <table:table-cell office:value-type="float" office:value="0.58550185873606" calcext:value-type="float">
            <text:p>0,58550185873606</text:p>
          </table:table-cell>
          <table:table-cell office:value-type="float" office:value="0.708661417322835" calcext:value-type="float">
            <text:p>0,708661417322835</text:p>
          </table:table-cell>
          <table:table-cell office:value-type="float" office:value="0.965474531661248" calcext:value-type="float">
            <text:p>0,965474531661248</text:p>
          </table:table-cell>
          <table:table-cell office:value-type="float" office:value="0.994260204081633" calcext:value-type="float">
            <text:p>0,994260204081633</text:p>
          </table:table-cell>
          <table:table-cell office:value-type="float" office:value="0.979655957898044" calcext:value-type="float">
            <text:p>0,97965595789804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5_RF50.model.txt</text:p>
          </table:table-cell>
          <table:table-cell office:value-type="float" office:value="0.938956095427181" calcext:value-type="float">
            <text:p>0,938956095427181</text:p>
          </table:table-cell>
          <table:table-cell office:value-type="float" office:value="0.760513624013732" calcext:value-type="float">
            <text:p>0,760513624013732</text:p>
          </table:table-cell>
          <table:table-cell office:value-type="float" office:value="0.822925445857998" calcext:value-type="float">
            <text:p>0,822925445857998</text:p>
          </table:table-cell>
          <table:table-cell office:value-type="float" office:value="0.917207792207792" calcext:value-type="float">
            <text:p>0,917207792207792</text:p>
          </table:table-cell>
          <table:table-cell office:value-type="float" office:value="0.525092936802974" calcext:value-type="float">
            <text:p>0,525092936802974</text:p>
          </table:table-cell>
          <table:table-cell office:value-type="float" office:value="0.667848699763593" calcext:value-type="float">
            <text:p>0,667848699763593</text:p>
          </table:table-cell>
          <table:table-cell office:value-type="float" office:value="0.96070439864657" calcext:value-type="float">
            <text:p>0,96070439864657</text:p>
          </table:table-cell>
          <table:table-cell office:value-type="float" office:value="0.99593431122449" calcext:value-type="float">
            <text:p>0,99593431122449</text:p>
          </table:table-cell>
          <table:table-cell office:value-type="float" office:value="0.978002191952403" calcext:value-type="float">
            <text:p>0,97800219195240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1,6_RF50.model.txt</text:p>
          </table:table-cell>
          <table:table-cell office:value-type="float" office:value="0.937108895299986" calcext:value-type="float">
            <text:p>0,937108895299986</text:p>
          </table:table-cell>
          <table:table-cell office:value-type="float" office:value="0.742510526515439" calcext:value-type="float">
            <text:p>0,742510526515439</text:p>
          </table:table-cell>
          <table:table-cell office:value-type="float" office:value="0.807103627127074" calcext:value-type="float">
            <text:p>0,807103627127074</text:p>
          </table:table-cell>
          <table:table-cell office:value-type="float" office:value="0.916376306620209" calcext:value-type="float">
            <text:p>0,916376306620209</text:p>
          </table:table-cell>
          <table:table-cell office:value-type="float" office:value="0.488847583643123" calcext:value-type="float">
            <text:p>0,488847583643123</text:p>
          </table:table-cell>
          <table:table-cell office:value-type="float" office:value="0.637575757575758" calcext:value-type="float">
            <text:p>0,637575757575758</text:p>
          </table:table-cell>
          <table:table-cell office:value-type="float" office:value="0.957841483979764" calcext:value-type="float">
            <text:p>0,957841483979764</text:p>
          </table:table-cell>
          <table:table-cell office:value-type="float" office:value="0.996173469387755" calcext:value-type="float">
            <text:p>0,996173469387755</text:p>
          </table:table-cell>
          <table:table-cell office:value-type="float" office:value="0.97663149667839" calcext:value-type="float">
            <text:p>0,97663149667839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2_RF50.model.txt</text:p>
          </table:table-cell>
          <table:table-cell office:value-type="float" office:value="0.923819299758482" calcext:value-type="float">
            <text:p>0,923819299758482</text:p>
          </table:table-cell>
          <table:table-cell office:value-type="float" office:value="0.820907876394052" calcext:value-type="float">
            <text:p>0,820907876394052</text:p>
          </table:table-cell>
          <table:table-cell office:value-type="float" office:value="0.863835520296169" calcext:value-type="float">
            <text:p>0,863835520296169</text:p>
          </table:table-cell>
          <table:table-cell office:value-type="float" office:value="0.877038895859473" calcext:value-type="float">
            <text:p>0,877038895859473</text:p>
          </table:table-cell>
          <table:table-cell office:value-type="float" office:value="0.649628252788104" calcext:value-type="float">
            <text:p>0,649628252788104</text:p>
          </table:table-cell>
          <table:table-cell office:value-type="float" office:value="0.746396155899626" calcext:value-type="float">
            <text:p>0,746396155899626</text:p>
          </table:table-cell>
          <table:table-cell office:value-type="float" office:value="0.97059970365749" calcext:value-type="float">
            <text:p>0,97059970365749</text:p>
          </table:table-cell>
          <table:table-cell office:value-type="float" office:value="0.9921875" calcext:value-type="float">
            <text:p>0,9921875</text:p>
          </table:table-cell>
          <table:table-cell office:value-type="float" office:value="0.981274884692711" calcext:value-type="float">
            <text:p>0,98127488469271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3_RF50.model.txt</text:p>
          </table:table-cell>
          <table:table-cell office:value-type="float" office:value="0.929516298216732" calcext:value-type="float">
            <text:p>0,929516298216732</text:p>
          </table:table-cell>
          <table:table-cell office:value-type="float" office:value="0.799825061878841" calcext:value-type="float">
            <text:p>0,799825061878841</text:p>
          </table:table-cell>
          <table:table-cell office:value-type="float" office:value="0.850930309833898" calcext:value-type="float">
            <text:p>0,850930309833898</text:p>
          </table:table-cell>
          <table:table-cell office:value-type="float" office:value="0.891928864569083" calcext:value-type="float">
            <text:p>0,891928864569083</text:p>
          </table:table-cell>
          <table:table-cell office:value-type="float" office:value="0.605947955390335" calcext:value-type="float">
            <text:p>0,605947955390335</text:p>
          </table:table-cell>
          <table:table-cell office:value-type="float" office:value="0.72163807415606" calcext:value-type="float">
            <text:p>0,72163807415606</text:p>
          </table:table-cell>
          <table:table-cell office:value-type="float" office:value="0.96710373186438" calcext:value-type="float">
            <text:p>0,96710373186438</text:p>
          </table:table-cell>
          <table:table-cell office:value-type="float" office:value="0.993702168367347" calcext:value-type="float">
            <text:p>0,993702168367347</text:p>
          </table:table-cell>
          <table:table-cell office:value-type="float" office:value="0.980222545511737" calcext:value-type="float">
            <text:p>0,98022254551173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4_RF50.model.txt</text:p>
          </table:table-cell>
          <table:table-cell office:value-type="float" office:value="0.92958116054926" calcext:value-type="float">
            <text:p>0,92958116054926</text:p>
          </table:table-cell>
          <table:table-cell office:value-type="float" office:value="0.771453109589561" calcext:value-type="float">
            <text:p>0,771453109589561</text:p>
          </table:table-cell>
          <table:table-cell office:value-type="float" office:value="0.829393558798975" calcext:value-type="float">
            <text:p>0,829393558798975</text:p>
          </table:table-cell>
          <table:table-cell office:value-type="float" office:value="0.896656534954407" calcext:value-type="float">
            <text:p>0,896656534954407</text:p>
          </table:table-cell>
          <table:table-cell office:value-type="float" office:value="0.548327137546468" calcext:value-type="float">
            <text:p>0,548327137546468</text:p>
          </table:table-cell>
          <table:table-cell office:value-type="float" office:value="0.680507497116494" calcext:value-type="float">
            <text:p>0,680507497116494</text:p>
          </table:table-cell>
          <table:table-cell office:value-type="float" office:value="0.962505786144114" calcext:value-type="float">
            <text:p>0,962505786144114</text:p>
          </table:table-cell>
          <table:table-cell office:value-type="float" office:value="0.994579081632653" calcext:value-type="float">
            <text:p>0,994579081632653</text:p>
          </table:table-cell>
          <table:table-cell office:value-type="float" office:value="0.978279620481455" calcext:value-type="float">
            <text:p>0,978279620481455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5_RF50.model.txt</text:p>
          </table:table-cell>
          <table:table-cell office:value-type="float" office:value="0.935064080880971" calcext:value-type="float">
            <text:p>0,935064080880971</text:p>
          </table:table-cell>
          <table:table-cell office:value-type="float" office:value="0.746997927888628" calcext:value-type="float">
            <text:p>0,746997927888628</text:p>
          </table:table-cell>
          <table:table-cell office:value-type="float" office:value="0.810542034599745" calcext:value-type="float">
            <text:p>0,810542034599745</text:p>
          </table:table-cell>
          <table:table-cell office:value-type="float" office:value="0.91156462585034" calcext:value-type="float">
            <text:p>0,91156462585034</text:p>
          </table:table-cell>
          <table:table-cell office:value-type="float" office:value="0.498141263940521" calcext:value-type="float">
            <text:p>0,498141263940521</text:p>
          </table:table-cell>
          <table:table-cell office:value-type="float" office:value="0.644230769230769" calcext:value-type="float">
            <text:p>0,644230769230769</text:p>
          </table:table-cell>
          <table:table-cell office:value-type="float" office:value="0.958563535911602" calcext:value-type="float">
            <text:p>0,958563535911602</text:p>
          </table:table-cell>
          <table:table-cell office:value-type="float" office:value="0.995854591836735" calcext:value-type="float">
            <text:p>0,995854591836735</text:p>
          </table:table-cell>
          <table:table-cell office:value-type="float" office:value="0.976853299968721" calcext:value-type="float">
            <text:p>0,97685329996872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2,6_RF50.model.txt</text:p>
          </table:table-cell>
          <table:table-cell office:value-type="float" office:value="0.937470271990596" calcext:value-type="float">
            <text:p>0,937470271990596</text:p>
          </table:table-cell>
          <table:table-cell office:value-type="float" office:value="0.723232956054169" calcext:value-type="float">
            <text:p>0,723232956054169</text:p>
          </table:table-cell>
          <table:table-cell office:value-type="float" office:value="0.789757888060005" calcext:value-type="float">
            <text:p>0,789757888060005</text:p>
          </table:table-cell>
          <table:table-cell office:value-type="float" office:value="0.920152091254753" calcext:value-type="float">
            <text:p>0,920152091254753</text:p>
          </table:table-cell>
          <table:table-cell office:value-type="float" office:value="0.449814126394052" calcext:value-type="float">
            <text:p>0,449814126394052</text:p>
          </table:table-cell>
          <table:table-cell office:value-type="float" office:value="0.604244694132335" calcext:value-type="float">
            <text:p>0,604244694132335</text:p>
          </table:table-cell>
          <table:table-cell office:value-type="float" office:value="0.95478845272644" calcext:value-type="float">
            <text:p>0,95478845272644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75271081987674" calcext:value-type="float">
            <text:p>0,97527108198767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3_RF50.model.txt</text:p>
          </table:table-cell>
          <table:table-cell office:value-type="float" office:value="0.938010095341232" calcext:value-type="float">
            <text:p>0,938010095341232</text:p>
          </table:table-cell>
          <table:table-cell office:value-type="float" office:value="0.756331467879903" calcext:value-type="float">
            <text:p>0,756331467879903</text:p>
          </table:table-cell>
          <table:table-cell office:value-type="float" office:value="0.819191340289508" calcext:value-type="float">
            <text:p>0,819191340289508</text:p>
          </table:table-cell>
          <table:table-cell office:value-type="float" office:value="0.915980230642504" calcext:value-type="float">
            <text:p>0,915980230642504</text:p>
          </table:table-cell>
          <table:table-cell office:value-type="float" office:value="0.516728624535316" calcext:value-type="float">
            <text:p>0,516728624535316</text:p>
          </table:table-cell>
          <table:table-cell office:value-type="float" office:value="0.660724896019014" calcext:value-type="float">
            <text:p>0,660724896019014</text:p>
          </table:table-cell>
          <table:table-cell office:value-type="float" office:value="0.96003996003996" calcext:value-type="float">
            <text:p>0,96003996003996</text:p>
          </table:table-cell>
          <table:table-cell office:value-type="float" office:value="0.99593431122449" calcext:value-type="float">
            <text:p>0,99593431122449</text:p>
          </table:table-cell>
          <table:table-cell office:value-type="float" office:value="0.977657784560003" calcext:value-type="float">
            <text:p>0,977657784560003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4_RF50.model.txt</text:p>
          </table:table-cell>
          <table:table-cell office:value-type="float" office:value="0.933724738429528" calcext:value-type="float">
            <text:p>0,933724738429528</text:p>
          </table:table-cell>
          <table:table-cell office:value-type="float" office:value="0.725357077659131" calcext:value-type="float">
            <text:p>0,725357077659131</text:p>
          </table:table-cell>
          <table:table-cell office:value-type="float" office:value="0.790980592334454" calcext:value-type="float">
            <text:p>0,790980592334454</text:p>
          </table:table-cell>
          <table:table-cell office:value-type="float" office:value="0.912313432835821" calcext:value-type="float">
            <text:p>0,912313432835821</text:p>
          </table:table-cell>
          <table:table-cell office:value-type="float" office:value="0.454460966542751" calcext:value-type="float">
            <text:p>0,454460966542751</text:p>
          </table:table-cell>
          <table:table-cell office:value-type="float" office:value="0.606699751861042" calcext:value-type="float">
            <text:p>0,606699751861042</text:p>
          </table:table-cell>
          <table:table-cell office:value-type="float" office:value="0.955136044023234" calcext:value-type="float">
            <text:p>0,955136044023234</text:p>
          </table:table-cell>
          <table:table-cell office:value-type="float" office:value="0.99625318877551" calcext:value-type="float">
            <text:p>0,99625318877551</text:p>
          </table:table-cell>
          <table:table-cell office:value-type="float" office:value="0.975261432807866" calcext:value-type="float">
            <text:p>0,97526143280786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5_RF50.model.txt</text:p>
          </table:table-cell>
          <table:table-cell office:value-type="float" office:value="0.937603947625241" calcext:value-type="float">
            <text:p>0,937603947625241</text:p>
          </table:table-cell>
          <table:table-cell office:value-type="float" office:value="0.705309577943631" calcext:value-type="float">
            <text:p>0,705309577943631</text:p>
          </table:table-cell>
          <table:table-cell office:value-type="float" office:value="0.77261737540586" calcext:value-type="float">
            <text:p>0,77261737540586</text:p>
          </table:table-cell>
          <table:table-cell office:value-type="float" office:value="0.923236514522822" calcext:value-type="float">
            <text:p>0,923236514522822</text:p>
          </table:table-cell>
          <table:table-cell office:value-type="float" office:value="0.413568773234201" calcext:value-type="float">
            <text:p>0,413568773234201</text:p>
          </table:table-cell>
          <table:table-cell office:value-type="float" office:value="0.571245186136072" calcext:value-type="float">
            <text:p>0,571245186136072</text:p>
          </table:table-cell>
          <table:table-cell office:value-type="float" office:value="0.95197138072766" calcext:value-type="float">
            <text:p>0,95197138072766</text:p>
          </table:table-cell>
          <table:table-cell office:value-type="float" office:value="0.997050382653061" calcext:value-type="float">
            <text:p>0,997050382653061</text:p>
          </table:table-cell>
          <table:table-cell office:value-type="float" office:value="0.973989564675648" calcext:value-type="float">
            <text:p>0,973989564675648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3,6_RF50.model.txt</text:p>
          </table:table-cell>
          <table:table-cell office:value-type="float" office:value="0.937120637329287" calcext:value-type="float">
            <text:p>0,937120637329287</text:p>
          </table:table-cell>
          <table:table-cell office:value-type="float" office:value="0.687811024154085" calcext:value-type="float">
            <text:p>0,687811024154085</text:p>
          </table:table-cell>
          <table:table-cell office:value-type="float" office:value="0.754824811711413" calcext:value-type="float">
            <text:p>0,754824811711413</text:p>
          </table:table-cell>
          <table:table-cell office:value-type="float" office:value="0.925" calcext:value-type="float">
            <text:p>0,925</text:p>
          </table:table-cell>
          <table:table-cell office:value-type="float" office:value="0.378252788104089" calcext:value-type="float">
            <text:p>0,378252788104089</text:p>
          </table:table-cell>
          <table:table-cell office:value-type="float" office:value="0.536939313984169" calcext:value-type="float">
            <text:p>0,536939313984169</text:p>
          </table:table-cell>
          <table:table-cell office:value-type="float" office:value="0.949241274658574" calcext:value-type="float">
            <text:p>0,949241274658574</text:p>
          </table:table-cell>
          <table:table-cell office:value-type="float" office:value="0.997369260204082" calcext:value-type="float">
            <text:p>0,997369260204082</text:p>
          </table:table-cell>
          <table:table-cell office:value-type="float" office:value="0.972710309438656" calcext:value-type="float">
            <text:p>0,972710309438656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4,4_RF50.model.txt</text:p>
          </table:table-cell>
          <table:table-cell office:value-type="float" office:value="0.938001794827004" calcext:value-type="float">
            <text:p>0,938001794827004</text:p>
          </table:table-cell>
          <table:table-cell office:value-type="float" office:value="0.670352330058417" calcext:value-type="float">
            <text:p>0,670352330058417</text:p>
          </table:table-cell>
          <table:table-cell office:value-type="float" office:value="0.736246736281594" calcext:value-type="float">
            <text:p>0,736246736281594</text:p>
          </table:table-cell>
          <table:table-cell office:value-type="float" office:value="0.929471032745592" calcext:value-type="float">
            <text:p>0,929471032745592</text:p>
          </table:table-cell>
          <table:table-cell office:value-type="float" office:value="0.342936802973978" calcext:value-type="float">
            <text:p>0,342936802973978</text:p>
          </table:table-cell>
          <table:table-cell office:value-type="float" office:value="0.5010183299389" calcext:value-type="float">
            <text:p>0,5010183299389</text:p>
          </table:table-cell>
          <table:table-cell office:value-type="float" office:value="0.946532556908417" calcext:value-type="float">
            <text:p>0,946532556908417</text:p>
          </table:table-cell>
          <table:table-cell office:value-type="float" office:value="0.997767857142857" calcext:value-type="float">
            <text:p>0,997767857142857</text:p>
          </table:table-cell>
          <table:table-cell office:value-type="float" office:value="0.971475142624287" calcext:value-type="float">
            <text:p>0,97147514262428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4,5_RF50.model.txt</text:p>
          </table:table-cell>
          <table:table-cell office:value-type="float" office:value="0.938541959179511" calcext:value-type="float">
            <text:p>0,938541959179511</text:p>
          </table:table-cell>
          <table:table-cell office:value-type="float" office:value="0.68096034301267" calcext:value-type="float">
            <text:p>0,68096034301267</text:p>
          </table:table-cell>
          <table:table-cell office:value-type="float" office:value="0.747813856695883" calcext:value-type="float">
            <text:p>0,747813856695883</text:p>
          </table:table-cell>
          <table:table-cell office:value-type="float" office:value="0.928909952606635" calcext:value-type="float">
            <text:p>0,928909952606635</text:p>
          </table:table-cell>
          <table:table-cell office:value-type="float" office:value="0.364312267657993" calcext:value-type="float">
            <text:p>0,364312267657993</text:p>
          </table:table-cell>
          <table:table-cell office:value-type="float" office:value="0.523364485981309" calcext:value-type="float">
            <text:p>0,523364485981309</text:p>
          </table:table-cell>
          <table:table-cell office:value-type="float" office:value="0.948173965752387" calcext:value-type="float">
            <text:p>0,948173965752387</text:p>
          </table:table-cell>
          <table:table-cell office:value-type="float" office:value="0.997608418367347" calcext:value-type="float">
            <text:p>0,997608418367347</text:p>
          </table:table-cell>
          <table:table-cell office:value-type="float" office:value="0.972263227410457" calcext:value-type="float">
            <text:p>0,972263227410457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4,6_RF50.model.txt</text:p>
          </table:table-cell>
          <table:table-cell office:value-type="float" office:value="0.939877166481157" calcext:value-type="float">
            <text:p>0,939877166481157</text:p>
          </table:table-cell>
          <table:table-cell office:value-type="float" office:value="0.663966332931872" calcext:value-type="float">
            <text:p>0,663966332931872</text:p>
          </table:table-cell>
          <table:table-cell office:value-type="float" office:value="0.729352345606612" calcext:value-type="float">
            <text:p>0,729352345606612</text:p>
          </table:table-cell>
          <table:table-cell office:value-type="float" office:value="0.93421052631579" calcext:value-type="float">
            <text:p>0,93421052631579</text:p>
          </table:table-cell>
          <table:table-cell office:value-type="float" office:value="0.329925650557621" calcext:value-type="float">
            <text:p>0,329925650557621</text:p>
          </table:table-cell>
          <table:table-cell office:value-type="float" office:value="0.487637362637363" calcext:value-type="float">
            <text:p>0,487637362637363</text:p>
          </table:table-cell>
          <table:table-cell office:value-type="float" office:value="0.945543806646526" calcext:value-type="float">
            <text:p>0,945543806646526</text:p>
          </table:table-cell>
          <table:table-cell office:value-type="float" office:value="0.998007015306122" calcext:value-type="float">
            <text:p>0,998007015306122</text:p>
          </table:table-cell>
          <table:table-cell office:value-type="float" office:value="0.971067328575861" calcext:value-type="float">
            <text:p>0,97106732857586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5,5_RF50.model.txt</text:p>
          </table:table-cell>
          <table:table-cell office:value-type="float" office:value="0.944137081639036" calcext:value-type="float">
            <text:p>0,944137081639036</text:p>
          </table:table-cell>
          <table:table-cell office:value-type="float" office:value="0.621189176181625" calcext:value-type="float">
            <text:p>0,621189176181625</text:p>
          </table:table-cell>
          <table:table-cell office:value-type="float" office:value="0.677795016859151" calcext:value-type="float">
            <text:p>0,677795016859151</text:p>
          </table:table-cell>
          <table:table-cell office:value-type="float" office:value="0.94927536231884" calcext:value-type="float">
            <text:p>0,94927536231884</text:p>
          </table:table-cell>
          <table:table-cell office:value-type="float" office:value="0.243494423791822" calcext:value-type="float">
            <text:p>0,243494423791822</text:p>
          </table:table-cell>
          <table:table-cell office:value-type="float" office:value="0.387573964497042" calcext:value-type="float">
            <text:p>0,387573964497042</text:p>
          </table:table-cell>
          <table:table-cell office:value-type="float" office:value="0.938998800959233" calcext:value-type="float">
            <text:p>0,938998800959233</text:p>
          </table:table-cell>
          <table:table-cell office:value-type="float" office:value="0.998883928571429" calcext:value-type="float">
            <text:p>0,998883928571429</text:p>
          </table:table-cell>
          <table:table-cell office:value-type="float" office:value="0.968016069221261" calcext:value-type="float">
            <text:p>0,968016069221261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5,6_RF50.model.txt</text:p>
          </table:table-cell>
          <table:table-cell office:value-type="float" office:value="0.939309736371038" calcext:value-type="float">
            <text:p>0,939309736371038</text:p>
          </table:table-cell>
          <table:table-cell office:value-type="float" office:value="0.637678642553676" calcext:value-type="float">
            <text:p>0,637678642553676</text:p>
          </table:table-cell>
          <table:table-cell office:value-type="float" office:value="0.698335722313302" calcext:value-type="float">
            <text:p>0,698335722313302</text:p>
          </table:table-cell>
          <table:table-cell office:value-type="float" office:value="0.937106918238994" calcext:value-type="float">
            <text:p>0,937106918238994</text:p>
          </table:table-cell>
          <table:table-cell office:value-type="float" office:value="0.276951672862454" calcext:value-type="float">
            <text:p>0,276951672862454</text:p>
          </table:table-cell>
          <table:table-cell office:value-type="float" office:value="0.427546628407461" calcext:value-type="float">
            <text:p>0,427546628407461</text:p>
          </table:table-cell>
          <table:table-cell office:value-type="float" office:value="0.941512554503082" calcext:value-type="float">
            <text:p>0,941512554503082</text:p>
          </table:table-cell>
          <table:table-cell office:value-type="float" office:value="0.998405612244898" calcext:value-type="float">
            <text:p>0,998405612244898</text:p>
          </table:table-cell>
          <table:table-cell office:value-type="float" office:value="0.969124816219144" calcext:value-type="float">
            <text:p>0,969124816219144</text:p>
          </table:table-cell>
        </table:table-row>
        <table:table-row table:style-name="ro1">
          <table:table-cell office:value-type="string" calcext:value-type="string">
            <text:p>fintoc2020_fr_dev__deft2011_train_test_fintoc2020_fr_train_ngramChar_rel_6,6_RF50.model.txt</text:p>
          </table:table-cell>
          <table:table-cell office:value-type="float" office:value="0.945370217834831" calcext:value-type="float">
            <text:p>0,945370217834831</text:p>
          </table:table-cell>
          <table:table-cell office:value-type="float" office:value="0.58332424512556" calcext:value-type="float">
            <text:p>0,58332424512556</text:p>
          </table:table-cell>
          <table:table-cell office:value-type="float" office:value="0.625004385742633" calcext:value-type="float">
            <text:p>0,625004385742633</text:p>
          </table:table-cell>
          <table:table-cell office:value-type="float" office:value="0.957446808510638" calcext:value-type="float">
            <text:p>0,957446808510638</text:p>
          </table:table-cell>
          <table:table-cell office:value-type="float" office:value="0.16728624535316" calcext:value-type="float">
            <text:p>0,16728624535316</text:p>
          </table:table-cell>
          <table:table-cell office:value-type="float" office:value="0.284810126582278" calcext:value-type="float">
            <text:p>0,284810126582278</text:p>
          </table:table-cell>
          <table:table-cell office:value-type="float" office:value="0.933293627159023" calcext:value-type="float">
            <text:p>0,933293627159023</text:p>
          </table:table-cell>
          <table:table-cell office:value-type="float" office:value="0.999362244897959" calcext:value-type="float">
            <text:p>0,999362244897959</text:p>
          </table:table-cell>
          <table:table-cell office:value-type="float" office:value="0.965198644902987" calcext:value-type="float">
            <text:p>0,965198644902987</text:p>
          </table:table-cell>
        </table:table-row>
        <table:table-row table:style-name="ro1">
          <table:table-cell table:style-name="ce9" office:value-type="string" calcext:value-type="string">
            <text:p>FINTOC 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toc2020_fr_dev__fintoc2020_fr_train_ngramChar_abs_1,1_RF50.model.txt</text:p>
          </table:table-cell>
          <table:table-cell office:value-type="float" office:value="0.905865997269314" calcext:value-type="float">
            <text:p>0,905865997269314</text:p>
          </table:table-cell>
          <table:table-cell office:value-type="float" office:value="0.821371523167817" calcext:value-type="float">
            <text:p>0,821371523167817</text:p>
          </table:table-cell>
          <table:table-cell office:value-type="float" office:value="0.857688879226721" calcext:value-type="float">
            <text:p>0,857688879226721</text:p>
          </table:table-cell>
          <table:table-cell office:value-type="float" office:value="0.840909090909091" calcext:value-type="float">
            <text:p>0,840909090909091</text:p>
          </table:table-cell>
          <table:table-cell office:value-type="float" office:value="0.653345724907063" calcext:value-type="float">
            <text:p>0,653345724907063</text:p>
          </table:table-cell>
          <table:table-cell office:value-type="float" office:value="0.735355648535565" calcext:value-type="float">
            <text:p>0,735355648535565</text:p>
          </table:table-cell>
          <table:table-cell office:value-type="float" office:value="0.970822903629537" calcext:value-type="float">
            <text:p>0,970822903629537</text:p>
          </table:table-cell>
          <table:table-cell office:value-type="float" office:value="0.989397321428571" calcext:value-type="float">
            <text:p>0,989397321428571</text:p>
          </table:table-cell>
          <table:table-cell office:value-type="float" office:value="0.980022109917877" calcext:value-type="float">
            <text:p>0,980022109917877</text:p>
          </table:table-cell>
        </table:table-row>
        <table:table-row table:style-name="ro1">
          <table:table-cell office:value-type="string" calcext:value-type="string">
            <text:p>fintoc2020_fr_dev__fintoc2020_fr_train_ngramChar_abs_1,2_RF50.model.txt</text:p>
          </table:table-cell>
          <table:table-cell office:value-type="float" office:value="0.911980963206857" calcext:value-type="float">
            <text:p>0,911980963206857</text:p>
          </table:table-cell>
          <table:table-cell office:value-type="float" office:value="0.836400850419164" calcext:value-type="float">
            <text:p>0,836400850419164</text:p>
          </table:table-cell>
          <table:table-cell office:value-type="float" office:value="0.869577441832036" calcext:value-type="float">
            <text:p>0,869577441832036</text:p>
          </table:table-cell>
          <table:table-cell office:value-type="float" office:value="0.850694444444444" calcext:value-type="float">
            <text:p>0,850694444444444</text:p>
          </table:table-cell>
          <table:table-cell office:value-type="float" office:value="0.683085501858736" calcext:value-type="float">
            <text:p>0,683085501858736</text:p>
          </table:table-cell>
          <table:table-cell office:value-type="float" office:value="0.757731958762887" calcext:value-type="float">
            <text:p>0,757731958762887</text:p>
          </table:table-cell>
          <table:table-cell office:value-type="float" office:value="0.973267481969269" calcext:value-type="float">
            <text:p>0,973267481969269</text:p>
          </table:table-cell>
          <table:table-cell office:value-type="float" office:value="0.989716198979592" calcext:value-type="float">
            <text:p>0,989716198979592</text:p>
          </table:table-cell>
          <table:table-cell office:value-type="float" office:value="0.981422924901186" calcext:value-type="float">
            <text:p>0,981422924901186</text:p>
          </table:table-cell>
        </table:table-row>
        <table:table-row table:style-name="ro1">
          <table:table-cell office:value-type="string" calcext:value-type="string">
            <text:p>fintoc2020_fr_dev__fintoc2020_fr_train_ngramChar_abs_1,3_RF50.model.txt</text:p>
          </table:table-cell>
          <table:table-cell office:value-type="float" office:value="0.915878027721041" calcext:value-type="float">
            <text:p>0,915878027721041</text:p>
          </table:table-cell>
          <table:table-cell office:value-type="float" office:value="0.824877101746833" calcext:value-type="float">
            <text:p>0,824877101746833</text:p>
          </table:table-cell>
          <table:table-cell office:value-type="float" office:value="0.863647239646077" calcext:value-type="float">
            <text:p>0,863647239646077</text:p>
          </table:table-cell>
          <table:table-cell office:value-type="float" office:value="0.860436893203883" calcext:value-type="float">
            <text:p>0,860436893203883</text:p>
          </table:table-cell>
          <table:table-cell office:value-type="float" office:value="0.658921933085502" calcext:value-type="float">
            <text:p>0,658921933085502</text:p>
          </table:table-cell>
          <table:table-cell office:value-type="float" office:value="0.746315789473684" calcext:value-type="float">
            <text:p>0,746315789473684</text:p>
          </table:table-cell>
          <table:table-cell office:value-type="float" office:value="0.9713191622382" calcext:value-type="float">
            <text:p>0,9713191622382</text:p>
          </table:table-cell>
          <table:table-cell office:value-type="float" office:value="0.990832270408163" calcext:value-type="float">
            <text:p>0,990832270408163</text:p>
          </table:table-cell>
          <table:table-cell office:value-type="float" office:value="0.980978689818469" calcext:value-type="float">
            <text:p>0,980978689818469</text:p>
          </table:table-cell>
        </table:table-row>
        <table:table-row table:style-name="ro1">
          <table:table-cell office:value-type="string" calcext:value-type="string">
            <text:p>fintoc2020_fr_dev__fintoc2020_fr_train_ngramChar_abs_1,4_RF50.model.txt</text:p>
          </table:table-cell>
          <table:table-cell office:value-type="float" office:value="0.919235553259414" calcext:value-type="float">
            <text:p>0,919235553259414</text:p>
          </table:table-cell>
          <table:table-cell office:value-type="float" office:value="0.798682763068052" calcext:value-type="float">
            <text:p>0,798682763068052</text:p>
          </table:table-cell>
          <table:table-cell office:value-type="float" office:value="0.846854629346407" calcext:value-type="float">
            <text:p>0,846854629346407</text:p>
          </table:table-cell>
          <table:table-cell office:value-type="float" office:value="0.8714859437751" calcext:value-type="float">
            <text:p>0,8714859437751</text:p>
          </table:table-cell>
          <table:table-cell office:value-type="float" office:value="0.605018587360595" calcext:value-type="float">
            <text:p>0,605018587360595</text:p>
          </table:table-cell>
          <table:table-cell office:value-type="float" office:value="0.714207350521119" calcext:value-type="float">
            <text:p>0,714207350521119</text:p>
          </table:table-cell>
          <table:table-cell office:value-type="float" office:value="0.966985162743727" calcext:value-type="float">
            <text:p>0,966985162743727</text:p>
          </table:table-cell>
          <table:table-cell office:value-type="float" office:value="0.99234693877551" calcext:value-type="float">
            <text:p>0,99234693877551</text:p>
          </table:table-cell>
          <table:table-cell office:value-type="float" office:value="0.979501908171696" calcext:value-type="float">
            <text:p>0,979501908171696</text:p>
          </table:table-cell>
        </table:table-row>
        <table:table-row table:style-name="ro1">
          <table:table-cell office:value-type="string" calcext:value-type="string">
            <text:p>fintoc2020_fr_dev__fintoc2020_fr_train_ngramChar_abs_1,5_RF50.model.txt</text:p>
          </table:table-cell>
          <table:table-cell office:value-type="float" office:value="0.92670977766838" calcext:value-type="float">
            <text:p>0,92670977766838</text:p>
          </table:table-cell>
          <table:table-cell office:value-type="float" office:value="0.780892596350808" calcext:value-type="float">
            <text:p>0,780892596350808</text:p>
          </table:table-cell>
          <table:table-cell office:value-type="float" office:value="0.83595092977103" calcext:value-type="float">
            <text:p>0,83595092977103</text:p>
          </table:table-cell>
          <table:table-cell office:value-type="float" office:value="0.889374090247453" calcext:value-type="float">
            <text:p>0,889374090247453</text:p>
          </table:table-cell>
          <table:table-cell office:value-type="float" office:value="0.567843866171004" calcext:value-type="float">
            <text:p>0,567843866171004</text:p>
          </table:table-cell>
          <table:table-cell office:value-type="float" office:value="0.693136698808849" calcext:value-type="float">
            <text:p>0,693136698808849</text:p>
          </table:table-cell>
          <table:table-cell office:value-type="float" office:value="0.964045465089306" calcext:value-type="float">
            <text:p>0,964045465089306</text:p>
          </table:table-cell>
          <table:table-cell office:value-type="float" office:value="0.993941326530612" calcext:value-type="float">
            <text:p>0,993941326530612</text:p>
          </table:table-cell>
          <table:table-cell office:value-type="float" office:value="0.97876516073321" calcext:value-type="float">
            <text:p>0,97876516073321</text:p>
          </table:table-cell>
        </table:table-row>
        <table:table-row table:style-name="ro1">
          <table:table-cell office:value-type="string" calcext:value-type="string">
            <text:p>fintoc2020_fr_dev__fintoc2020_fr_train_ngramChar_abs_1,6_RF50.model.txt</text:p>
          </table:table-cell>
          <table:table-cell office:value-type="float" office:value="0.929693344081588" calcext:value-type="float">
            <text:p>0,929693344081588</text:p>
          </table:table-cell>
          <table:table-cell office:value-type="float" office:value="0.760924816023064" calcext:value-type="float">
            <text:p>0,760924816023064</text:p>
          </table:table-cell>
          <table:table-cell office:value-type="float" office:value="0.820940914053332" calcext:value-type="float">
            <text:p>0,820940914053332</text:p>
          </table:table-cell>
          <table:table-cell office:value-type="float" office:value="0.898573692551505" calcext:value-type="float">
            <text:p>0,898573692551505</text:p>
          </table:table-cell>
          <table:table-cell office:value-type="float" office:value="0.526951672862453" calcext:value-type="float">
            <text:p>0,526951672862453</text:p>
          </table:table-cell>
          <table:table-cell office:value-type="float" office:value="0.664323374340949" calcext:value-type="float">
            <text:p>0,664323374340949</text:p>
          </table:table-cell>
          <table:table-cell office:value-type="float" office:value="0.960812995611671" calcext:value-type="float">
            <text:p>0,960812995611671</text:p>
          </table:table-cell>
          <table:table-cell office:value-type="float" office:value="0.994897959183674" calcext:value-type="float">
            <text:p>0,994897959183674</text:p>
          </table:table-cell>
          <table:table-cell office:value-type="float" office:value="0.977558453765715" calcext:value-type="float">
            <text:p>0,977558453765715</text:p>
          </table:table-cell>
        </table:table-row>
        <table:table-row table:style-name="ro1">
          <table:table-cell office:value-type="string" calcext:value-type="string">
            <text:p>fintoc2020_fr_dev__fintoc2020_fr_train_ngramChar_abs_2,2_RF50.model.txt</text:p>
          </table:table-cell>
          <table:table-cell office:value-type="float" office:value="0.912732894081682" calcext:value-type="float">
            <text:p>0,912732894081682</text:p>
          </table:table-cell>
          <table:table-cell office:value-type="float" office:value="0.830094572680373" calcext:value-type="float">
            <text:p>0,830094572680373</text:p>
          </table:table-cell>
          <table:table-cell office:value-type="float" office:value="0.865866052039073" calcext:value-type="float">
            <text:p>0,865866052039073</text:p>
          </table:table-cell>
          <table:table-cell office:value-type="float" office:value="0.853254437869822" calcext:value-type="float">
            <text:p>0,853254437869822</text:p>
          </table:table-cell>
          <table:table-cell office:value-type="float" office:value="0.670074349442379" calcext:value-type="float">
            <text:p>0,670074349442379</text:p>
          </table:table-cell>
          <table:table-cell office:value-type="float" office:value="0.75065070275898" calcext:value-type="float">
            <text:p>0,75065070275898</text:p>
          </table:table-cell>
          <table:table-cell office:value-type="float" office:value="0.972211350293542" calcext:value-type="float">
            <text:p>0,972211350293542</text:p>
          </table:table-cell>
          <table:table-cell office:value-type="float" office:value="0.990114795918367" calcext:value-type="float">
            <text:p>0,990114795918367</text:p>
          </table:table-cell>
          <table:table-cell office:value-type="float" office:value="0.981081401319167" calcext:value-type="float">
            <text:p>0,981081401319167</text:p>
          </table:table-cell>
        </table:table-row>
        <table:table-row table:style-name="ro1">
          <table:table-cell office:value-type="string" calcext:value-type="string">
            <text:p>fintoc2020_fr_dev__fintoc2020_fr_train_ngramChar_abs_2,3_RF50.model.txt</text:p>
          </table:table-cell>
          <table:table-cell office:value-type="float" office:value="0.918946601211935" calcext:value-type="float">
            <text:p>0,918946601211935</text:p>
          </table:table-cell>
          <table:table-cell office:value-type="float" office:value="0.808241828910932" calcext:value-type="float">
            <text:p>0,808241828910932</text:p>
          </table:table-cell>
          <table:table-cell office:value-type="float" office:value="0.853495228621121" calcext:value-type="float">
            <text:p>0,853495228621121</text:p>
          </table:table-cell>
          <table:table-cell office:value-type="float" office:value="0.869340232858991" calcext:value-type="float">
            <text:p>0,869340232858991</text:p>
          </table:table-cell>
          <table:table-cell office:value-type="float" office:value="0.62453531598513" calcext:value-type="float">
            <text:p>0,62453531598513</text:p>
          </table:table-cell>
          <table:table-cell office:value-type="float" office:value="0.726879394267171" calcext:value-type="float">
            <text:p>0,726879394267171</text:p>
          </table:table-cell>
          <table:table-cell office:value-type="float" office:value="0.968552969564879" calcext:value-type="float">
            <text:p>0,968552969564879</text:p>
          </table:table-cell>
          <table:table-cell office:value-type="float" office:value="0.991948341836735" calcext:value-type="float">
            <text:p>0,991948341836735</text:p>
          </table:table-cell>
          <table:table-cell office:value-type="float" office:value="0.98011106297507" calcext:value-type="float">
            <text:p>0,98011106297507</text:p>
          </table:table-cell>
        </table:table-row>
        <table:table-row table:style-name="ro1">
          <table:table-cell office:value-type="string" calcext:value-type="string">
            <text:p>fintoc2020_fr_dev__fintoc2020_fr_train_ngramChar_abs_2,4_RF50.model.txt</text:p>
          </table:table-cell>
          <table:table-cell office:value-type="float" office:value="0.924772184673325" calcext:value-type="float">
            <text:p>0,924772184673325</text:p>
          </table:table-cell>
          <table:table-cell office:value-type="float" office:value="0.780773017269175" calcext:value-type="float">
            <text:p>0,780773017269175</text:p>
          </table:table-cell>
          <table:table-cell office:value-type="float" office:value="0.835302061364991" calcext:value-type="float">
            <text:p>0,835302061364991</text:p>
          </table:table-cell>
          <table:table-cell office:value-type="float" office:value="0.885507246376812" calcext:value-type="float">
            <text:p>0,885507246376812</text:p>
          </table:table-cell>
          <table:table-cell office:value-type="float" office:value="0.567843866171004" calcext:value-type="float">
            <text:p>0,567843866171004</text:p>
          </table:table-cell>
          <table:table-cell office:value-type="float" office:value="0.691959229898075" calcext:value-type="float">
            <text:p>0,691959229898075</text:p>
          </table:table-cell>
          <table:table-cell office:value-type="float" office:value="0.964037122969838" calcext:value-type="float">
            <text:p>0,964037122969838</text:p>
          </table:table-cell>
          <table:table-cell office:value-type="float" office:value="0.993702168367347" calcext:value-type="float">
            <text:p>0,993702168367347</text:p>
          </table:table-cell>
          <table:table-cell office:value-type="float" office:value="0.978644892831907" calcext:value-type="float">
            <text:p>0,978644892831907</text:p>
          </table:table-cell>
        </table:table-row>
        <table:table-row table:style-name="ro1">
          <table:table-cell office:value-type="string" calcext:value-type="string">
            <text:p>fintoc2020_fr_dev__fintoc2020_fr_train_ngramChar_abs_2,5_RF50.model.txt</text:p>
          </table:table-cell>
          <table:table-cell office:value-type="float" office:value="0.930311564133785" calcext:value-type="float">
            <text:p>0,930311564133785</text:p>
          </table:table-cell>
          <table:table-cell office:value-type="float" office:value="0.757751747306729" calcext:value-type="float">
            <text:p>0,757751747306729</text:p>
          </table:table-cell>
          <table:table-cell office:value-type="float" office:value="0.818485067067531" calcext:value-type="float">
            <text:p>0,818485067067531</text:p>
          </table:table-cell>
          <table:table-cell office:value-type="float" office:value="0.90032154340836" calcext:value-type="float">
            <text:p>0,90032154340836</text:p>
          </table:table-cell>
          <table:table-cell office:value-type="float" office:value="0.520446096654275" calcext:value-type="float">
            <text:p>0,520446096654275</text:p>
          </table:table-cell>
          <table:table-cell office:value-type="float" office:value="0.659599528857479" calcext:value-type="float">
            <text:p>0,659599528857479</text:p>
          </table:table-cell>
          <table:table-cell office:value-type="float" office:value="0.960301584859209" calcext:value-type="float">
            <text:p>0,960301584859209</text:p>
          </table:table-cell>
          <table:table-cell office:value-type="float" office:value="0.995057397959184" calcext:value-type="float">
            <text:p>0,995057397959184</text:p>
          </table:table-cell>
          <table:table-cell office:value-type="float" office:value="0.977370605277582" calcext:value-type="float">
            <text:p>0,977370605277582</text:p>
          </table:table-cell>
        </table:table-row>
        <table:table-row table:style-name="ro1">
          <table:table-cell office:value-type="string" calcext:value-type="string">
            <text:p>fintoc2020_fr_dev__fintoc2020_fr_train_ngramChar_abs_2,6_RF50.model.txt</text:p>
          </table:table-cell>
          <table:table-cell office:value-type="float" office:value="0.93077323016713" calcext:value-type="float">
            <text:p>0,93077323016713</text:p>
          </table:table-cell>
          <table:table-cell office:value-type="float" office:value="0.733017547748653" calcext:value-type="float">
            <text:p>0,733017547748653</text:p>
          </table:table-cell>
          <table:table-cell office:value-type="float" office:value="0.797314529666475" calcext:value-type="float">
            <text:p>0,797314529666475</text:p>
          </table:table-cell>
          <table:table-cell office:value-type="float" office:value="0.905187835420394" calcext:value-type="float">
            <text:p>0,905187835420394</text:p>
          </table:table-cell>
          <table:table-cell office:value-type="float" office:value="0.470260223048327" calcext:value-type="float">
            <text:p>0,470260223048327</text:p>
          </table:table-cell>
          <table:table-cell office:value-type="float" office:value="0.618960244648318" calcext:value-type="float">
            <text:p>0,618960244648318</text:p>
          </table:table-cell>
          <table:table-cell office:value-type="float" office:value="0.956358624913866" calcext:value-type="float">
            <text:p>0,956358624913866</text:p>
          </table:table-cell>
          <table:table-cell office:value-type="float" office:value="0.99577487244898" calcext:value-type="float">
            <text:p>0,99577487244898</text:p>
          </table:table-cell>
          <table:table-cell office:value-type="float" office:value="0.975668814684632" calcext:value-type="float">
            <text:p>0,975668814684632</text:p>
          </table:table-cell>
        </table:table-row>
        <table:table-row table:style-name="ro1">
          <table:table-cell office:value-type="string" calcext:value-type="string">
            <text:p>fintoc2020_fr_dev__fintoc2020_fr_train_ngramChar_abs_3,3_RF50.model.txt</text:p>
          </table:table-cell>
          <table:table-cell office:value-type="float" office:value="0.931072404067078" calcext:value-type="float">
            <text:p>0,931072404067078</text:p>
          </table:table-cell>
          <table:table-cell office:value-type="float" office:value="0.755043362605265" calcext:value-type="float">
            <text:p>0,755043362605265</text:p>
          </table:table-cell>
          <table:table-cell office:value-type="float" office:value="0.816421218402251" calcext:value-type="float">
            <text:p>0,816421218402251</text:p>
          </table:table-cell>
          <table:table-cell office:value-type="float" office:value="0.90228013029316" calcext:value-type="float">
            <text:p>0,90228013029316</text:p>
          </table:table-cell>
          <table:table-cell office:value-type="float" office:value="0.514869888475837" calcext:value-type="float">
            <text:p>0,514869888475837</text:p>
          </table:table-cell>
          <table:table-cell office:value-type="float" office:value="0.655621301775148" calcext:value-type="float">
            <text:p>0,655621301775148</text:p>
          </table:table-cell>
          <table:table-cell office:value-type="float" office:value="0.959864677840996" calcext:value-type="float">
            <text:p>0,959864677840996</text:p>
          </table:table-cell>
          <table:table-cell office:value-type="float" office:value="0.995216836734694" calcext:value-type="float">
            <text:p>0,995216836734694</text:p>
          </table:table-cell>
          <table:table-cell office:value-type="float" office:value="0.977221135029354" calcext:value-type="float">
            <text:p>0,977221135029354</text:p>
          </table:table-cell>
        </table:table-row>
        <table:table-row table:style-name="ro1">
          <table:table-cell office:value-type="string" calcext:value-type="string">
            <text:p>fintoc2020_fr_dev__fintoc2020_fr_train_ngramChar_abs_3,4_RF50.model.txt</text:p>
          </table:table-cell>
          <table:table-cell office:value-type="float" office:value="0.929668220073729" calcext:value-type="float">
            <text:p>0,929668220073729</text:p>
          </table:table-cell>
          <table:table-cell office:value-type="float" office:value="0.728835391614824" calcext:value-type="float">
            <text:p>0,728835391614824</text:p>
          </table:table-cell>
          <table:table-cell office:value-type="float" office:value="0.793321053379192" calcext:value-type="float">
            <text:p>0,793321053379192</text:p>
          </table:table-cell>
          <table:table-cell office:value-type="float" office:value="0.903636363636364" calcext:value-type="float">
            <text:p>0,903636363636364</text:p>
          </table:table-cell>
          <table:table-cell office:value-type="float" office:value="0.461895910780669" calcext:value-type="float">
            <text:p>0,461895910780669</text:p>
          </table:table-cell>
          <table:table-cell office:value-type="float" office:value="0.611316113161132" calcext:value-type="float">
            <text:p>0,611316113161132</text:p>
          </table:table-cell>
          <table:table-cell office:value-type="float" office:value="0.955700076511094" calcext:value-type="float">
            <text:p>0,955700076511094</text:p>
          </table:table-cell>
          <table:table-cell office:value-type="float" office:value="0.99577487244898" calcext:value-type="float">
            <text:p>0,99577487244898</text:p>
          </table:table-cell>
          <table:table-cell office:value-type="float" office:value="0.975325993597252" calcext:value-type="float">
            <text:p>0,975325993597252</text:p>
          </table:table-cell>
        </table:table-row>
        <table:table-row table:style-name="ro1">
          <table:table-cell office:value-type="string" calcext:value-type="string">
            <text:p>fintoc2020_fr_dev__fintoc2020_fr_train_ngramChar_abs_3,5_RF50.model.txt</text:p>
          </table:table-cell>
          <table:table-cell office:value-type="float" office:value="0.928635769423286" calcext:value-type="float">
            <text:p>0,928635769423286</text:p>
          </table:table-cell>
          <table:table-cell office:value-type="float" office:value="0.712730889869889" calcext:value-type="float">
            <text:p>0,712730889869889</text:p>
          </table:table-cell>
          <table:table-cell office:value-type="float" office:value="0.778192846700515" calcext:value-type="float">
            <text:p>0,778192846700515</text:p>
          </table:table-cell>
          <table:table-cell office:value-type="float" office:value="0.904109589041096" calcext:value-type="float">
            <text:p>0,904109589041096</text:p>
          </table:table-cell>
          <table:table-cell office:value-type="float" office:value="0.429368029739777" calcext:value-type="float">
            <text:p>0,429368029739777</text:p>
          </table:table-cell>
          <table:table-cell office:value-type="float" office:value="0.582230623818526" calcext:value-type="float">
            <text:p>0,582230623818526</text:p>
          </table:table-cell>
          <table:table-cell office:value-type="float" office:value="0.953161949805477" calcext:value-type="float">
            <text:p>0,953161949805477</text:p>
          </table:table-cell>
          <table:table-cell office:value-type="float" office:value="0.99609375" calcext:value-type="float">
            <text:p>0,99609375</text:p>
          </table:table-cell>
          <table:table-cell office:value-type="float" office:value="0.974155069582505" calcext:value-type="float">
            <text:p>0,974155069582505</text:p>
          </table:table-cell>
        </table:table-row>
        <table:table-row table:style-name="ro1">
          <table:table-cell office:value-type="string" calcext:value-type="string">
            <text:p>fintoc2020_fr_dev__fintoc2020_fr_train_ngramChar_abs_3,6_RF50.model.txt</text:p>
          </table:table-cell>
          <table:table-cell office:value-type="float" office:value="0.931790631653322" calcext:value-type="float">
            <text:p>0,931790631653322</text:p>
          </table:table-cell>
          <table:table-cell office:value-type="float" office:value="0.704605735765496" calcext:value-type="float">
            <text:p>0,704605735765496</text:p>
          </table:table-cell>
          <table:table-cell office:value-type="float" office:value="0.770925039003292" calcext:value-type="float">
            <text:p>0,770925039003292</text:p>
          </table:table-cell>
          <table:table-cell office:value-type="float" office:value="0.91170431211499" calcext:value-type="float">
            <text:p>0,91170431211499</text:p>
          </table:table-cell>
          <table:table-cell office:value-type="float" office:value="0.412639405204461" calcext:value-type="float">
            <text:p>0,412639405204461</text:p>
          </table:table-cell>
          <table:table-cell office:value-type="float" office:value="0.568138195777351" calcext:value-type="float">
            <text:p>0,568138195777351</text:p>
          </table:table-cell>
          <table:table-cell office:value-type="float" office:value="0.951876951191655" calcext:value-type="float">
            <text:p>0,951876951191655</text:p>
          </table:table-cell>
          <table:table-cell office:value-type="float" office:value="0.996572066326531" calcext:value-type="float">
            <text:p>0,996572066326531</text:p>
          </table:table-cell>
          <table:table-cell office:value-type="float" office:value="0.973711882229232" calcext:value-type="float">
            <text:p>0,973711882229232</text:p>
          </table:table-cell>
        </table:table-row>
        <table:table-row table:style-name="ro1">
          <table:table-cell office:value-type="string" calcext:value-type="string">
            <text:p>fintoc2020_fr_dev__fintoc2020_fr_train_ngramChar_abs_4,4_RF50.model.txt</text:p>
          </table:table-cell>
          <table:table-cell office:value-type="float" office:value="0.920242085936408" calcext:value-type="float">
            <text:p>0,920242085936408</text:p>
          </table:table-cell>
          <table:table-cell office:value-type="float" office:value="0.685314532992565" calcext:value-type="float">
            <text:p>0,685314532992565</text:p>
          </table:table-cell>
          <table:table-cell office:value-type="float" office:value="0.749703318596324" calcext:value-type="float">
            <text:p>0,749703318596324</text:p>
          </table:table-cell>
          <table:table-cell office:value-type="float" office:value="0.891592920353982" calcext:value-type="float">
            <text:p>0,891592920353982</text:p>
          </table:table-cell>
          <table:table-cell office:value-type="float" office:value="0.37453531598513" calcext:value-type="float">
            <text:p>0,37453531598513</text:p>
          </table:table-cell>
          <table:table-cell office:value-type="float" office:value="0.527486910994764" calcext:value-type="float">
            <text:p>0,527486910994764</text:p>
          </table:table-cell>
          <table:table-cell office:value-type="float" office:value="0.948891251518834" calcext:value-type="float">
            <text:p>0,948891251518834</text:p>
          </table:table-cell>
          <table:table-cell office:value-type="float" office:value="0.99609375" calcext:value-type="float">
            <text:p>0,99609375</text:p>
          </table:table-cell>
          <table:table-cell office:value-type="float" office:value="0.971919726197884" calcext:value-type="float">
            <text:p>0,971919726197884</text:p>
          </table:table-cell>
        </table:table-row>
        <table:table-row table:style-name="ro1">
          <table:table-cell office:value-type="string" calcext:value-type="string">
            <text:p>fintoc2020_fr_dev__fintoc2020_fr_train_ngramChar_abs_4,5_RF50.model.txt</text:p>
          </table:table-cell>
          <table:table-cell office:value-type="float" office:value="0.927441529857028" calcext:value-type="float">
            <text:p>0,927441529857028</text:p>
          </table:table-cell>
          <table:table-cell office:value-type="float" office:value="0.682845306454366" calcext:value-type="float">
            <text:p>0,682845306454366</text:p>
          </table:table-cell>
          <table:table-cell office:value-type="float" office:value="0.748225661531529" calcext:value-type="float">
            <text:p>0,748225661531529</text:p>
          </table:table-cell>
          <table:table-cell office:value-type="float" office:value="0.906392694063927" calcext:value-type="float">
            <text:p>0,906392694063927</text:p>
          </table:table-cell>
          <table:table-cell office:value-type="float" office:value="0.368959107806691" calcext:value-type="float">
            <text:p>0,368959107806691</text:p>
          </table:table-cell>
          <table:table-cell office:value-type="float" office:value="0.52443857331572" calcext:value-type="float">
            <text:p>0,52443857331572</text:p>
          </table:table-cell>
          <table:table-cell office:value-type="float" office:value="0.948490365650129" calcext:value-type="float">
            <text:p>0,948490365650129</text:p>
          </table:table-cell>
          <table:table-cell office:value-type="float" office:value="0.996731505102041" calcext:value-type="float">
            <text:p>0,996731505102041</text:p>
          </table:table-cell>
          <table:table-cell office:value-type="float" office:value="0.972012749747337" calcext:value-type="float">
            <text:p>0,972012749747337</text:p>
          </table:table-cell>
        </table:table-row>
        <table:table-row table:style-name="ro1">
          <table:table-cell office:value-type="string" calcext:value-type="string">
            <text:p>fintoc2020_fr_dev__fintoc2020_fr_train_ngramChar_abs_4,6_RF50.model.txt</text:p>
          </table:table-cell>
          <table:table-cell office:value-type="float" office:value="0.930675837427803" calcext:value-type="float">
            <text:p>0,930675837427803</text:p>
          </table:table-cell>
          <table:table-cell office:value-type="float" office:value="0.679751957125787" calcext:value-type="float">
            <text:p>0,679751957125787</text:p>
          </table:table-cell>
          <table:table-cell office:value-type="float" office:value="0.745435111825539" calcext:value-type="float">
            <text:p>0,745435111825539</text:p>
          </table:table-cell>
          <table:table-cell office:value-type="float" office:value="0.913348946135831" calcext:value-type="float">
            <text:p>0,913348946135831</text:p>
          </table:table-cell>
          <table:table-cell office:value-type="float" office:value="0.362453531598513" calcext:value-type="float">
            <text:p>0,362453531598513</text:p>
          </table:table-cell>
          <table:table-cell office:value-type="float" office:value="0.518962075848303" calcext:value-type="float">
            <text:p>0,518962075848303</text:p>
          </table:table-cell>
          <table:table-cell office:value-type="float" office:value="0.948002728719776" calcext:value-type="float">
            <text:p>0,948002728719776</text:p>
          </table:table-cell>
          <table:table-cell office:value-type="float" office:value="0.997050382653061" calcext:value-type="float">
            <text:p>0,997050382653061</text:p>
          </table:table-cell>
          <table:table-cell office:value-type="float" office:value="0.971908147802774" calcext:value-type="float">
            <text:p>0,971908147802774</text:p>
          </table:table-cell>
        </table:table-row>
        <table:table-row table:style-name="ro1">
          <table:table-cell office:value-type="string" calcext:value-type="string">
            <text:p>fintoc2020_fr_dev__fintoc2020_fr_train_ngramChar_abs_5,5_RF50.model.txt</text:p>
          </table:table-cell>
          <table:table-cell office:value-type="float" office:value="0.933914273504823" calcext:value-type="float">
            <text:p>0,933914273504823</text:p>
          </table:table-cell>
          <table:table-cell office:value-type="float" office:value="0.660089422037402" calcext:value-type="float">
            <text:p>0,660089422037402</text:p>
          </table:table-cell>
          <table:table-cell office:value-type="float" office:value="0.724283958071343" calcext:value-type="float">
            <text:p>0,724283958071343</text:p>
          </table:table-cell>
          <table:table-cell office:value-type="float" office:value="0.922872340425532" calcext:value-type="float">
            <text:p>0,922872340425532</text:p>
          </table:table-cell>
          <table:table-cell office:value-type="float" office:value="0.322490706319703" calcext:value-type="float">
            <text:p>0,322490706319703</text:p>
          </table:table-cell>
          <table:table-cell office:value-type="float" office:value="0.477961432506887" calcext:value-type="float">
            <text:p>0,477961432506887</text:p>
          </table:table-cell>
          <table:table-cell office:value-type="float" office:value="0.944956206584114" calcext:value-type="float">
            <text:p>0,944956206584114</text:p>
          </table:table-cell>
          <table:table-cell office:value-type="float" office:value="0.997688137755102" calcext:value-type="float">
            <text:p>0,997688137755102</text:p>
          </table:table-cell>
          <table:table-cell office:value-type="float" office:value="0.9706064836358" calcext:value-type="float">
            <text:p>0,9706064836358</text:p>
          </table:table-cell>
        </table:table-row>
        <table:table-row table:style-name="ro1">
          <table:table-cell office:value-type="string" calcext:value-type="string">
            <text:p>fintoc2020_fr_dev__fintoc2020_fr_train_ngramChar_abs_5,6_RF50.model.txt</text:p>
          </table:table-cell>
          <table:table-cell office:value-type="float" office:value="0.927922540637957" calcext:value-type="float">
            <text:p>0,927922540637957</text:p>
          </table:table-cell>
          <table:table-cell office:value-type="float" office:value="0.667245348418178" calcext:value-type="float">
            <text:p>0,667245348418178</text:p>
          </table:table-cell>
          <table:table-cell office:value-type="float" office:value="0.731566472714594" calcext:value-type="float">
            <text:p>0,731566472714594</text:p>
          </table:table-cell>
          <table:table-cell office:value-type="float" office:value="0.909774436090225" calcext:value-type="float">
            <text:p>0,909774436090225</text:p>
          </table:table-cell>
          <table:table-cell office:value-type="float" office:value="0.337360594795539" calcext:value-type="float">
            <text:p>0,337360594795539</text:p>
          </table:table-cell>
          <table:table-cell office:value-type="float" office:value="0.492203389830508" calcext:value-type="float">
            <text:p>0,492203389830508</text:p>
          </table:table-cell>
          <table:table-cell office:value-type="float" office:value="0.946070645185689" calcext:value-type="float">
            <text:p>0,946070645185689</text:p>
          </table:table-cell>
          <table:table-cell office:value-type="float" office:value="0.997130102040816" calcext:value-type="float">
            <text:p>0,997130102040816</text:p>
          </table:table-cell>
          <table:table-cell office:value-type="float" office:value="0.97092955559868" calcext:value-type="float">
            <text:p>0,97092955559868</text:p>
          </table:table-cell>
        </table:table-row>
        <table:table-row table:style-name="ro1">
          <table:table-cell office:value-type="string" calcext:value-type="string">
            <text:p>fintoc2020_fr_dev__fintoc2020_fr_train_ngramChar_abs_6,6_RF50.model.txt</text:p>
          </table:table-cell>
          <table:table-cell office:value-type="float" office:value="0.930919819233122" calcext:value-type="float">
            <text:p>0,930919819233122</text:p>
          </table:table-cell>
          <table:table-cell office:value-type="float" office:value="0.621334982645474" calcext:value-type="float">
            <text:p>0,621334982645474</text:p>
          </table:table-cell>
          <table:table-cell office:value-type="float" office:value="0.677107492765958" calcext:value-type="float">
            <text:p>0,677107492765958</text:p>
          </table:table-cell>
          <table:table-cell office:value-type="float" office:value="0.92280701754386" calcext:value-type="float">
            <text:p>0,92280701754386</text:p>
          </table:table-cell>
          <table:table-cell office:value-type="float" office:value="0.244423791821561" calcext:value-type="float">
            <text:p>0,244423791821561</text:p>
          </table:table-cell>
          <table:table-cell office:value-type="float" office:value="0.386480529022777" calcext:value-type="float">
            <text:p>0,386480529022777</text:p>
          </table:table-cell>
          <table:table-cell office:value-type="float" office:value="0.939032620922385" calcext:value-type="float">
            <text:p>0,939032620922385</text:p>
          </table:table-cell>
          <table:table-cell office:value-type="float" office:value="0.998246173469388" calcext:value-type="float">
            <text:p>0,998246173469388</text:p>
          </table:table-cell>
          <table:table-cell office:value-type="float" office:value="0.967734456509139" calcext:value-type="float">
            <text:p>0,967734456509139</text:p>
          </table:table-cell>
        </table:table-row>
        <table:table-row table:style-name="ro1">
          <table:table-cell office:value-type="string" calcext:value-type="string">
            <text:p>fintoc2020_fr_dev__fintoc2020_fr_train_ngramChar_rel_1,1_RF50.model.txt</text:p>
          </table:table-cell>
          <table:table-cell office:value-type="float" office:value="0.910672932080609" calcext:value-type="float">
            <text:p>0,910672932080609</text:p>
          </table:table-cell>
          <table:table-cell office:value-type="float" office:value="0.805825057137167" calcext:value-type="float">
            <text:p>0,805825057137167</text:p>
          </table:table-cell>
          <table:table-cell office:value-type="float" office:value="0.849029992171591" calcext:value-type="float">
            <text:p>0,849029992171591</text:p>
          </table:table-cell>
          <table:table-cell office:value-type="float" office:value="0.853128991060025" calcext:value-type="float">
            <text:p>0,853128991060025</text:p>
          </table:table-cell>
          <table:table-cell office:value-type="float" office:value="0.620817843866171" calcext:value-type="float">
            <text:p>0,620817843866171</text:p>
          </table:table-cell>
          <table:table-cell office:value-type="float" office:value="0.71866594943518" calcext:value-type="float">
            <text:p>0,71866594943518</text:p>
          </table:table-cell>
          <table:table-cell office:value-type="float" office:value="0.968216873101192" calcext:value-type="float">
            <text:p>0,968216873101192</text:p>
          </table:table-cell>
          <table:table-cell office:value-type="float" office:value="0.990832270408163" calcext:value-type="float">
            <text:p>0,990832270408163</text:p>
          </table:table-cell>
          <table:table-cell office:value-type="float" office:value="0.979394034908002" calcext:value-type="float">
            <text:p>0,979394034908002</text:p>
          </table:table-cell>
        </table:table-row>
        <table:table-row table:style-name="ro1">
          <table:table-cell office:value-type="string" calcext:value-type="string">
            <text:p>fintoc2020_fr_dev__fintoc2020_fr_train_ngramChar_rel_1,2_RF50.model.txt</text:p>
          </table:table-cell>
          <table:table-cell office:value-type="float" office:value="0.9167880215736" calcext:value-type="float">
            <text:p>0,9167880215736</text:p>
          </table:table-cell>
          <table:table-cell office:value-type="float" office:value="0.832232326596996" calcext:value-type="float">
            <text:p>0,832232326596996</text:p>
          </table:table-cell>
          <table:table-cell office:value-type="float" office:value="0.868756938268058" calcext:value-type="float">
            <text:p>0,868756938268058</text:p>
          </table:table-cell>
          <table:table-cell office:value-type="float" office:value="0.86104513064133" calcext:value-type="float">
            <text:p>0,86104513064133</text:p>
          </table:table-cell>
          <table:table-cell office:value-type="float" office:value="0.673791821561338" calcext:value-type="float">
            <text:p>0,673791821561338</text:p>
          </table:table-cell>
          <table:table-cell office:value-type="float" office:value="0.75599582898853" calcext:value-type="float">
            <text:p>0,75599582898853</text:p>
          </table:table-cell>
          <table:table-cell office:value-type="float" office:value="0.972530912505869" calcext:value-type="float">
            <text:p>0,972530912505869</text:p>
          </table:table-cell>
          <table:table-cell office:value-type="float" office:value="0.990672831632653" calcext:value-type="float">
            <text:p>0,990672831632653</text:p>
          </table:table-cell>
          <table:table-cell office:value-type="float" office:value="0.981518047547587" calcext:value-type="float">
            <text:p>0,981518047547587</text:p>
          </table:table-cell>
        </table:table-row>
        <table:table-row table:style-name="ro1">
          <table:table-cell office:value-type="string" calcext:value-type="string">
            <text:p>fintoc2020_fr_dev__fintoc2020_fr_train_ngramChar_rel_1,3_RF50.model.txt</text:p>
          </table:table-cell>
          <table:table-cell office:value-type="float" office:value="0.921035699395292" calcext:value-type="float">
            <text:p>0,921035699395292</text:p>
          </table:table-cell>
          <table:table-cell office:value-type="float" office:value="0.818425017544192" calcext:value-type="float">
            <text:p>0,818425017544192</text:p>
          </table:table-cell>
          <table:table-cell office:value-type="float" office:value="0.861186918306124" calcext:value-type="float">
            <text:p>0,861186918306124</text:p>
          </table:table-cell>
          <table:table-cell office:value-type="float" office:value="0.871859296482412" calcext:value-type="float">
            <text:p>0,871859296482412</text:p>
          </table:table-cell>
          <table:table-cell office:value-type="float" office:value="0.644981412639405" calcext:value-type="float">
            <text:p>0,644981412639405</text:p>
          </table:table-cell>
          <table:table-cell office:value-type="float" office:value="0.741452991452992" calcext:value-type="float">
            <text:p>0,741452991452992</text:p>
          </table:table-cell>
          <table:table-cell office:value-type="float" office:value="0.970212102308172" calcext:value-type="float">
            <text:p>0,970212102308172</text:p>
          </table:table-cell>
          <table:table-cell office:value-type="float" office:value="0.99186862244898" calcext:value-type="float">
            <text:p>0,99186862244898</text:p>
          </table:table-cell>
          <table:table-cell office:value-type="float" office:value="0.980920845159256" calcext:value-type="float">
            <text:p>0,980920845159256</text:p>
          </table:table-cell>
        </table:table-row>
        <table:table-row table:style-name="ro1">
          <table:table-cell office:value-type="string" calcext:value-type="string">
            <text:p>fintoc2020_fr_dev__fintoc2020_fr_train_ngramChar_rel_1,4_RF50.model.txt</text:p>
          </table:table-cell>
          <table:table-cell office:value-type="float" office:value="0.923129052300354" calcext:value-type="float">
            <text:p>0,923129052300354</text:p>
          </table:table-cell>
          <table:table-cell office:value-type="float" office:value="0.800315973275927" calcext:value-type="float">
            <text:p>0,800315973275927</text:p>
          </table:table-cell>
          <table:table-cell office:value-type="float" office:value="0.849269848955136" calcext:value-type="float">
            <text:p>0,849269848955136</text:p>
          </table:table-cell>
          <table:table-cell office:value-type="float" office:value="0.879032258064516" calcext:value-type="float">
            <text:p>0,879032258064516</text:p>
          </table:table-cell>
          <table:table-cell office:value-type="float" office:value="0.607806691449814" calcext:value-type="float">
            <text:p>0,607806691449814</text:p>
          </table:table-cell>
          <table:table-cell office:value-type="float" office:value="0.718681318681319" calcext:value-type="float">
            <text:p>0,718681318681319</text:p>
          </table:table-cell>
          <table:table-cell office:value-type="float" office:value="0.967225846536191" calcext:value-type="float">
            <text:p>0,967225846536191</text:p>
          </table:table-cell>
          <table:table-cell office:value-type="float" office:value="0.992825255102041" calcext:value-type="float">
            <text:p>0,992825255102041</text:p>
          </table:table-cell>
          <table:table-cell office:value-type="float" office:value="0.979858379228954" calcext:value-type="float">
            <text:p>0,979858379228954</text:p>
          </table:table-cell>
        </table:table-row>
        <table:table-row table:style-name="ro1">
          <table:table-cell office:value-type="string" calcext:value-type="string">
            <text:p>fintoc2020_fr_dev__fintoc2020_fr_train_ngramChar_rel_1,5_RF50.model.txt</text:p>
          </table:table-cell>
          <table:table-cell office:value-type="float" office:value="0.927042737627299" calcext:value-type="float">
            <text:p>0,927042737627299</text:p>
          </table:table-cell>
          <table:table-cell office:value-type="float" office:value="0.794633818327517" calcext:value-type="float">
            <text:p>0,794633818327517</text:p>
          </table:table-cell>
          <table:table-cell office:value-type="float" office:value="0.84636651804768" calcext:value-type="float">
            <text:p>0,84636651804768</text:p>
          </table:table-cell>
          <table:table-cell office:value-type="float" office:value="0.88781163434903" calcext:value-type="float">
            <text:p>0,88781163434903</text:p>
          </table:table-cell>
          <table:table-cell office:value-type="float" office:value="0.595724907063197" calcext:value-type="float">
            <text:p>0,595724907063197</text:p>
          </table:table-cell>
          <table:table-cell office:value-type="float" office:value="0.71301446051168" calcext:value-type="float">
            <text:p>0,71301446051168</text:p>
          </table:table-cell>
          <table:table-cell office:value-type="float" office:value="0.966273840905567" calcext:value-type="float">
            <text:p>0,966273840905567</text:p>
          </table:table-cell>
          <table:table-cell office:value-type="float" office:value="0.993542729591837" calcext:value-type="float">
            <text:p>0,993542729591837</text:p>
          </table:table-cell>
          <table:table-cell office:value-type="float" office:value="0.979718575583681" calcext:value-type="float">
            <text:p>0,979718575583681</text:p>
          </table:table-cell>
        </table:table-row>
        <table:table-row table:style-name="ro1">
          <table:table-cell office:value-type="string" calcext:value-type="string">
            <text:p>fintoc2020_fr_dev__fintoc2020_fr_train_ngramChar_rel_1,6_RF50.model.txt</text:p>
          </table:table-cell>
          <table:table-cell office:value-type="float" office:value="0.927941359348883" calcext:value-type="float">
            <text:p>0,927941359348883</text:p>
          </table:table-cell>
          <table:table-cell office:value-type="float" office:value="0.783255876119035" calcext:value-type="float">
            <text:p>0,783255876119035</text:p>
          </table:table-cell>
          <table:table-cell office:value-type="float" office:value="0.838112154038795" calcext:value-type="float">
            <text:p>0,838112154038795</text:p>
          </table:table-cell>
          <table:table-cell office:value-type="float" office:value="0.891461649782923" calcext:value-type="float">
            <text:p>0,891461649782923</text:p>
          </table:table-cell>
          <table:table-cell office:value-type="float" office:value="0.572490706319703" calcext:value-type="float">
            <text:p>0,572490706319703</text:p>
          </table:table-cell>
          <table:table-cell office:value-type="float" office:value="0.697226938313526" calcext:value-type="float">
            <text:p>0,697226938313526</text:p>
          </table:table-cell>
          <table:table-cell office:value-type="float" office:value="0.964421068914843" calcext:value-type="float">
            <text:p>0,964421068914843</text:p>
          </table:table-cell>
          <table:table-cell office:value-type="float" office:value="0.994021045918367" calcext:value-type="float">
            <text:p>0,994021045918367</text:p>
          </table:table-cell>
          <table:table-cell office:value-type="float" office:value="0.978997369764064" calcext:value-type="float">
            <text:p>0,978997369764064</text:p>
          </table:table-cell>
        </table:table-row>
        <table:table-row table:style-name="ro1">
          <table:table-cell office:value-type="string" calcext:value-type="string">
            <text:p>fintoc2020_fr_dev__fintoc2020_fr_train_ngramChar_rel_2,2_RF50.model.txt</text:p>
          </table:table-cell>
          <table:table-cell office:value-type="float" office:value="0.921291529622008" calcext:value-type="float">
            <text:p>0,921291529622008</text:p>
          </table:table-cell>
          <table:table-cell office:value-type="float" office:value="0.825740382700478" calcext:value-type="float">
            <text:p>0,825740382700478</text:p>
          </table:table-cell>
          <table:table-cell office:value-type="float" office:value="0.866172410828598" calcext:value-type="float">
            <text:p>0,866172410828598</text:p>
          </table:table-cell>
          <table:table-cell office:value-type="float" office:value="0.871165644171779" calcext:value-type="float">
            <text:p>0,871165644171779</text:p>
          </table:table-cell>
          <table:table-cell office:value-type="float" office:value="0.659851301115242" calcext:value-type="float">
            <text:p>0,659851301115242</text:p>
          </table:table-cell>
          <table:table-cell office:value-type="float" office:value="0.750925436277102" calcext:value-type="float">
            <text:p>0,750925436277102</text:p>
          </table:table-cell>
          <table:table-cell office:value-type="float" office:value="0.971417415072237" calcext:value-type="float">
            <text:p>0,971417415072237</text:p>
          </table:table-cell>
          <table:table-cell office:value-type="float" office:value="0.991629464285714" calcext:value-type="float">
            <text:p>0,991629464285714</text:p>
          </table:table-cell>
          <table:table-cell office:value-type="float" office:value="0.981419385380094" calcext:value-type="float">
            <text:p>0,981419385380094</text:p>
          </table:table-cell>
        </table:table-row>
        <table:table-row table:style-name="ro1">
          <table:table-cell office:value-type="string" calcext:value-type="string">
            <text:p>fintoc2020_fr_dev__fintoc2020_fr_train_ngramChar_rel_2,3_RF50.model.txt</text:p>
          </table:table-cell>
          <table:table-cell office:value-type="float" office:value="0.91960151932384" calcext:value-type="float">
            <text:p>0,91960151932384</text:p>
          </table:table-cell>
          <table:table-cell office:value-type="float" office:value="0.812848809365754" calcext:value-type="float">
            <text:p>0,812848809365754</text:p>
          </table:table-cell>
          <table:table-cell office:value-type="float" office:value="0.856895193065406" calcext:value-type="float">
            <text:p>0,856895193065406</text:p>
          </table:table-cell>
          <table:table-cell office:value-type="float" office:value="0.869897959183673" calcext:value-type="float">
            <text:p>0,869897959183673</text:p>
          </table:table-cell>
          <table:table-cell office:value-type="float" office:value="0.633828996282528" calcext:value-type="float">
            <text:p>0,633828996282528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0.969305079464008" calcext:value-type="float">
            <text:p>0,969305079464008</text:p>
          </table:table-cell>
          <table:table-cell office:value-type="float" office:value="0.99186862244898" calcext:value-type="float">
            <text:p>0,99186862244898</text:p>
          </table:table-cell>
          <table:table-cell office:value-type="float" office:value="0.980457052797478" calcext:value-type="float">
            <text:p>0,980457052797478</text:p>
          </table:table-cell>
        </table:table-row>
        <table:table-row table:style-name="ro1">
          <table:table-cell office:value-type="string" calcext:value-type="string">
            <text:p>fintoc2020_fr_dev__fintoc2020_fr_train_ngramChar_rel_2,4_RF50.model.txt</text:p>
          </table:table-cell>
          <table:table-cell office:value-type="float" office:value="0.922891271772745" calcext:value-type="float">
            <text:p>0,922891271772745</text:p>
          </table:table-cell>
          <table:table-cell office:value-type="float" office:value="0.794819484485244" calcext:value-type="float">
            <text:p>0,794819484485244</text:p>
          </table:table-cell>
          <table:table-cell office:value-type="float" office:value="0.845219873363852" calcext:value-type="float">
            <text:p>0,845219873363852</text:p>
          </table:table-cell>
          <table:table-cell office:value-type="float" office:value="0.879452054794521" calcext:value-type="float">
            <text:p>0,879452054794521</text:p>
          </table:table-cell>
          <table:table-cell office:value-type="float" office:value="0.596654275092937" calcext:value-type="float">
            <text:p>0,596654275092937</text:p>
          </table:table-cell>
          <table:table-cell office:value-type="float" office:value="0.710963455149501" calcext:value-type="float">
            <text:p>0,710963455149501</text:p>
          </table:table-cell>
          <table:table-cell office:value-type="float" office:value="0.96633048875097" calcext:value-type="float">
            <text:p>0,96633048875097</text:p>
          </table:table-cell>
          <table:table-cell office:value-type="float" office:value="0.992984693877551" calcext:value-type="float">
            <text:p>0,992984693877551</text:p>
          </table:table-cell>
          <table:table-cell office:value-type="float" office:value="0.979476291578202" calcext:value-type="float">
            <text:p>0,979476291578202</text:p>
          </table:table-cell>
        </table:table-row>
        <table:table-row table:style-name="ro1">
          <table:table-cell office:value-type="string" calcext:value-type="string">
            <text:p>fintoc2020_fr_dev__fintoc2020_fr_train_ngramChar_rel_2,5_RF50.model.txt</text:p>
          </table:table-cell>
          <table:table-cell office:value-type="float" office:value="0.923824998048302" calcext:value-type="float">
            <text:p>0,923824998048302</text:p>
          </table:table-cell>
          <table:table-cell office:value-type="float" office:value="0.784370910306502" calcext:value-type="float">
            <text:p>0,784370910306502</text:p>
          </table:table-cell>
          <table:table-cell office:value-type="float" office:value="0.83775591410057" calcext:value-type="float">
            <text:p>0,83775591410057</text:p>
          </table:table-cell>
          <table:table-cell office:value-type="float" office:value="0.8830242510699" calcext:value-type="float">
            <text:p>0,8830242510699</text:p>
          </table:table-cell>
          <table:table-cell office:value-type="float" office:value="0.575278810408922" calcext:value-type="float">
            <text:p>0,575278810408922</text:p>
          </table:table-cell>
          <table:table-cell office:value-type="float" office:value="0.696679797411368" calcext:value-type="float">
            <text:p>0,696679797411368</text:p>
          </table:table-cell>
          <table:table-cell office:value-type="float" office:value="0.964625745026705" calcext:value-type="float">
            <text:p>0,964625745026705</text:p>
          </table:table-cell>
          <table:table-cell office:value-type="float" office:value="0.993463010204082" calcext:value-type="float">
            <text:p>0,993463010204082</text:p>
          </table:table-cell>
          <table:table-cell office:value-type="float" office:value="0.978832030789773" calcext:value-type="float">
            <text:p>0,978832030789773</text:p>
          </table:table-cell>
        </table:table-row>
        <table:table-row table:style-name="ro1">
          <table:table-cell office:value-type="string" calcext:value-type="string">
            <text:p>fintoc2020_fr_dev__fintoc2020_fr_train_ngramChar_rel_2,6_RF50.model.txt</text:p>
          </table:table-cell>
          <table:table-cell office:value-type="float" office:value="0.926266962133533" calcext:value-type="float">
            <text:p>0,926266962133533</text:p>
          </table:table-cell>
          <table:table-cell office:value-type="float" office:value="0.768970250739701" calcext:value-type="float">
            <text:p>0,768970250739701</text:p>
          </table:table-cell>
          <table:table-cell office:value-type="float" office:value="0.826528730185084" calcext:value-type="float">
            <text:p>0,826528730185084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543680297397769" calcext:value-type="float">
            <text:p>0,543680297397769</text:p>
          </table:table-cell>
          <table:table-cell office:value-type="float" office:value="0.675129832660127" calcext:value-type="float">
            <text:p>0,675129832660127</text:p>
          </table:table-cell>
          <table:table-cell office:value-type="float" office:value="0.962122965362956" calcext:value-type="float">
            <text:p>0,962122965362956</text:p>
          </table:table-cell>
          <table:table-cell office:value-type="float" office:value="0.994260204081633" calcext:value-type="float">
            <text:p>0,994260204081633</text:p>
          </table:table-cell>
          <table:table-cell office:value-type="float" office:value="0.97792762771004" calcext:value-type="float">
            <text:p>0,97792762771004</text:p>
          </table:table-cell>
        </table:table-row>
        <table:table-row table:style-name="ro1">
          <table:table-cell office:value-type="string" calcext:value-type="string">
            <text:p>fintoc2020_fr_dev__fintoc2020_fr_train_ngramChar_rel_3,3_RF50.model.txt</text:p>
          </table:table-cell>
          <table:table-cell office:value-type="float" office:value="0.927003623304411" calcext:value-type="float">
            <text:p>0,927003623304411</text:p>
          </table:table-cell>
          <table:table-cell office:value-type="float" office:value="0.784570208775889" calcext:value-type="float">
            <text:p>0,784570208775889</text:p>
          </table:table-cell>
          <table:table-cell office:value-type="float" office:value="0.838839054790485" calcext:value-type="float">
            <text:p>0,838839054790485</text:p>
          </table:table-cell>
          <table:table-cell office:value-type="float" office:value="0.889367816091954" calcext:value-type="float">
            <text:p>0,889367816091954</text:p>
          </table:table-cell>
          <table:table-cell office:value-type="float" office:value="0.575278810408922" calcext:value-type="float">
            <text:p>0,575278810408922</text:p>
          </table:table-cell>
          <table:table-cell office:value-type="float" office:value="0.698645598194131" calcext:value-type="float">
            <text:p>0,698645598194131</text:p>
          </table:table-cell>
          <table:table-cell office:value-type="float" office:value="0.964639430516868" calcext:value-type="float">
            <text:p>0,964639430516868</text:p>
          </table:table-cell>
          <table:table-cell office:value-type="float" office:value="0.993861607142857" calcext:value-type="float">
            <text:p>0,993861607142857</text:p>
          </table:table-cell>
          <table:table-cell office:value-type="float" office:value="0.979032511386838" calcext:value-type="float">
            <text:p>0,979032511386838</text:p>
          </table:table-cell>
        </table:table-row>
        <table:table-row table:style-name="ro1">
          <table:table-cell office:value-type="string" calcext:value-type="string">
            <text:p>fintoc2020_fr_dev__fintoc2020_fr_train_ngramChar_rel_3,4_RF50.model.txt</text:p>
          </table:table-cell>
          <table:table-cell office:value-type="float" office:value="0.930167694346799" calcext:value-type="float">
            <text:p>0,930167694346799</text:p>
          </table:table-cell>
          <table:table-cell office:value-type="float" office:value="0.776524774059252" calcext:value-type="float">
            <text:p>0,776524774059252</text:p>
          </table:table-cell>
          <table:table-cell office:value-type="float" office:value="0.833546172308719" calcext:value-type="float">
            <text:p>0,833546172308719</text:p>
          </table:table-cell>
          <table:table-cell office:value-type="float" office:value="0.897014925373134" calcext:value-type="float">
            <text:p>0,897014925373134</text:p>
          </table:table-cell>
          <table:table-cell office:value-type="float" office:value="0.558550185873606" calcext:value-type="float">
            <text:p>0,558550185873606</text:p>
          </table:table-cell>
          <table:table-cell office:value-type="float" office:value="0.688430698739977" calcext:value-type="float">
            <text:p>0,688430698739977</text:p>
          </table:table-cell>
          <table:table-cell office:value-type="float" office:value="0.963320463320463" calcext:value-type="float">
            <text:p>0,963320463320463</text:p>
          </table:table-cell>
          <table:table-cell office:value-type="float" office:value="0.994499362244898" calcext:value-type="float">
            <text:p>0,994499362244898</text:p>
          </table:table-cell>
          <table:table-cell office:value-type="float" office:value="0.978661645877461" calcext:value-type="float">
            <text:p>0,978661645877461</text:p>
          </table:table-cell>
        </table:table-row>
        <table:table-row table:style-name="ro1">
          <table:table-cell office:value-type="string" calcext:value-type="string">
            <text:p>fintoc2020_fr_dev__fintoc2020_fr_train_ngramChar_rel_3,5_RF50.model.txt</text:p>
          </table:table-cell>
          <table:table-cell office:value-type="float" office:value="0.931958336326519" calcext:value-type="float">
            <text:p>0,931958336326519</text:p>
          </table:table-cell>
          <table:table-cell office:value-type="float" office:value="0.761509079119566" calcext:value-type="float">
            <text:p>0,761509079119566</text:p>
          </table:table-cell>
          <table:table-cell office:value-type="float" office:value="0.821996259518446" calcext:value-type="float">
            <text:p>0,821996259518446</text:p>
          </table:table-cell>
          <table:table-cell office:value-type="float" office:value="0.90302066772655" calcext:value-type="float">
            <text:p>0,90302066772655</text:p>
          </table:table-cell>
          <table:table-cell office:value-type="float" office:value="0.527881040892193" calcext:value-type="float">
            <text:p>0,527881040892193</text:p>
          </table:table-cell>
          <table:table-cell office:value-type="float" office:value="0.666275659824047" calcext:value-type="float">
            <text:p>0,666275659824047</text:p>
          </table:table-cell>
          <table:table-cell office:value-type="float" office:value="0.960896004926488" calcext:value-type="float">
            <text:p>0,960896004926488</text:p>
          </table:table-cell>
          <table:table-cell office:value-type="float" office:value="0.995137117346939" calcext:value-type="float">
            <text:p>0,995137117346939</text:p>
          </table:table-cell>
          <table:table-cell office:value-type="float" office:value="0.977716859212845" calcext:value-type="float">
            <text:p>0,977716859212845</text:p>
          </table:table-cell>
        </table:table-row>
        <table:table-row table:style-name="ro1">
          <table:table-cell office:value-type="string" calcext:value-type="string">
            <text:p>fintoc2020_fr_dev__fintoc2020_fr_train_ngramChar_rel_3,6_RF50.model.txt</text:p>
          </table:table-cell>
          <table:table-cell office:value-type="float" office:value="0.930501213601275" calcext:value-type="float">
            <text:p>0,930501213601275</text:p>
          </table:table-cell>
          <table:table-cell office:value-type="float" office:value="0.74401052533002" calcext:value-type="float">
            <text:p>0,74401052533002</text:p>
          </table:table-cell>
          <table:table-cell office:value-type="float" office:value="0.806913208041152" calcext:value-type="float">
            <text:p>0,806913208041152</text:p>
          </table:table-cell>
          <table:table-cell office:value-type="float" office:value="0.902896081771721" calcext:value-type="float">
            <text:p>0,902896081771721</text:p>
          </table:table-cell>
          <table:table-cell office:value-type="float" office:value="0.492565055762082" calcext:value-type="float">
            <text:p>0,492565055762082</text:p>
          </table:table-cell>
          <table:table-cell office:value-type="float" office:value="0.63740228502706" calcext:value-type="float">
            <text:p>0,63740228502706</text:p>
          </table:table-cell>
          <table:table-cell office:value-type="float" office:value="0.958106345430829" calcext:value-type="float">
            <text:p>0,958106345430829</text:p>
          </table:table-cell>
          <table:table-cell office:value-type="float" office:value="0.995455994897959" calcext:value-type="float">
            <text:p>0,995455994897959</text:p>
          </table:table-cell>
          <table:table-cell office:value-type="float" office:value="0.976424131055245" calcext:value-type="float">
            <text:p>0,976424131055245</text:p>
          </table:table-cell>
        </table:table-row>
        <table:table-row table:style-name="ro1">
          <table:table-cell office:value-type="string" calcext:value-type="string">
            <text:p>fintoc2020_fr_dev__fintoc2020_fr_train_ngramChar_rel_4,4_RF50.model.txt</text:p>
          </table:table-cell>
          <table:table-cell office:value-type="float" office:value="0.939700015644556" calcext:value-type="float">
            <text:p>0,939700015644556</text:p>
          </table:table-cell>
          <table:table-cell office:value-type="float" office:value="0.73988186120173" calcext:value-type="float">
            <text:p>0,73988186120173</text:p>
          </table:table-cell>
          <table:table-cell office:value-type="float" office:value="0.805354420731707" calcext:value-type="float">
            <text:p>0,805354420731707</text:p>
          </table:table-cell>
          <table:table-cell office:value-type="float" office:value="0.921985815602837" calcext:value-type="float">
            <text:p>0,921985815602837</text:p>
          </table:table-cell>
          <table:table-cell office:value-type="float" office:value="0.483271375464684" calcext:value-type="float">
            <text:p>0,483271375464684</text:p>
          </table:table-cell>
          <table:table-cell office:value-type="float" office:value="0.634146341463415" calcext:value-type="float">
            <text:p>0,634146341463415</text:p>
          </table:table-cell>
          <table:table-cell office:value-type="float" office:value="0.957414215686274" calcext:value-type="float">
            <text:p>0,957414215686274</text:p>
          </table:table-cell>
          <table:table-cell office:value-type="float" office:value="0.996492346938775" calcext:value-type="float">
            <text:p>0,996492346938775</text:p>
          </table:table-cell>
          <table:table-cell office:value-type="float" office:value="0.9765625" calcext:value-type="float">
            <text:p>0,9765625</text:p>
          </table:table-cell>
        </table:table-row>
        <table:table-row table:style-name="ro1">
          <table:table-cell office:value-type="string" calcext:value-type="string">
            <text:p>fintoc2020_fr_dev__fintoc2020_fr_train_ngramChar_rel_4,5_RF50.model.txt</text:p>
          </table:table-cell>
          <table:table-cell office:value-type="float" office:value="0.936112702216287" calcext:value-type="float">
            <text:p>0,936112702216287</text:p>
          </table:table-cell>
          <table:table-cell office:value-type="float" office:value="0.73832837038161" calcext:value-type="float">
            <text:p>0,73832837038161</text:p>
          </table:table-cell>
          <table:table-cell office:value-type="float" office:value="0.803195865812" calcext:value-type="float">
            <text:p>0,803195865812</text:p>
          </table:table-cell>
          <table:table-cell office:value-type="float" office:value="0.915044247787611" calcext:value-type="float">
            <text:p>0,915044247787611</text:p>
          </table:table-cell>
          <table:table-cell office:value-type="float" office:value="0.480483271375465" calcext:value-type="float">
            <text:p>0,480483271375465</text:p>
          </table:table-cell>
          <table:table-cell office:value-type="float" office:value="0.630103595368678" calcext:value-type="float">
            <text:p>0,630103595368678</text:p>
          </table:table-cell>
          <table:table-cell office:value-type="float" office:value="0.957181156644964" calcext:value-type="float">
            <text:p>0,957181156644964</text:p>
          </table:table-cell>
          <table:table-cell office:value-type="float" office:value="0.996173469387755" calcext:value-type="float">
            <text:p>0,996173469387755</text:p>
          </table:table-cell>
          <table:table-cell office:value-type="float" office:value="0.976288136255322" calcext:value-type="float">
            <text:p>0,976288136255322</text:p>
          </table:table-cell>
        </table:table-row>
        <table:table-row table:style-name="ro1">
          <table:table-cell office:value-type="string" calcext:value-type="string">
            <text:p>fintoc2020_fr_dev__fintoc2020_fr_train_ngramChar_rel_4,6_RF50.model.txt</text:p>
          </table:table-cell>
          <table:table-cell office:value-type="float" office:value="0.937917465442438" calcext:value-type="float">
            <text:p>0,937917465442438</text:p>
          </table:table-cell>
          <table:table-cell office:value-type="float" office:value="0.725091692113648" calcext:value-type="float">
            <text:p>0,725091692113648</text:p>
          </table:table-cell>
          <table:table-cell office:value-type="float" office:value="0.791572156026044" calcext:value-type="float">
            <text:p>0,791572156026044</text:p>
          </table:table-cell>
          <table:table-cell office:value-type="float" office:value="0.920754716981132" calcext:value-type="float">
            <text:p>0,920754716981132</text:p>
          </table:table-cell>
          <table:table-cell office:value-type="float" office:value="0.453531598513011" calcext:value-type="float">
            <text:p>0,453531598513011</text:p>
          </table:table-cell>
          <table:table-cell office:value-type="float" office:value="0.60772104607721" calcext:value-type="float">
            <text:p>0,60772104607721</text:p>
          </table:table-cell>
          <table:table-cell office:value-type="float" office:value="0.955080213903743" calcext:value-type="float">
            <text:p>0,955080213903743</text:p>
          </table:table-cell>
          <table:table-cell office:value-type="float" office:value="0.996651785714286" calcext:value-type="float">
            <text:p>0,996651785714286</text:p>
          </table:table-cell>
          <table:table-cell office:value-type="float" office:value="0.975423265974877" calcext:value-type="float">
            <text:p>0,975423265974877</text:p>
          </table:table-cell>
        </table:table-row>
        <table:table-row table:style-name="ro1">
          <table:table-cell office:value-type="string" calcext:value-type="string">
            <text:p>fintoc2020_fr_dev__fintoc2020_fr_train_ngramChar_rel_5,5_RF50.model.txt</text:p>
          </table:table-cell>
          <table:table-cell office:value-type="float" office:value="0.941365588109891" calcext:value-type="float">
            <text:p>0,941365588109891</text:p>
          </table:table-cell>
          <table:table-cell office:value-type="float" office:value="0.705004332704271" calcext:value-type="float">
            <text:p>0,705004332704271</text:p>
          </table:table-cell>
          <table:table-cell office:value-type="float" office:value="0.772953970543051" calcext:value-type="float">
            <text:p>0,772953970543051</text:p>
          </table:table-cell>
          <table:table-cell office:value-type="float" office:value="0.930817610062893" calcext:value-type="float">
            <text:p>0,930817610062893</text:p>
          </table:table-cell>
          <table:table-cell office:value-type="float" office:value="0.412639405204461" calcext:value-type="float">
            <text:p>0,412639405204461</text:p>
          </table:table-cell>
          <table:table-cell office:value-type="float" office:value="0.571796522858983" calcext:value-type="float">
            <text:p>0,571796522858983</text:p>
          </table:table-cell>
          <table:table-cell office:value-type="float" office:value="0.95191356615689" calcext:value-type="float">
            <text:p>0,95191356615689</text:p>
          </table:table-cell>
          <table:table-cell office:value-type="float" office:value="0.997369260204082" calcext:value-type="float">
            <text:p>0,997369260204082</text:p>
          </table:table-cell>
          <table:table-cell office:value-type="float" office:value="0.974111418227119" calcext:value-type="float">
            <text:p>0,974111418227119</text:p>
          </table:table-cell>
        </table:table-row>
        <table:table-row table:style-name="ro1">
          <table:table-cell office:value-type="string" calcext:value-type="string">
            <text:p>fintoc2020_fr_dev__fintoc2020_fr_train_ngramChar_rel_5,6_RF50.model.txt</text:p>
          </table:table-cell>
          <table:table-cell office:value-type="float" office:value="0.936784849152169" calcext:value-type="float">
            <text:p>0,936784849152169</text:p>
          </table:table-cell>
          <table:table-cell office:value-type="float" office:value="0.702056789839542" calcext:value-type="float">
            <text:p>0,702056789839542</text:p>
          </table:table-cell>
          <table:table-cell office:value-type="float" office:value="0.769260533657581" calcext:value-type="float">
            <text:p>0,769260533657581</text:p>
          </table:table-cell>
          <table:table-cell office:value-type="float" office:value="0.922105263157895" calcext:value-type="float">
            <text:p>0,922105263157895</text:p>
          </table:table-cell>
          <table:table-cell office:value-type="float" office:value="0.407063197026022" calcext:value-type="float">
            <text:p>0,407063197026022</text:p>
          </table:table-cell>
          <table:table-cell office:value-type="float" office:value="0.564796905222437" calcext:value-type="float">
            <text:p>0,564796905222437</text:p>
          </table:table-cell>
          <table:table-cell office:value-type="float" office:value="0.951464435146444" calcext:value-type="float">
            <text:p>0,951464435146444</text:p>
          </table:table-cell>
          <table:table-cell office:value-type="float" office:value="0.997050382653061" calcext:value-type="float">
            <text:p>0,997050382653061</text:p>
          </table:table-cell>
          <table:table-cell office:value-type="float" office:value="0.973724162092724" calcext:value-type="float">
            <text:p>0,973724162092724</text:p>
          </table:table-cell>
        </table:table-row>
        <table:table-row table:style-name="ro1">
          <table:table-cell office:value-type="string" calcext:value-type="string">
            <text:p>fintoc2020_fr_dev__fintoc2020_fr_train_ngramChar_rel_6,6_RF50.model.txt</text:p>
          </table:table-cell>
          <table:table-cell office:value-type="float" office:value="0.942577243271364" calcext:value-type="float">
            <text:p>0,942577243271364</text:p>
          </table:table-cell>
          <table:table-cell office:value-type="float" office:value="0.674654065273879" calcext:value-type="float">
            <text:p>0,674654065273879</text:p>
          </table:table-cell>
          <table:table-cell office:value-type="float" office:value="0.741545252966239" calcext:value-type="float">
            <text:p>0,741545252966239</text:p>
          </table:table-cell>
          <table:table-cell office:value-type="float" office:value="0.937965260545906" calcext:value-type="float">
            <text:p>0,937965260545906</text:p>
          </table:table-cell>
          <table:table-cell office:value-type="float" office:value="0.351301115241636" calcext:value-type="float">
            <text:p>0,351301115241636</text:p>
          </table:table-cell>
          <table:table-cell office:value-type="float" office:value="0.511156186612576" calcext:value-type="float">
            <text:p>0,511156186612576</text:p>
          </table:table-cell>
          <table:table-cell office:value-type="float" office:value="0.947189225996822" calcext:value-type="float">
            <text:p>0,947189225996822</text:p>
          </table:table-cell>
          <table:table-cell office:value-type="float" office:value="0.998007015306122" calcext:value-type="float">
            <text:p>0,998007015306122</text:p>
          </table:table-cell>
          <table:table-cell office:value-type="float" office:value="0.971934319319902" calcext:value-type="float">
            <text:p>0,971934319319902</text:p>
          </table:table-cell>
        </table:table-row>
      </table:table>
      <table:named-expressions/>
      <table:database-ranges>
        <table:database-range table:name="__Anonymous_Sheet_DB__1" table:target-range-address="'Baselines multilingue'.A4:'Baselines multilingue'.AMJ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N-gram monolingue'.A134:'N-gram monolingue'.AMJ1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35:09.741084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28:27.470964163</meta:creation-date>
    <dc:date>2020-05-06T18:25:18.678438809</dc:date>
    <meta:editing-duration>PT1H3M41S</meta:editing-duration>
    <meta:editing-cycles>4</meta:editing-cycles>
    <meta:generator>LibreOffice/6.0.7.3$Linux_X86_64 LibreOffice_project/00m0$Build-3</meta:generator>
    <meta:document-statistic meta:table-count="3" meta:cell-count="2021" meta:object-count="0"/>
  </office:meta>
</office:document-meta>
</file>